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inherit" svg:font-family="inherit" style:font-family-generic="roman" svg:panose-1="0 0 0 0 0 0 0 0 0 0"/>
    <style:font-face style:name="Consolas" svg:font-family="Consolas" style:font-family-generic="modern" style:font-pitch="fixed" svg:panose-1="2 11 6 9 2 2 4 3 2 4"/>
    <style:font-face style:name="KaTeX_Math" svg:font-family="KaTeX_Math" style:font-family-generic="roman"/>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justify" fo:margin-top="0.2916in" fo:margin-bottom="0.052in" style:line-height-at-least="0.2222in"/>
      <style:text-properties style:font-name="Arial" fo:color="#58646D" fo:font-size="10.5pt" style:font-size-asian="10.5pt" style:font-size-complex="10.5pt" fo:background-color="#FFFFFF"/>
    </style:style>
    <style:style style:name="P3" style:parent-style-name="Normal" style:family="paragraph">
      <style:paragraph-properties fo:text-align="justify" fo:margin-top="0.2916in" fo:margin-bottom="0.052in" style:line-height-at-least="0.2222in"/>
    </style:style>
    <style:style style:name="T4" style:parent-style-name="Hyperlink" style:family="text">
      <style:text-properties style:font-name="Arial" fo:color="#02B3E4" fo:font-size="10.5pt" style:font-size-asian="10.5pt" style:font-size-complex="10.5pt" fo:background-color="#FFFFFF"/>
    </style:style>
    <style:style style:name="T5" style:parent-style-name="DefaultParagraphFont" style:family="text">
      <style:text-properties style:font-name="Arial" fo:color="#58646D" fo:font-size="10.5pt" style:font-size-asian="10.5pt" style:font-size-complex="10.5pt"/>
    </style:style>
    <style:style style:name="T6" style:parent-style-name="Hyperlink" style:family="text">
      <style:text-properties style:font-name="Arial" fo:color="#02B3E4" fo:font-size="10.5pt" style:font-size-asian="10.5pt" style:font-size-complex="10.5pt" fo:background-color="#FFFFFF"/>
    </style:style>
    <style:style style:name="P7" style:parent-style-name="Normal" style:family="paragraph">
      <style:paragraph-properties fo:text-align="justify" fo:margin-top="0.2916in" fo:margin-bottom="0.052in" style:line-height-at-least="0.2222in"/>
      <style:text-properties style:font-name="Helvetica" style:font-name-asian="Times New Roman" style:font-name-complex="Helvetica" fo:font-weight="bold" style:font-weight-asian="bold" style:font-weight-complex="bold" fo:color="#2E3D49" fo:font-size="13.5pt" style:font-size-asian="13.5pt" style:font-size-complex="13.5pt" style:language-asian="en" style:country-asian="GB"/>
    </style:style>
    <style:style style:name="P8" style:parent-style-name="Normal" style:family="paragraph">
      <style:paragraph-properties fo:text-align="justify" fo:margin-top="0.2916in" fo:margin-bottom="0.052in" style:line-height-at-least="0.2222in"/>
      <style:text-properties style:font-name="Helvetica" style:font-name-asian="Times New Roman" style:font-name-complex="Helvetica" fo:font-weight="bold" style:font-weight-asian="bold" style:font-weight-complex="bold" fo:color="#2E3D49" fo:font-size="13.5pt" style:font-size-asian="13.5pt" style:font-size-complex="13.5pt" style:language-asian="en" style:country-asian="GB"/>
    </style:style>
    <style:style style:name="P9" style:parent-style-name="Normal" style:family="paragraph">
      <style:paragraph-properties fo:text-align="justify" fo:margin-bottom="0in" fo:line-height="100%"/>
    </style:style>
    <style:style style:name="T10"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11"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2"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P13" style:parent-style-name="Normal" style:family="paragraph">
      <style:paragraph-properties fo:text-align="justify" fo:margin-bottom="0in" fo:line-height="100%" fo:margin-left="0in">
        <style:tab-stops>
          <style:tab-stop style:type="left" style:position="0.5in"/>
        </style:tab-stops>
      </style:paragraph-properties>
    </style:style>
    <style:style style:name="T14"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5"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16"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P17" style:parent-style-name="Normal" style:family="paragraph">
      <style:paragraph-properties fo:text-align="justify" fo:margin-bottom="0in" fo:line-height="100%" fo:margin-left="0in">
        <style:tab-stops>
          <style:tab-stop style:type="left" style:position="0.5in"/>
        </style:tab-stops>
      </style:paragraph-properties>
    </style:style>
    <style:style style:name="T18"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9"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P20" style:parent-style-name="Normal" style:family="paragraph">
      <style:paragraph-properties fo:text-align="justify" fo:margin-bottom="0in" fo:line-height="100%" fo:margin-left="0in">
        <style:tab-stops>
          <style:tab-stop style:type="left" style:position="0.5in"/>
        </style:tab-stops>
      </style:paragraph-properties>
    </style:style>
    <style:style style:name="T21"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22"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P23" style:parent-style-name="Normal" style:family="paragraph">
      <style:paragraph-properties fo:text-align="justify" fo:margin-bottom="0in" fo:line-height="100%" fo:margin-left="0in">
        <style:tab-stops>
          <style:tab-stop style:type="left" style:position="0.5in"/>
        </style:tab-stops>
      </style:paragraph-properties>
    </style:style>
    <style:style style:name="T24"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25"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26"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P27" style:parent-style-name="Normal" style:family="paragraph">
      <style:paragraph-properties fo:text-align="justify" fo:line-height="100%"/>
    </style:style>
    <style:style style:name="T28"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29"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30"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31"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32"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33"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34"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P35" style:parent-style-name="Normal" style:family="paragraph">
      <style:paragraph-properties fo:text-align="justify" fo:margin-top="0.2916in" fo:margin-bottom="0.052in" style:line-height-at-least="0.2222in"/>
      <style:text-properties style:font-name="Helvetica" style:font-name-asian="Times New Roman" style:font-name-complex="Helvetica" fo:font-weight="bold" style:font-weight-asian="bold" style:font-weight-complex="bold" fo:color="#2E3D49" fo:font-size="13.5pt" style:font-size-asian="13.5pt" style:font-size-complex="13.5pt" style:language-asian="en" style:country-asian="GB"/>
    </style:style>
    <style:style style:name="P36" style:parent-style-name="Normal" style:family="paragraph">
      <style:paragraph-properties fo:text-align="justify" fo:margin-bottom="0.1562in" fo:line-height="100%"/>
      <style:text-properties style:font-name="Helvetica" style:font-name-asian="Times New Roman" style:font-name-complex="Helvetica" fo:color="#4F4F4F" fo:font-size="11.5pt" style:font-size-asian="11.5pt" style:font-size-complex="11.5pt" style:language-asian="en" style:country-asian="GB"/>
    </style:style>
    <style:style style:name="P37" style:parent-style-name="Normal" style:family="paragraph">
      <style:paragraph-properties fo:text-align="justify" fo:margin-bottom="0in" fo:line-height="100%" fo:margin-left="0in">
        <style:tab-stops>
          <style:tab-stop style:type="left" style:position="0.5in"/>
        </style:tab-stops>
      </style:paragraph-properties>
    </style:style>
    <style:style style:name="T38"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39"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40"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41"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P42" style:parent-style-name="Normal" style:family="paragraph">
      <style:paragraph-properties fo:text-align="justify" fo:margin-bottom="0in" fo:line-height="100%" fo:margin-left="0in">
        <style:tab-stops>
          <style:tab-stop style:type="left" style:position="0.5in"/>
        </style:tab-stops>
      </style:paragraph-properties>
    </style:style>
    <style:style style:name="T43"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44"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45"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46"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47"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48"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49"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50"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51"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52"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53"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54"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55"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P56" style:parent-style-name="Normal" style:family="paragraph">
      <style:paragraph-properties fo:text-align="justify" fo:line-height="100%" fo:margin-left="0in">
        <style:tab-stops>
          <style:tab-stop style:type="left" style:position="0.5in"/>
        </style:tab-stops>
      </style:paragraph-properties>
    </style:style>
    <style:style style:name="T57"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58"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59"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60"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61"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62"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63"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64"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P65" style:parent-style-name="Normal" style:family="paragraph">
      <style:paragraph-properties fo:text-align="justify"/>
    </style:style>
    <style:style style:name="P66" style:parent-style-name="Normal" style:family="paragraph">
      <style:paragraph-properties fo:text-align="justify" fo:margin-top="0.2916in" fo:margin-bottom="0.052in" style:line-height-at-least="0.2222in"/>
      <style:text-properties style:font-name="Helvetica" style:font-name-asian="Times New Roman" style:font-name-complex="Helvetica" fo:font-weight="bold" style:font-weight-asian="bold" style:font-weight-complex="bold" fo:color="#2E3D49" fo:font-size="13.5pt" style:font-size-asian="13.5pt" style:font-size-complex="13.5pt" style:language-asian="en" style:country-asian="GB"/>
    </style:style>
    <style:style style:name="P67" style:parent-style-name="Normal" style:family="paragraph">
      <style:paragraph-properties fo:text-align="justify" fo:margin-bottom="0in" fo:line-height="100%"/>
    </style:style>
    <style:style style:name="T68"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69"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70"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P71" style:parent-style-name="Normal" style:family="paragraph">
      <style:paragraph-properties fo:text-align="justify" fo:margin-bottom="0in" fo:line-height="100%"/>
    </style:style>
    <style:style style:name="T72"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73" style:parent-style-name="DefaultParagraphFont" style:family="text">
      <style:text-properties style:font-name="Helvetica" style:font-name-asian="Times New Roman" style:font-name-complex="Helvetica" fo:font-weight="bold" style:font-weight-asian="bold" style:font-weight-complex="bold" fo:color="#4F4F4F" fo:font-size="11.5pt" style:font-size-asian="11.5pt" style:font-size-complex="11.5pt" style:language-asian="en" style:country-asian="GB"/>
    </style:style>
    <style:style style:name="T74"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75"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P76" style:parent-style-name="Normal" style:family="paragraph">
      <style:paragraph-properties fo:text-align="justify" fo:margin-bottom="0in" fo:line-height="100%"/>
    </style:style>
    <style:style style:name="T77"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78"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79"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80"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81"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82"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P83" style:parent-style-name="Normal" style:family="paragraph">
      <style:paragraph-properties fo:text-align="justify" fo:margin-bottom="0in" fo:line-height="100%"/>
    </style:style>
    <style:style style:name="T84"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85"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86"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87"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P88" style:parent-style-name="Normal" style:family="paragraph">
      <style:paragraph-properties fo:text-align="justify" fo:margin-bottom="0.1562in" fo:line-height="100%"/>
      <style:text-properties style:font-name="Helvetica" style:font-name-asian="Times New Roman" style:font-name-complex="Helvetica" fo:color="#4F4F4F" fo:font-size="11.5pt" style:font-size-asian="11.5pt" style:font-size-complex="11.5pt" style:language-asian="en" style:country-asian="GB"/>
    </style:style>
    <style:style style:name="P89" style:parent-style-name="Normal" style:family="paragraph">
      <style:paragraph-properties fo:border="0.0104in solid #B4B9BD" fo:padding="0in" style:shadow="none" fo:text-align="justify" fo:margin-bottom="0in" fo:line-height="100%" fo:background-color="#F7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P90" style:parent-style-name="Normal" style:family="paragraph">
      <style:paragraph-properties fo:border="0.0104in solid #B4B9BD" fo:padding="0in" style:shadow="none" fo:text-align="justify" fo:margin-bottom="0in" fo:line-height="100%" fo:background-color="#F7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P91" style:parent-style-name="Normal" style:family="paragraph">
      <style:paragraph-properties fo:border="0.0104in solid #B4B9BD" fo:padding="0in" style:shadow="none" fo:text-align="justify" fo:margin-bottom="0in" fo:line-height="100%" fo:background-color="#F7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2"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93" style:parent-style-name="DefaultParagraphFont" style:family="text">
      <style:text-properties style:font-name="Courier New" style:font-name-asian="Times New Roman" style:font-name-complex="Courier New" fo:color="#DD1144" fo:font-size="11.5pt" style:font-size-asian="11.5pt" style:font-size-complex="11.5pt" fo:background-color="#F7F7F8" style:language-asian="en" style:country-asian="GB"/>
    </style:style>
    <style:style style:name="T94"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95" style:parent-style-name="DefaultParagraphFont" style:family="text">
      <style:text-properties style:font-name="Courier New" style:font-name-asian="Times New Roman" style:font-name-complex="Courier New" fo:font-weight="bold" style:font-weight-asian="bold" style:font-weight-complex="bold" fo:color="#333333" fo:font-size="11.5pt" style:font-size-asian="11.5pt" style:font-size-complex="11.5pt" fo:background-color="#F7F7F8" style:language-asian="en" style:country-asian="GB"/>
    </style:style>
    <style:style style:name="T96"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P97" style:parent-style-name="Normal" style:family="paragraph">
      <style:paragraph-properties fo:border="0.0104in solid #B4B9BD" fo:padding="0in" style:shadow="none" fo:text-align="justify" fo:margin-bottom="0in" fo:line-height="100%" fo:background-color="#F7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P98" style:parent-style-name="Normal" style:family="paragraph">
      <style:paragraph-properties fo:border="0.0104in solid #B4B9BD" fo:padding="0in" style:shadow="none" fo:text-align="justify" fo:margin-bottom="0in" fo:line-height="100%" fo:background-color="#F7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P99" style:parent-style-name="Normal" style:family="paragraph">
      <style:paragraph-properties fo:border="0.0104in solid #B4B9BD" fo:padding="0in" style:shadow="none" fo:text-align="justify" fo:margin-bottom="0in" fo:line-height="100%" fo:background-color="#F7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P100" style:parent-style-name="Normal" style:family="paragraph">
      <style:paragraph-properties fo:border="0.0104in solid #B4B9BD" fo:padding="0in" style:shadow="none" fo:text-align="justify" fo:margin-bottom="0in" fo:line-height="100%" fo:background-color="#F7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P101" style:parent-style-name="Normal" style:family="paragraph">
      <style:paragraph-properties fo:border="0.0104in solid #B4B9BD" fo:padding="0in" style:shadow="none" fo:text-align="justify" fo:margin-bottom="0in" fo:line-height="100%" fo:background-color="#F7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2"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03" style:parent-style-name="DefaultParagraphFont" style:family="text">
      <style:text-properties style:font-name="Courier New" style:font-name-asian="Times New Roman" style:font-name-complex="Courier New" fo:color="#DD1144" fo:font-size="11.5pt" style:font-size-asian="11.5pt" style:font-size-complex="11.5pt" fo:background-color="#F7F7F8" style:language-asian="en" style:country-asian="GB"/>
    </style:style>
    <style:style style:name="T104"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P105" style:parent-style-name="Normal" style:family="paragraph">
      <style:paragraph-properties fo:border="0.0104in solid #B4B9BD" fo:padding="0in" style:shadow="none" fo:text-align="justify" fo:margin-bottom="0in" fo:line-height="100%" fo:background-color="#F7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6"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07" style:parent-style-name="DefaultParagraphFont" style:family="text">
      <style:text-properties style:font-name="Courier New" style:font-name-asian="Times New Roman" style:font-name-complex="Courier New" fo:color="#DD1144" fo:font-size="11.5pt" style:font-size-asian="11.5pt" style:font-size-complex="11.5pt" fo:background-color="#F7F7F8" style:language-asian="en" style:country-asian="GB"/>
    </style:style>
    <style:style style:name="T108"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P109" style:parent-style-name="Normal" style:family="paragraph">
      <style:paragraph-properties fo:border="0.0104in solid #B4B9BD" fo:padding="0in" style:shadow="none" fo:text-align="justify" fo:margin-bottom="0in" fo:line-height="100%" fo:background-color="#F7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0"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11" style:parent-style-name="DefaultParagraphFont" style:family="text">
      <style:text-properties style:font-name="Courier New" style:font-name-asian="Times New Roman" style:font-name-complex="Courier New" fo:color="#DD1144" fo:font-size="11.5pt" style:font-size-asian="11.5pt" style:font-size-complex="11.5pt" fo:background-color="#F7F7F8" style:language-asian="en" style:country-asian="GB"/>
    </style:style>
    <style:style style:name="T112"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P113" style:parent-style-name="Normal" style:family="paragraph">
      <style:paragraph-properties fo:border="0.0104in solid #B4B9BD" fo:padding="0in" style:shadow="none" fo:text-align="justify" fo:margin-bottom="0in" fo:line-height="100%" fo:background-color="#F7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4"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15" style:parent-style-name="DefaultParagraphFont" style:family="text">
      <style:text-properties style:font-name="Courier New" style:font-name-asian="Times New Roman" style:font-name-complex="Courier New" fo:color="#DD1144" fo:font-size="11.5pt" style:font-size-asian="11.5pt" style:font-size-complex="11.5pt" fo:background-color="#F7F7F8" style:language-asian="en" style:country-asian="GB"/>
    </style:style>
    <style:style style:name="T116"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P117" style:parent-style-name="Normal" style:family="paragraph">
      <style:paragraph-properties fo:border="0.0104in solid #B4B9BD" fo:padding="0in" style:shadow="none" fo:text-align="justify" fo:margin-bottom="0in" fo:line-height="100%" fo:background-color="#F7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8"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19" style:parent-style-name="DefaultParagraphFont" style:family="text">
      <style:text-properties style:font-name="Courier New" style:font-name-asian="Times New Roman" style:font-name-complex="Courier New" fo:color="#DD1144" fo:font-size="11.5pt" style:font-size-asian="11.5pt" style:font-size-complex="11.5pt" fo:background-color="#F7F7F8" style:language-asian="en" style:country-asian="GB"/>
    </style:style>
    <style:style style:name="T120"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P121" style:parent-style-name="Normal" style:family="paragraph">
      <style:paragraph-properties fo:border="0.0104in solid #B4B9BD" fo:padding="0in" style:shadow="none" fo:text-align="justify" fo:margin-bottom="0in" fo:line-height="100%" fo:background-color="#F7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2"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23" style:parent-style-name="DefaultParagraphFont" style:family="text">
      <style:text-properties style:font-name="Courier New" style:font-name-asian="Times New Roman" style:font-name-complex="Courier New" fo:color="#DD1144" fo:font-size="11.5pt" style:font-size-asian="11.5pt" style:font-size-complex="11.5pt" fo:background-color="#F7F7F8" style:language-asian="en" style:country-asian="GB"/>
    </style:style>
    <style:style style:name="T124"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P125" style:parent-style-name="Normal" style:family="paragraph">
      <style:paragraph-properties fo:text-align="justify" fo:margin-bottom="0in" fo:line-height="100%"/>
    </style:style>
    <style:style style:name="T126"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127"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28"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129"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130"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31"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132"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33"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P134" style:parent-style-name="Normal" style:family="paragraph">
      <style:paragraph-properties fo:text-align="justify" fo:margin-bottom="0.1562in" fo:line-height="100%"/>
      <style:text-properties style:font-name="Helvetica" style:font-name-asian="Times New Roman" style:font-name-complex="Helvetica" fo:color="#4F4F4F" fo:font-size="11.5pt" style:font-size-asian="11.5pt" style:font-size-complex="11.5pt" style:language-asian="en" style:country-asian="GB"/>
    </style:style>
    <style:style style:name="P135" style:parent-style-name="Normal" style:family="paragraph">
      <style:paragraph-properties fo:border="0.0104in solid #B4B9BD" fo:padding="0in" style:shadow="none" fo:text-align="justify" fo:margin-bottom="0in" fo:line-height="100%" fo:background-color="#F7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P136" style:parent-style-name="Normal" style:family="paragraph">
      <style:paragraph-properties fo:border="0.0104in solid #B4B9BD" fo:padding="0in" style:shadow="none" fo:text-align="justify" fo:margin-bottom="0in" fo:line-height="100%" fo:background-color="#F7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7"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38" style:parent-style-name="DefaultParagraphFont" style:family="text">
      <style:text-properties style:font-name="Courier New" style:font-name-asian="Times New Roman" style:font-name-complex="Courier New" fo:font-weight="bold" style:font-weight-asian="bold" style:font-weight-complex="bold" fo:color="#333333" fo:font-size="11.5pt" style:font-size-asian="11.5pt" style:font-size-complex="11.5pt" fo:background-color="#F7F7F8" style:language-asian="en" style:country-asian="GB"/>
    </style:style>
    <style:style style:name="T139"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40" style:parent-style-name="DefaultParagraphFont" style:family="text">
      <style:text-properties style:font-name="Courier New" style:font-name-asian="Times New Roman" style:font-name-complex="Courier New" fo:font-weight="bold" style:font-weight-asian="bold" style:font-weight-complex="bold" fo:color="#333333" fo:font-size="11.5pt" style:font-size-asian="11.5pt" style:font-size-complex="11.5pt" fo:background-color="#F7F7F8" style:language-asian="en" style:country-asian="GB"/>
    </style:style>
    <style:style style:name="T141"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42"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P143" style:parent-style-name="Normal" style:family="paragraph">
      <style:paragraph-properties fo:text-align="justify" fo:line-height="100%"/>
    </style:style>
    <style:style style:name="T144"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145"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46"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P147" style:parent-style-name="Normal" style:family="paragraph">
      <style:paragraph-properties fo:border="0.0104in solid #B4B9BD" fo:padding="0in" style:shadow="none" fo:text-align="justify" fo:margin-bottom="0in" fo:line-height="100%" fo:background-color="#F7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8"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49"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F7F7F8" style:language-asian="en" style:country-asian="GB"/>
    </style:style>
    <style:style style:name="P150" style:parent-style-name="Normal" style:family="paragraph">
      <style:paragraph-properties fo:border="0.0104in solid #B4B9BD" fo:padding="0in" style:shadow="none" fo:text-align="justify" fo:margin-bottom="0in" fo:line-height="100%" fo:background-color="#F7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P151" style:parent-style-name="Normal" style:family="paragraph">
      <style:paragraph-properties fo:border="0.0104in solid #B4B9BD" fo:padding="0in" style:shadow="none" fo:text-align="justify" fo:margin-bottom="0in" fo:line-height="100%" fo:background-color="#F7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P152" style:parent-style-name="Normal" style:family="paragraph">
      <style:paragraph-properties fo:border="0.0104in solid #B4B9BD" fo:padding="0in" style:shadow="none" fo:text-align="justify" fo:margin-bottom="0in" fo:line-height="100%" fo:background-color="#F7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3"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54"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F7F7F8" style:language-asian="en" style:country-asian="GB"/>
    </style:style>
    <style:style style:name="P155" style:parent-style-name="Normal" style:family="paragraph">
      <style:paragraph-properties fo:border="0.0104in solid #B4B9BD" fo:padding="0in" style:shadow="none" fo:text-align="justify" fo:margin-bottom="0in" fo:line-height="100%" fo:background-color="#F7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6"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57" style:parent-style-name="DefaultParagraphFont" style:family="text">
      <style:text-properties style:font-name="Courier New" style:font-name-asian="Times New Roman" style:font-name-complex="Courier New" fo:color="#0086B3" fo:font-size="11.5pt" style:font-size-asian="11.5pt" style:font-size-complex="11.5pt" fo:background-color="#F7F7F8" style:language-asian="en" style:country-asian="GB"/>
    </style:style>
    <style:style style:name="T158"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P159" style:parent-style-name="Normal" style:family="paragraph">
      <style:paragraph-properties fo:border="0.0104in solid #B4B9BD" fo:padding="0in" style:shadow="none" fo:text-align="justify" fo:margin-bottom="0in" fo:line-height="100%" fo:background-color="#F7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0"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61" style:parent-style-name="DefaultParagraphFont" style:family="text">
      <style:text-properties style:font-name="Courier New" style:font-name-asian="Times New Roman" style:font-name-complex="Courier New" fo:color="#0086B3" fo:font-size="11.5pt" style:font-size-asian="11.5pt" style:font-size-complex="11.5pt" fo:background-color="#F7F7F8" style:language-asian="en" style:country-asian="GB"/>
    </style:style>
    <style:style style:name="T162"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63"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P164" style:parent-style-name="Normal" style:family="paragraph">
      <style:paragraph-properties fo:border="0.0104in solid #B4B9BD" fo:padding="0in" style:shadow="none" fo:text-align="justify" fo:margin-bottom="0in" fo:line-height="100%" fo:background-color="#F7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P165" style:parent-style-name="Normal" style:family="paragraph">
      <style:paragraph-properties fo:border="0.0104in solid #B4B9BD" fo:padding="0in" style:shadow="none" fo:text-align="justify" fo:margin-bottom="0in" fo:line-height="100%" fo:background-color="#F7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6"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6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F7F7F8" style:language-asian="en" style:country-asian="GB"/>
    </style:style>
    <style:style style:name="P168" style:parent-style-name="Normal" style:family="paragraph">
      <style:paragraph-properties fo:border="0.0104in solid #B4B9BD" fo:padding="0in" style:shadow="none" fo:text-align="justify" fo:line-height="100%" fo:background-color="#F7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P169" style:parent-style-name="Normal" style:family="paragraph">
      <style:paragraph-properties fo:text-align="justify" fo:margin-bottom="0.1562in" fo:line-height="100%"/>
      <style:text-properties style:font-name="Helvetica" style:font-name-asian="Times New Roman" style:font-name-complex="Helvetica" fo:color="#4F4F4F" fo:font-size="11.5pt" style:font-size-asian="11.5pt" style:font-size-complex="11.5pt" style:language-asian="en" style:country-asian="GB"/>
    </style:style>
    <style:style style:name="P170" style:parent-style-name="Normal" style:family="paragraph">
      <style:paragraph-properties fo:text-align="justify" fo:margin-bottom="0in" fo:line-height="100%" fo:margin-left="0in">
        <style:tab-stops>
          <style:tab-stop style:type="left" style:position="0.5in"/>
        </style:tab-stops>
      </style:paragraph-properties>
    </style:style>
    <style:style style:name="T171"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172"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73"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P174" style:parent-style-name="Normal" style:family="paragraph">
      <style:paragraph-properties fo:text-align="justify" fo:margin-bottom="0in" fo:line-height="100%" fo:margin-left="0in">
        <style:tab-stops>
          <style:tab-stop style:type="left" style:position="0.5in"/>
        </style:tab-stops>
      </style:paragraph-properties>
    </style:style>
    <style:style style:name="T175"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176"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77"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178"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79"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180"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81"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182"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83"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P184" style:parent-style-name="Normal" style:family="paragraph">
      <style:paragraph-properties fo:text-align="justify" fo:margin-bottom="0.1562in" fo:line-height="100%"/>
    </style:style>
    <style:style style:name="T185"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186"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87"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88"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P189" style:parent-style-name="Normal" style:family="paragraph">
      <style:paragraph-properties fo:text-align="justify" fo:margin-bottom="0in" fo:line-height="100%" fo:margin-left="0in">
        <style:tab-stops>
          <style:tab-stop style:type="left" style:position="0.5in"/>
        </style:tab-stops>
      </style:paragraph-properties>
      <style:text-properties style:font-name="Helvetica" style:font-name-asian="Times New Roman" style:font-name-complex="Helvetica" fo:color="#4F4F4F" fo:font-size="11.5pt" style:font-size-asian="11.5pt" style:font-size-complex="11.5pt" style:language-asian="en" style:country-asian="GB"/>
    </style:style>
    <style:style style:name="P190" style:parent-style-name="Normal" style:family="paragraph">
      <style:paragraph-properties fo:text-align="justify" fo:margin-bottom="0in" fo:line-height="100%" fo:margin-left="0in">
        <style:tab-stops>
          <style:tab-stop style:type="left" style:position="0.5in"/>
        </style:tab-stops>
      </style:paragraph-properties>
    </style:style>
    <style:style style:name="T191"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192"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93"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P194" style:parent-style-name="Normal" style:family="paragraph">
      <style:paragraph-properties fo:border="0.0104in solid #B4B9BD" fo:padding="0in" style:shadow="none" fo:text-align="justify" fo:margin-bottom="0in" fo:line-height="100%" fo:background-color="#F7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5"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196"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F7F7F8" style:language-asian="en" style:country-asian="GB"/>
    </style:style>
    <style:style style:name="P197" style:parent-style-name="Normal" style:family="paragraph">
      <style:paragraph-properties fo:border="0.0104in solid #B4B9BD" fo:padding="0in" style:shadow="none" fo:text-align="justify" fo:margin-bottom="0in" fo:line-height="100%" fo:background-color="#F7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P198" style:parent-style-name="Normal" style:family="paragraph">
      <style:paragraph-properties fo:border="0.0104in solid #B4B9BD" fo:padding="0in" style:shadow="none" fo:text-align="justify" fo:margin-bottom="0in" fo:line-height="100%" fo:background-color="#F7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9"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200" style:parent-style-name="DefaultParagraphFont" style:family="text">
      <style:text-properties style:font-name="Courier New" style:font-name-asian="Times New Roman" style:font-name-complex="Courier New" fo:color="#0086B3" fo:font-size="11.5pt" style:font-size-asian="11.5pt" style:font-size-complex="11.5pt" fo:background-color="#F7F7F8" style:language-asian="en" style:country-asian="GB"/>
    </style:style>
    <style:style style:name="T201"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202" style:parent-style-name="DefaultParagraphFont" style:family="text">
      <style:text-properties style:font-name="Courier New" style:font-name-asian="Times New Roman" style:font-name-complex="Courier New" fo:color="#DD1144" fo:font-size="11.5pt" style:font-size-asian="11.5pt" style:font-size-complex="11.5pt" fo:background-color="#F7F7F8" style:language-asian="en" style:country-asian="GB"/>
    </style:style>
    <style:style style:name="T203"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P204" style:parent-style-name="Normal" style:family="paragraph">
      <style:paragraph-properties fo:border="0.0104in solid #B4B9BD" fo:padding="0in" style:shadow="none" fo:text-align="justify" fo:margin-bottom="0in" fo:line-height="100%" fo:background-color="#F7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5"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206"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P207" style:parent-style-name="Normal" style:family="paragraph">
      <style:paragraph-properties fo:text-align="justify" fo:line-height="100%"/>
    </style:style>
    <style:style style:name="T208"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T209" style:parent-style-name="DefaultParagraphFont" style:family="text">
      <style:text-properties style:font-name="Courier New" style:font-name-asian="Times New Roman" style:font-name-complex="Courier New" fo:color="#0F2B3D" fo:font-size="11.5pt" style:font-size-asian="11.5pt" style:font-size-complex="11.5pt" fo:background-color="#F7F7F8" style:language-asian="en" style:country-asian="GB"/>
    </style:style>
    <style:style style:name="T210" style:parent-style-name="DefaultParagraphFont" style:family="text">
      <style:text-properties style:font-name="Helvetica" style:font-name-asian="Times New Roman" style:font-name-complex="Helvetica" fo:color="#4F4F4F" fo:font-size="11.5pt" style:font-size-asian="11.5pt" style:font-size-complex="11.5pt" style:language-asian="en" style:country-asian="GB"/>
    </style:style>
    <style:style style:name="P211" style:parent-style-name="Normal" style:family="paragraph">
      <style:paragraph-properties fo:text-align="justify"/>
    </style:style>
    <style:style style:name="P212" style:parent-style-name="Heading3" style:family="paragraph">
      <style:paragraph-properties fo:margin-top="0.2916in" fo:margin-bottom="0.052in" style:line-height-at-least="0.2222in"/>
      <style:text-properties style:font-name="Helvetica" style:font-name-complex="Helvetica" fo:color="#2E3D49"/>
    </style:style>
    <style:style style:name="P213" style:parent-style-name="NormalWeb" style:family="paragraph">
      <style:paragraph-properties fo:margin-top="0in" fo:margin-bottom="0in"/>
    </style:style>
    <style:style style:name="T214" style:parent-style-name="DefaultParagraphFont" style:family="text">
      <style:text-properties style:font-name="Helvetica" style:font-name-complex="Helvetica" fo:color="#4F4F4F" fo:font-size="11.5pt" style:font-size-asian="11.5pt" style:font-size-complex="11.5pt"/>
    </style:style>
    <style:style style:name="T215" style:parent-style-name="HTMLCode" style:family="text">
      <style:text-properties fo:color="#0F2B3D" fo:font-size="11.5pt" style:font-size-asian="11.5pt" style:font-size-complex="11.5pt" fo:background-color="#F7F7F8"/>
    </style:style>
    <style:style style:name="T216" style:parent-style-name="DefaultParagraphFont" style:family="text">
      <style:text-properties style:font-name="Helvetica" style:font-name-complex="Helvetica" fo:color="#4F4F4F" fo:font-size="11.5pt" style:font-size-asian="11.5pt" style:font-size-complex="11.5pt"/>
    </style:style>
    <style:style style:name="T217" style:parent-style-name="DefaultParagraphFont" style:family="text">
      <style:text-properties style:font-name="Helvetica" style:font-name-complex="Helvetica" fo:color="#4F4F4F" fo:font-size="11.5pt" style:font-size-asian="11.5pt" style:font-size-complex="11.5pt"/>
    </style:style>
    <style:style style:name="T218" style:parent-style-name="HTMLCode" style:family="text">
      <style:text-properties fo:color="#0F2B3D" fo:font-size="11.5pt" style:font-size-asian="11.5pt" style:font-size-complex="11.5pt" fo:background-color="#F7F7F8"/>
    </style:style>
    <style:style style:name="T219" style:parent-style-name="DefaultParagraphFont" style:family="text">
      <style:text-properties style:font-name="Helvetica" style:font-name-complex="Helvetica" fo:color="#4F4F4F" fo:font-size="11.5pt" style:font-size-asian="11.5pt" style:font-size-complex="11.5pt"/>
    </style:style>
    <style:style style:name="T220" style:parent-style-name="DefaultParagraphFont" style:family="text">
      <style:text-properties style:font-name="Helvetica" style:font-name-complex="Helvetica" fo:color="#4F4F4F" fo:font-size="11.5pt" style:font-size-asian="11.5pt" style:font-size-complex="11.5pt"/>
    </style:style>
    <style:style style:name="P221" style:parent-style-name="NormalWeb" style:family="paragraph">
      <style:paragraph-properties fo:margin-top="0in" fo:margin-bottom="0.1562in"/>
      <style:text-properties style:font-name="Helvetica" style:font-name-complex="Helvetica" fo:color="#4F4F4F" fo:font-size="11.5pt" style:font-size-asian="11.5pt" style:font-size-complex="11.5pt"/>
    </style:style>
    <style:style style:name="P222" style:parent-style-name="Normal" style:family="paragraph">
      <style:paragraph-properties fo:margin-bottom="0in" fo:line-height="100%" fo:margin-left="0in">
        <style:tab-stops>
          <style:tab-stop style:type="left" style:position="0.5in"/>
        </style:tab-stops>
      </style:paragraph-properties>
      <style:text-properties style:font-name="Helvetica" style:font-name-complex="Helvetica" fo:color="#4F4F4F" fo:font-size="11.5pt" style:font-size-asian="11.5pt" style:font-size-complex="11.5pt"/>
    </style:style>
    <style:style style:name="P223" style:parent-style-name="Normal" style:family="paragraph">
      <style:paragraph-properties fo:margin-bottom="0in" fo:line-height="100%" fo:margin-left="0in">
        <style:tab-stops>
          <style:tab-stop style:type="left" style:position="0.5in"/>
        </style:tab-stops>
      </style:paragraph-properties>
      <style:text-properties style:font-name="Helvetica" style:font-name-complex="Helvetica" fo:color="#4F4F4F" fo:font-size="11.5pt" style:font-size-asian="11.5pt" style:font-size-complex="11.5pt"/>
    </style:style>
    <style:style style:name="P224" style:parent-style-name="Normal" style:family="paragraph">
      <style:paragraph-properties fo:margin-bottom="0in" fo:line-height="100%" fo:margin-left="0in">
        <style:tab-stops>
          <style:tab-stop style:type="left" style:position="0.5in"/>
        </style:tab-stops>
      </style:paragraph-properties>
      <style:text-properties style:font-name="Helvetica" style:font-name-complex="Helvetica" fo:color="#4F4F4F" fo:font-size="11.5pt" style:font-size-asian="11.5pt" style:font-size-complex="11.5pt"/>
    </style:style>
    <style:style style:name="P225" style:parent-style-name="Normal" style:family="paragraph">
      <style:paragraph-properties fo:margin-bottom="0in" fo:line-height="100%" fo:margin-left="0in">
        <style:tab-stops>
          <style:tab-stop style:type="left" style:position="0.5in"/>
        </style:tab-stops>
      </style:paragraph-properties>
      <style:text-properties style:font-name="Helvetica" style:font-name-complex="Helvetica" fo:color="#4F4F4F" fo:font-size="11.5pt" style:font-size-asian="11.5pt" style:font-size-complex="11.5pt"/>
    </style:style>
    <style:style style:name="P226" style:parent-style-name="Heading4" style:family="paragraph">
      <style:paragraph-properties fo:margin-top="0.25in" fo:margin-bottom="0.052in" style:line-height-at-least="0.2222in"/>
    </style:style>
    <style:style style:name="T227" style:parent-style-name="DefaultParagraphFont" style:family="text">
      <style:text-properties style:font-name="Helvetica" style:font-name-complex="Helvetica" fo:color="#2E3D49"/>
    </style:style>
    <style:style style:name="T228" style:parent-style-name="DefaultParagraphFont" style:family="text">
      <style:text-properties style:font-name="Helvetica" style:font-name-complex="Helvetica" fo:color="#2E3D49"/>
    </style:style>
    <style:style style:name="P229" style:parent-style-name="HTMLPreformatted" style:family="paragraph">
      <style:paragraph-properties fo:border="0.0104in solid #B4B9BD" fo:padding="0in" style:shadow="none" fo:background-color="#F7F7F8"/>
    </style:style>
    <style:style style:name="T230" style:parent-style-name="HTMLCode" style:family="text">
      <style:text-properties fo:color="#0F2B3D" fo:font-size="11.5pt" style:font-size-asian="11.5pt" style:font-size-complex="11.5pt" fo:background-color="#F7F7F8"/>
    </style:style>
    <style:style style:name="T231" style:parent-style-name="hljs-comment" style:family="text">
      <style:text-properties fo:font-style="italic" style:font-style-asian="italic" style:font-style-complex="italic" fo:color="#999988" fo:font-size="11.5pt" style:font-size-asian="11.5pt" style:font-size-complex="11.5pt" fo:background-color="#F7F7F8"/>
    </style:style>
    <style:style style:name="P232" style:parent-style-name="HTMLPreformatted" style:family="paragraph">
      <style:paragraph-properties fo:border="0.0104in solid #B4B9BD" fo:padding="0in" style:shadow="none" fo:background-color="#F7F7F8"/>
    </style:style>
    <style:style style:name="T233" style:parent-style-name="HTMLCode" style:family="text">
      <style:text-properties fo:color="#0F2B3D" fo:font-size="11.5pt" style:font-size-asian="11.5pt" style:font-size-complex="11.5pt" fo:background-color="#F7F7F8"/>
    </style:style>
    <style:style style:name="T234" style:parent-style-name="hljs-number" style:family="text">
      <style:text-properties fo:color="#008080" fo:font-size="11.5pt" style:font-size-asian="11.5pt" style:font-size-complex="11.5pt" fo:background-color="#F7F7F8"/>
    </style:style>
    <style:style style:name="T235" style:parent-style-name="HTMLCode" style:family="text">
      <style:text-properties fo:color="#0F2B3D" fo:font-size="11.5pt" style:font-size-asian="11.5pt" style:font-size-complex="11.5pt" fo:background-color="#F7F7F8"/>
    </style:style>
    <style:style style:name="T236" style:parent-style-name="hljs-number" style:family="text">
      <style:text-properties fo:color="#008080" fo:font-size="11.5pt" style:font-size-asian="11.5pt" style:font-size-complex="11.5pt" fo:background-color="#F7F7F8"/>
    </style:style>
    <style:style style:name="T237" style:parent-style-name="HTMLCode" style:family="text">
      <style:text-properties fo:color="#0F2B3D" fo:font-size="11.5pt" style:font-size-asian="11.5pt" style:font-size-complex="11.5pt" fo:background-color="#F7F7F8"/>
    </style:style>
    <style:style style:name="P238" style:parent-style-name="HTMLPreformatted" style:family="paragraph">
      <style:paragraph-properties fo:border="0.0104in solid #B4B9BD" fo:padding="0in" style:shadow="none" fo:background-color="#F7F7F8"/>
    </style:style>
    <style:style style:name="T239" style:parent-style-name="HTMLCode" style:family="text">
      <style:text-properties fo:color="#0F2B3D" fo:font-size="11.5pt" style:font-size-asian="11.5pt" style:font-size-complex="11.5pt" fo:background-color="#F7F7F8"/>
    </style:style>
    <style:style style:name="T240" style:parent-style-name="hljs-number" style:family="text">
      <style:text-properties fo:color="#008080" fo:font-size="11.5pt" style:font-size-asian="11.5pt" style:font-size-complex="11.5pt" fo:background-color="#F7F7F8"/>
    </style:style>
    <style:style style:name="T241" style:parent-style-name="HTMLCode" style:family="text">
      <style:text-properties fo:color="#0F2B3D" fo:font-size="11.5pt" style:font-size-asian="11.5pt" style:font-size-complex="11.5pt" fo:background-color="#F7F7F8"/>
    </style:style>
    <style:style style:name="T242" style:parent-style-name="hljs-number" style:family="text">
      <style:text-properties fo:color="#008080" fo:font-size="11.5pt" style:font-size-asian="11.5pt" style:font-size-complex="11.5pt" fo:background-color="#F7F7F8"/>
    </style:style>
    <style:style style:name="T243" style:parent-style-name="HTMLCode" style:family="text">
      <style:text-properties fo:color="#0F2B3D" fo:font-size="11.5pt" style:font-size-asian="11.5pt" style:font-size-complex="11.5pt" fo:background-color="#F7F7F8"/>
    </style:style>
    <style:style style:name="P244" style:parent-style-name="HTMLPreformatted" style:family="paragraph">
      <style:paragraph-properties fo:border="0.0104in solid #B4B9BD" fo:padding="0in" style:shadow="none" fo:background-color="#F7F7F8"/>
    </style:style>
    <style:style style:name="T245" style:parent-style-name="HTMLCode" style:family="text">
      <style:text-properties fo:color="#0F2B3D" fo:font-size="11.5pt" style:font-size-asian="11.5pt" style:font-size-complex="11.5pt" fo:background-color="#F7F7F8"/>
    </style:style>
    <style:style style:name="T246" style:parent-style-name="hljs-number" style:family="text">
      <style:text-properties fo:color="#008080" fo:font-size="11.5pt" style:font-size-asian="11.5pt" style:font-size-complex="11.5pt" fo:background-color="#F7F7F8"/>
    </style:style>
    <style:style style:name="T247" style:parent-style-name="HTMLCode" style:family="text">
      <style:text-properties fo:color="#0F2B3D" fo:font-size="11.5pt" style:font-size-asian="11.5pt" style:font-size-complex="11.5pt" fo:background-color="#F7F7F8"/>
    </style:style>
    <style:style style:name="T248" style:parent-style-name="hljs-number" style:family="text">
      <style:text-properties fo:color="#008080" fo:font-size="11.5pt" style:font-size-asian="11.5pt" style:font-size-complex="11.5pt" fo:background-color="#F7F7F8"/>
    </style:style>
    <style:style style:name="T249" style:parent-style-name="HTMLCode" style:family="text">
      <style:text-properties fo:color="#0F2B3D" fo:font-size="11.5pt" style:font-size-asian="11.5pt" style:font-size-complex="11.5pt" fo:background-color="#F7F7F8"/>
    </style:style>
    <style:style style:name="P250" style:parent-style-name="HTMLPreformatted" style:family="paragraph">
      <style:paragraph-properties fo:border="0.0104in solid #B4B9BD" fo:padding="0in" style:shadow="none" fo:background-color="#F7F7F8"/>
    </style:style>
    <style:style style:name="T251" style:parent-style-name="HTMLCode" style:family="text">
      <style:text-properties fo:color="#0F2B3D" fo:font-size="11.5pt" style:font-size-asian="11.5pt" style:font-size-complex="11.5pt" fo:background-color="#F7F7F8"/>
    </style:style>
    <style:style style:name="T252" style:parent-style-name="hljs-number" style:family="text">
      <style:text-properties fo:color="#008080" fo:font-size="11.5pt" style:font-size-asian="11.5pt" style:font-size-complex="11.5pt" fo:background-color="#F7F7F8"/>
    </style:style>
    <style:style style:name="T253" style:parent-style-name="HTMLCode" style:family="text">
      <style:text-properties fo:color="#0F2B3D" fo:font-size="11.5pt" style:font-size-asian="11.5pt" style:font-size-complex="11.5pt" fo:background-color="#F7F7F8"/>
    </style:style>
    <style:style style:name="T254" style:parent-style-name="hljs-number" style:family="text">
      <style:text-properties fo:color="#008080" fo:font-size="11.5pt" style:font-size-asian="11.5pt" style:font-size-complex="11.5pt" fo:background-color="#F7F7F8"/>
    </style:style>
    <style:style style:name="T255" style:parent-style-name="HTMLCode" style:family="text">
      <style:text-properties fo:color="#0F2B3D" fo:font-size="11.5pt" style:font-size-asian="11.5pt" style:font-size-complex="11.5pt" fo:background-color="#F7F7F8"/>
    </style:style>
    <style:style style:name="P256" style:parent-style-name="HTMLPreformatted" style:family="paragraph">
      <style:paragraph-properties fo:border="0.0104in solid #B4B9BD" fo:padding="0in" style:shadow="none" fo:background-color="#F7F7F8"/>
    </style:style>
    <style:style style:name="P257" style:parent-style-name="HTMLPreformatted" style:family="paragraph">
      <style:paragraph-properties fo:border="0.0104in solid #B4B9BD" fo:padding="0in" style:shadow="none" fo:background-color="#F7F7F8"/>
    </style:style>
    <style:style style:name="T258" style:parent-style-name="HTMLCode" style:family="text">
      <style:text-properties fo:color="#0F2B3D" fo:font-size="11.5pt" style:font-size-asian="11.5pt" style:font-size-complex="11.5pt" fo:background-color="#F7F7F8"/>
    </style:style>
    <style:style style:name="T259" style:parent-style-name="hljs-comment" style:family="text">
      <style:text-properties fo:font-style="italic" style:font-style-asian="italic" style:font-style-complex="italic" fo:color="#999988" fo:font-size="11.5pt" style:font-size-asian="11.5pt" style:font-size-complex="11.5pt" fo:background-color="#F7F7F8"/>
    </style:style>
    <style:style style:name="P260" style:parent-style-name="HTMLPreformatted" style:family="paragraph">
      <style:paragraph-properties fo:border="0.0104in solid #B4B9BD" fo:padding="0in" style:shadow="none" fo:background-color="#F7F7F8"/>
    </style:style>
    <style:style style:name="T261" style:parent-style-name="HTMLCode" style:family="text">
      <style:text-properties fo:color="#0F2B3D" fo:font-size="11.5pt" style:font-size-asian="11.5pt" style:font-size-complex="11.5pt" fo:background-color="#F7F7F8"/>
    </style:style>
    <style:style style:name="T262" style:parent-style-name="hljs-number" style:family="text">
      <style:text-properties fo:color="#008080" fo:font-size="11.5pt" style:font-size-asian="11.5pt" style:font-size-complex="11.5pt" fo:background-color="#F7F7F8"/>
    </style:style>
    <style:style style:name="T263" style:parent-style-name="HTMLCode" style:family="text">
      <style:text-properties fo:color="#0F2B3D" fo:font-size="11.5pt" style:font-size-asian="11.5pt" style:font-size-complex="11.5pt" fo:background-color="#F7F7F8"/>
    </style:style>
    <style:style style:name="T264" style:parent-style-name="hljs-number" style:family="text">
      <style:text-properties fo:color="#008080" fo:font-size="11.5pt" style:font-size-asian="11.5pt" style:font-size-complex="11.5pt" fo:background-color="#F7F7F8"/>
    </style:style>
    <style:style style:name="T265" style:parent-style-name="HTMLCode" style:family="text">
      <style:text-properties fo:color="#0F2B3D" fo:font-size="11.5pt" style:font-size-asian="11.5pt" style:font-size-complex="11.5pt" fo:background-color="#F7F7F8"/>
    </style:style>
    <style:style style:name="P266" style:parent-style-name="HTMLPreformatted" style:family="paragraph">
      <style:paragraph-properties fo:border="0.0104in solid #B4B9BD" fo:padding="0in" style:shadow="none" fo:background-color="#F7F7F8"/>
    </style:style>
    <style:style style:name="T267" style:parent-style-name="HTMLCode" style:family="text">
      <style:text-properties fo:color="#0F2B3D" fo:font-size="11.5pt" style:font-size-asian="11.5pt" style:font-size-complex="11.5pt" fo:background-color="#F7F7F8"/>
    </style:style>
    <style:style style:name="T268" style:parent-style-name="hljs-number" style:family="text">
      <style:text-properties fo:color="#008080" fo:font-size="11.5pt" style:font-size-asian="11.5pt" style:font-size-complex="11.5pt" fo:background-color="#F7F7F8"/>
    </style:style>
    <style:style style:name="T269" style:parent-style-name="HTMLCode" style:family="text">
      <style:text-properties fo:color="#0F2B3D" fo:font-size="11.5pt" style:font-size-asian="11.5pt" style:font-size-complex="11.5pt" fo:background-color="#F7F7F8"/>
    </style:style>
    <style:style style:name="T270" style:parent-style-name="hljs-number" style:family="text">
      <style:text-properties fo:color="#008080" fo:font-size="11.5pt" style:font-size-asian="11.5pt" style:font-size-complex="11.5pt" fo:background-color="#F7F7F8"/>
    </style:style>
    <style:style style:name="T271" style:parent-style-name="HTMLCode" style:family="text">
      <style:text-properties fo:color="#0F2B3D" fo:font-size="11.5pt" style:font-size-asian="11.5pt" style:font-size-complex="11.5pt" fo:background-color="#F7F7F8"/>
    </style:style>
    <style:style style:name="P272" style:parent-style-name="HTMLPreformatted" style:family="paragraph">
      <style:paragraph-properties fo:border="0.0104in solid #B4B9BD" fo:padding="0in" style:shadow="none" fo:background-color="#F7F7F8"/>
    </style:style>
    <style:style style:name="P273" style:parent-style-name="HTMLPreformatted" style:family="paragraph">
      <style:paragraph-properties fo:border="0.0104in solid #B4B9BD" fo:padding="0in" style:shadow="none" fo:background-color="#F7F7F8"/>
    </style:style>
    <style:style style:name="T274" style:parent-style-name="HTMLCode" style:family="text">
      <style:text-properties fo:color="#0F2B3D" fo:font-size="11.5pt" style:font-size-asian="11.5pt" style:font-size-complex="11.5pt" fo:background-color="#F7F7F8"/>
    </style:style>
    <style:style style:name="T275" style:parent-style-name="hljs-comment" style:family="text">
      <style:text-properties fo:font-style="italic" style:font-style-asian="italic" style:font-style-complex="italic" fo:color="#999988" fo:font-size="11.5pt" style:font-size-asian="11.5pt" style:font-size-complex="11.5pt" fo:background-color="#F7F7F8"/>
    </style:style>
    <style:style style:name="P276" style:parent-style-name="HTMLPreformatted" style:family="paragraph">
      <style:paragraph-properties fo:border="0.0104in solid #B4B9BD" fo:padding="0in" style:shadow="none" fo:background-color="#F7F7F8"/>
    </style:style>
    <style:style style:name="T277" style:parent-style-name="HTMLCode" style:family="text">
      <style:text-properties fo:color="#0F2B3D" fo:font-size="11.5pt" style:font-size-asian="11.5pt" style:font-size-complex="11.5pt" fo:background-color="#F7F7F8"/>
    </style:style>
    <style:style style:name="T278" style:parent-style-name="hljs-number" style:family="text">
      <style:text-properties fo:color="#008080" fo:font-size="11.5pt" style:font-size-asian="11.5pt" style:font-size-complex="11.5pt" fo:background-color="#F7F7F8"/>
    </style:style>
    <style:style style:name="T279" style:parent-style-name="HTMLCode" style:family="text">
      <style:text-properties fo:color="#0F2B3D" fo:font-size="11.5pt" style:font-size-asian="11.5pt" style:font-size-complex="11.5pt" fo:background-color="#F7F7F8"/>
    </style:style>
    <style:style style:name="T280" style:parent-style-name="hljs-number" style:family="text">
      <style:text-properties fo:color="#008080" fo:font-size="11.5pt" style:font-size-asian="11.5pt" style:font-size-complex="11.5pt" fo:background-color="#F7F7F8"/>
    </style:style>
    <style:style style:name="T281" style:parent-style-name="HTMLCode" style:family="text">
      <style:text-properties fo:color="#0F2B3D" fo:font-size="11.5pt" style:font-size-asian="11.5pt" style:font-size-complex="11.5pt" fo:background-color="#F7F7F8"/>
    </style:style>
    <style:style style:name="T282" style:parent-style-name="hljs-number" style:family="text">
      <style:text-properties fo:color="#008080" fo:font-size="11.5pt" style:font-size-asian="11.5pt" style:font-size-complex="11.5pt" fo:background-color="#F7F7F8"/>
    </style:style>
    <style:style style:name="T283" style:parent-style-name="HTMLCode" style:family="text">
      <style:text-properties fo:color="#0F2B3D" fo:font-size="11.5pt" style:font-size-asian="11.5pt" style:font-size-complex="11.5pt" fo:background-color="#F7F7F8"/>
    </style:style>
    <style:style style:name="P284" style:parent-style-name="HTMLPreformatted" style:family="paragraph">
      <style:paragraph-properties fo:border="0.0104in solid #B4B9BD" fo:padding="0in" style:shadow="none" fo:background-color="#F7F7F8"/>
    </style:style>
    <style:style style:name="T285" style:parent-style-name="HTMLCode" style:family="text">
      <style:text-properties fo:color="#0F2B3D" fo:font-size="11.5pt" style:font-size-asian="11.5pt" style:font-size-complex="11.5pt" fo:background-color="#F7F7F8"/>
    </style:style>
    <style:style style:name="T286" style:parent-style-name="hljs-number" style:family="text">
      <style:text-properties fo:color="#008080" fo:font-size="11.5pt" style:font-size-asian="11.5pt" style:font-size-complex="11.5pt" fo:background-color="#F7F7F8"/>
    </style:style>
    <style:style style:name="T287" style:parent-style-name="HTMLCode" style:family="text">
      <style:text-properties fo:color="#0F2B3D" fo:font-size="11.5pt" style:font-size-asian="11.5pt" style:font-size-complex="11.5pt" fo:background-color="#F7F7F8"/>
    </style:style>
    <style:style style:name="T288" style:parent-style-name="hljs-number" style:family="text">
      <style:text-properties fo:color="#008080" fo:font-size="11.5pt" style:font-size-asian="11.5pt" style:font-size-complex="11.5pt" fo:background-color="#F7F7F8"/>
    </style:style>
    <style:style style:name="T289" style:parent-style-name="HTMLCode" style:family="text">
      <style:text-properties fo:color="#0F2B3D" fo:font-size="11.5pt" style:font-size-asian="11.5pt" style:font-size-complex="11.5pt" fo:background-color="#F7F7F8"/>
    </style:style>
    <style:style style:name="T290" style:parent-style-name="hljs-number" style:family="text">
      <style:text-properties fo:color="#008080" fo:font-size="11.5pt" style:font-size-asian="11.5pt" style:font-size-complex="11.5pt" fo:background-color="#F7F7F8"/>
    </style:style>
    <style:style style:name="T291" style:parent-style-name="HTMLCode" style:family="text">
      <style:text-properties fo:color="#0F2B3D" fo:font-size="11.5pt" style:font-size-asian="11.5pt" style:font-size-complex="11.5pt" fo:background-color="#F7F7F8"/>
    </style:style>
    <style:style style:name="P292" style:parent-style-name="HTMLPreformatted" style:family="paragraph">
      <style:paragraph-properties fo:border="0.0104in solid #B4B9BD" fo:padding="0in" style:shadow="none" fo:background-color="#F7F7F8"/>
    </style:style>
    <style:style style:name="T293" style:parent-style-name="HTMLCode" style:family="text">
      <style:text-properties fo:color="#0F2B3D" fo:font-size="11.5pt" style:font-size-asian="11.5pt" style:font-size-complex="11.5pt" fo:background-color="#F7F7F8"/>
    </style:style>
    <style:style style:name="T294" style:parent-style-name="hljs-number" style:family="text">
      <style:text-properties fo:color="#008080" fo:font-size="11.5pt" style:font-size-asian="11.5pt" style:font-size-complex="11.5pt" fo:background-color="#F7F7F8"/>
    </style:style>
    <style:style style:name="T295" style:parent-style-name="HTMLCode" style:family="text">
      <style:text-properties fo:color="#0F2B3D" fo:font-size="11.5pt" style:font-size-asian="11.5pt" style:font-size-complex="11.5pt" fo:background-color="#F7F7F8"/>
    </style:style>
    <style:style style:name="T296" style:parent-style-name="hljs-number" style:family="text">
      <style:text-properties fo:color="#008080" fo:font-size="11.5pt" style:font-size-asian="11.5pt" style:font-size-complex="11.5pt" fo:background-color="#F7F7F8"/>
    </style:style>
    <style:style style:name="T297" style:parent-style-name="HTMLCode" style:family="text">
      <style:text-properties fo:color="#0F2B3D" fo:font-size="11.5pt" style:font-size-asian="11.5pt" style:font-size-complex="11.5pt" fo:background-color="#F7F7F8"/>
    </style:style>
    <style:style style:name="T298" style:parent-style-name="hljs-number" style:family="text">
      <style:text-properties fo:color="#008080" fo:font-size="11.5pt" style:font-size-asian="11.5pt" style:font-size-complex="11.5pt" fo:background-color="#F7F7F8"/>
    </style:style>
    <style:style style:name="T299" style:parent-style-name="HTMLCode" style:family="text">
      <style:text-properties fo:color="#0F2B3D" fo:font-size="11.5pt" style:font-size-asian="11.5pt" style:font-size-complex="11.5pt" fo:background-color="#F7F7F8"/>
    </style:style>
    <style:style style:name="P300" style:parent-style-name="HTMLPreformatted" style:family="paragraph">
      <style:paragraph-properties fo:border="0.0104in solid #B4B9BD" fo:padding="0in" style:shadow="none" fo:background-color="#F7F7F8"/>
    </style:style>
    <style:style style:name="P301" style:parent-style-name="HTMLPreformatted" style:family="paragraph">
      <style:paragraph-properties fo:border="0.0104in solid #B4B9BD" fo:padding="0in" style:shadow="none" fo:background-color="#F7F7F8"/>
    </style:style>
    <style:style style:name="T302" style:parent-style-name="HTMLCode" style:family="text">
      <style:text-properties fo:color="#0F2B3D" fo:font-size="11.5pt" style:font-size-asian="11.5pt" style:font-size-complex="11.5pt" fo:background-color="#F7F7F8"/>
    </style:style>
    <style:style style:name="T303" style:parent-style-name="hljs-comment" style:family="text">
      <style:text-properties fo:font-style="italic" style:font-style-asian="italic" style:font-style-complex="italic" fo:color="#999988" fo:font-size="11.5pt" style:font-size-asian="11.5pt" style:font-size-complex="11.5pt" fo:background-color="#F7F7F8"/>
    </style:style>
    <style:style style:name="P304" style:parent-style-name="HTMLPreformatted" style:family="paragraph">
      <style:paragraph-properties fo:border="0.0104in solid #B4B9BD" fo:padding="0in" style:shadow="none" fo:background-color="#F7F7F8"/>
    </style:style>
    <style:style style:name="T305" style:parent-style-name="hljs-comment" style:family="text">
      <style:text-properties fo:font-style="italic" style:font-style-asian="italic" style:font-style-complex="italic" fo:color="#999988" fo:font-size="11.5pt" style:font-size-asian="11.5pt" style:font-size-complex="11.5pt" fo:background-color="#F7F7F8"/>
    </style:style>
    <style:style style:name="T306" style:parent-style-name="hljs-doctag" style:family="text">
      <style:text-properties fo:font-style="italic" style:font-style-asian="italic" style:font-style-complex="italic" fo:color="#DD1144" fo:font-size="11.5pt" style:font-size-asian="11.5pt" style:font-size-complex="11.5pt" fo:background-color="#F7F7F8"/>
    </style:style>
    <style:style style:name="T307" style:parent-style-name="hljs-comment" style:family="text">
      <style:text-properties fo:font-style="italic" style:font-style-asian="italic" style:font-style-complex="italic" fo:color="#999988" fo:font-size="11.5pt" style:font-size-asian="11.5pt" style:font-size-complex="11.5pt" fo:background-color="#F7F7F8"/>
    </style:style>
    <style:style style:name="P308" style:parent-style-name="HTMLPreformatted" style:family="paragraph">
      <style:paragraph-properties fo:border="0.0104in solid #B4B9BD" fo:padding="0in" style:shadow="none" fo:background-color="#F7F7F8"/>
    </style:style>
    <style:style style:name="T309" style:parent-style-name="hljs-comment" style:family="text">
      <style:text-properties fo:font-style="italic" style:font-style-asian="italic" style:font-style-complex="italic" fo:color="#999988" fo:font-size="11.5pt" style:font-size-asian="11.5pt" style:font-size-complex="11.5pt" fo:background-color="#F7F7F8"/>
    </style:style>
    <style:style style:name="T310" style:parent-style-name="hljs-doctag" style:family="text">
      <style:text-properties fo:font-style="italic" style:font-style-asian="italic" style:font-style-complex="italic" fo:color="#DD1144" fo:font-size="11.5pt" style:font-size-asian="11.5pt" style:font-size-complex="11.5pt" fo:background-color="#F7F7F8"/>
    </style:style>
    <style:style style:name="T311" style:parent-style-name="hljs-comment" style:family="text">
      <style:text-properties fo:font-style="italic" style:font-style-asian="italic" style:font-style-complex="italic" fo:color="#999988" fo:font-size="11.5pt" style:font-size-asian="11.5pt" style:font-size-complex="11.5pt" fo:background-color="#F7F7F8"/>
    </style:style>
    <style:style style:name="P312" style:parent-style-name="HTMLPreformatted" style:family="paragraph">
      <style:paragraph-properties fo:border="0.0104in solid #B4B9BD" fo:padding="0in" style:shadow="none" fo:background-color="#F7F7F8"/>
    </style:style>
    <style:style style:name="T313" style:parent-style-name="hljs-comment" style:family="text">
      <style:text-properties fo:font-style="italic" style:font-style-asian="italic" style:font-style-complex="italic" fo:color="#999988" fo:font-size="11.5pt" style:font-size-asian="11.5pt" style:font-size-complex="11.5pt" fo:background-color="#F7F7F8"/>
    </style:style>
    <style:style style:name="P314" style:parent-style-name="NormalWeb" style:family="paragraph">
      <style:paragraph-properties fo:margin-top="0in" fo:margin-bottom="0in"/>
    </style:style>
    <style:style style:name="T315" style:parent-style-name="DefaultParagraphFont" style:family="text">
      <style:text-properties style:font-name="Helvetica" style:font-name-complex="Helvetica" fo:color="#4F4F4F" fo:font-size="11.5pt" style:font-size-asian="11.5pt" style:font-size-complex="11.5pt"/>
    </style:style>
    <style:style style:name="T316" style:parent-style-name="HTMLCode" style:family="text">
      <style:text-properties fo:color="#0F2B3D" fo:font-size="11.5pt" style:font-size-asian="11.5pt" style:font-size-complex="11.5pt" fo:background-color="#F7F7F8"/>
    </style:style>
    <style:style style:name="T317" style:parent-style-name="DefaultParagraphFont" style:family="text">
      <style:text-properties style:font-name="Helvetica" style:font-name-complex="Helvetica" fo:color="#4F4F4F" fo:font-size="11.5pt" style:font-size-asian="11.5pt" style:font-size-complex="11.5pt"/>
    </style:style>
    <style:style style:name="T318" style:parent-style-name="HTMLCode" style:family="text">
      <style:text-properties fo:color="#0F2B3D" fo:font-size="11.5pt" style:font-size-asian="11.5pt" style:font-size-complex="11.5pt" fo:background-color="#F7F7F8"/>
    </style:style>
    <style:style style:name="T319" style:parent-style-name="HTMLCode" style:family="text">
      <style:text-properties fo:color="#0F2B3D" fo:font-size="11.5pt" style:font-size-asian="11.5pt" style:font-size-complex="11.5pt" fo:background-color="#F7F7F8"/>
    </style:style>
    <style:style style:name="T320" style:parent-style-name="DefaultParagraphFont" style:family="text">
      <style:text-properties style:font-name="Helvetica" style:font-name-complex="Helvetica" fo:color="#4F4F4F" fo:font-size="11.5pt" style:font-size-asian="11.5pt" style:font-size-complex="11.5pt"/>
    </style:style>
    <style:style style:name="T321" style:parent-style-name="HTMLCode" style:family="text">
      <style:text-properties fo:color="#0F2B3D" fo:font-size="11.5pt" style:font-size-asian="11.5pt" style:font-size-complex="11.5pt" fo:background-color="#F7F7F8"/>
    </style:style>
    <style:style style:name="T322" style:parent-style-name="DefaultParagraphFont" style:family="text">
      <style:text-properties style:font-name="Helvetica" style:font-name-complex="Helvetica" fo:color="#4F4F4F" fo:font-size="11.5pt" style:font-size-asian="11.5pt" style:font-size-complex="11.5pt"/>
    </style:style>
    <style:style style:name="P323" style:parent-style-name="Heading4" style:family="paragraph">
      <style:paragraph-properties fo:margin-top="0.25in" fo:margin-bottom="0.052in" style:line-height-at-least="0.2222in"/>
    </style:style>
    <style:style style:name="T324" style:parent-style-name="DefaultParagraphFont" style:family="text">
      <style:text-properties style:font-name="Helvetica" style:font-name-complex="Helvetica" fo:color="#2E3D49"/>
    </style:style>
    <style:style style:name="T325" style:parent-style-name="DefaultParagraphFont" style:family="text">
      <style:text-properties style:font-name="Helvetica" style:font-name-complex="Helvetica" fo:color="#2E3D49"/>
    </style:style>
    <style:style style:name="P326" style:parent-style-name="HTMLPreformatted" style:family="paragraph">
      <style:paragraph-properties fo:border="0.0104in solid #B4B9BD" fo:padding="0in" style:shadow="none" fo:background-color="#F7F7F8"/>
    </style:style>
    <style:style style:name="T327" style:parent-style-name="HTMLCode" style:family="text">
      <style:text-properties fo:color="#0F2B3D" fo:font-size="11.5pt" style:font-size-asian="11.5pt" style:font-size-complex="11.5pt" fo:background-color="#F7F7F8"/>
    </style:style>
    <style:style style:name="T328" style:parent-style-name="hljs-comment" style:family="text">
      <style:text-properties fo:font-style="italic" style:font-style-asian="italic" style:font-style-complex="italic" fo:color="#999988" fo:font-size="11.5pt" style:font-size-asian="11.5pt" style:font-size-complex="11.5pt" fo:background-color="#F7F7F8"/>
    </style:style>
    <style:style style:name="P329" style:parent-style-name="HTMLPreformatted" style:family="paragraph">
      <style:paragraph-properties fo:border="0.0104in solid #B4B9BD" fo:padding="0in" style:shadow="none" fo:background-color="#F7F7F8"/>
    </style:style>
    <style:style style:name="T330" style:parent-style-name="hljs-comment" style:family="text">
      <style:text-properties fo:font-style="italic" style:font-style-asian="italic" style:font-style-complex="italic" fo:color="#999988" fo:font-size="11.5pt" style:font-size-asian="11.5pt" style:font-size-complex="11.5pt" fo:background-color="#F7F7F8"/>
    </style:style>
    <style:style style:name="P331" style:parent-style-name="HTMLPreformatted" style:family="paragraph">
      <style:paragraph-properties fo:border="0.0104in solid #B4B9BD" fo:padding="0in" style:shadow="none" fo:background-color="#F7F7F8"/>
    </style:style>
    <style:style style:name="T332" style:parent-style-name="hljs-comment" style:family="text">
      <style:text-properties fo:font-style="italic" style:font-style-asian="italic" style:font-style-complex="italic" fo:color="#999988" fo:font-size="11.5pt" style:font-size-asian="11.5pt" style:font-size-complex="11.5pt" fo:background-color="#F7F7F8"/>
    </style:style>
    <style:style style:name="P333" style:parent-style-name="HTMLPreformatted" style:family="paragraph">
      <style:paragraph-properties fo:border="0.0104in solid #B4B9BD" fo:padding="0in" style:shadow="none" fo:background-color="#F7F7F8"/>
    </style:style>
    <style:style style:name="T334" style:parent-style-name="HTMLCode" style:family="text">
      <style:text-properties fo:color="#0F2B3D" fo:font-size="11.5pt" style:font-size-asian="11.5pt" style:font-size-complex="11.5pt" fo:background-color="#F7F7F8"/>
    </style:style>
    <style:style style:name="T335" style:parent-style-name="hljs-keyword" style:family="text">
      <style:text-properties fo:font-weight="bold" style:font-weight-asian="bold" style:font-weight-complex="bold" fo:color="#333333" fo:font-size="11.5pt" style:font-size-asian="11.5pt" style:font-size-complex="11.5pt" fo:background-color="#F7F7F8"/>
    </style:style>
    <style:style style:name="T336" style:parent-style-name="HTMLCode" style:family="text">
      <style:text-properties fo:color="#0F2B3D" fo:font-size="11.5pt" style:font-size-asian="11.5pt" style:font-size-complex="11.5pt" fo:background-color="#F7F7F8"/>
    </style:style>
    <style:style style:name="P337" style:parent-style-name="HTMLPreformatted" style:family="paragraph">
      <style:paragraph-properties fo:border="0.0104in solid #B4B9BD" fo:padding="0in" style:shadow="none" fo:background-color="#F7F7F8"/>
    </style:style>
    <style:style style:name="T338" style:parent-style-name="HTMLCode" style:family="text">
      <style:text-properties fo:color="#0F2B3D" fo:font-size="11.5pt" style:font-size-asian="11.5pt" style:font-size-complex="11.5pt" fo:background-color="#F7F7F8"/>
    </style:style>
    <style:style style:name="T339" style:parent-style-name="hljs-comment" style:family="text">
      <style:text-properties fo:font-style="italic" style:font-style-asian="italic" style:font-style-complex="italic" fo:color="#999988" fo:font-size="11.5pt" style:font-size-asian="11.5pt" style:font-size-complex="11.5pt" fo:background-color="#F7F7F8"/>
    </style:style>
    <style:style style:name="P340" style:parent-style-name="HTMLPreformatted" style:family="paragraph">
      <style:paragraph-properties fo:border="0.0104in solid #B4B9BD" fo:padding="0in" style:shadow="none" fo:background-color="#F7F7F8"/>
    </style:style>
    <style:style style:name="T341" style:parent-style-name="hljs-comment" style:family="text">
      <style:text-properties fo:font-style="italic" style:font-style-asian="italic" style:font-style-complex="italic" fo:color="#999988" fo:font-size="11.5pt" style:font-size-asian="11.5pt" style:font-size-complex="11.5pt" fo:background-color="#F7F7F8"/>
    </style:style>
    <style:style style:name="T342" style:parent-style-name="hljs-doctag" style:family="text">
      <style:text-properties fo:font-style="italic" style:font-style-asian="italic" style:font-style-complex="italic" fo:color="#DD1144" fo:font-size="11.5pt" style:font-size-asian="11.5pt" style:font-size-complex="11.5pt" fo:background-color="#F7F7F8"/>
    </style:style>
    <style:style style:name="T343" style:parent-style-name="hljs-comment" style:family="text">
      <style:text-properties fo:font-style="italic" style:font-style-asian="italic" style:font-style-complex="italic" fo:color="#999988" fo:font-size="11.5pt" style:font-size-asian="11.5pt" style:font-size-complex="11.5pt" fo:background-color="#F7F7F8"/>
    </style:style>
    <style:style style:name="P344" style:parent-style-name="HTMLPreformatted" style:family="paragraph">
      <style:paragraph-properties fo:border="0.0104in solid #B4B9BD" fo:padding="0in" style:shadow="none" fo:background-color="#F7F7F8"/>
    </style:style>
    <style:style style:name="T345" style:parent-style-name="hljs-comment" style:family="text">
      <style:text-properties fo:font-style="italic" style:font-style-asian="italic" style:font-style-complex="italic" fo:color="#999988" fo:font-size="11.5pt" style:font-size-asian="11.5pt" style:font-size-complex="11.5pt" fo:background-color="#F7F7F8"/>
    </style:style>
    <style:style style:name="T346" style:parent-style-name="hljs-doctag" style:family="text">
      <style:text-properties fo:font-style="italic" style:font-style-asian="italic" style:font-style-complex="italic" fo:color="#DD1144" fo:font-size="11.5pt" style:font-size-asian="11.5pt" style:font-size-complex="11.5pt" fo:background-color="#F7F7F8"/>
    </style:style>
    <style:style style:name="T347" style:parent-style-name="hljs-comment" style:family="text">
      <style:text-properties fo:font-style="italic" style:font-style-asian="italic" style:font-style-complex="italic" fo:color="#999988" fo:font-size="11.5pt" style:font-size-asian="11.5pt" style:font-size-complex="11.5pt" fo:background-color="#F7F7F8"/>
    </style:style>
    <style:style style:name="P348" style:parent-style-name="HTMLPreformatted" style:family="paragraph">
      <style:paragraph-properties fo:border="0.0104in solid #B4B9BD" fo:padding="0in" style:shadow="none" fo:background-color="#F7F7F8"/>
    </style:style>
    <style:style style:name="T349" style:parent-style-name="hljs-comment" style:family="text">
      <style:text-properties fo:font-style="italic" style:font-style-asian="italic" style:font-style-complex="italic" fo:color="#999988" fo:font-size="11.5pt" style:font-size-asian="11.5pt" style:font-size-complex="11.5pt" fo:background-color="#F7F7F8"/>
    </style:style>
    <style:style style:name="T350" style:parent-style-name="hljs-comment" style:family="text">
      <style:text-properties fo:font-style="italic" style:font-style-asian="italic" style:font-style-complex="italic" fo:color="#999988" fo:font-size="11.5pt" style:font-size-asian="11.5pt" style:font-size-complex="11.5pt" fo:background-color="#F7F7F8"/>
    </style:style>
    <style:style style:name="P351" style:parent-style-name="HTMLPreformatted" style:family="paragraph">
      <style:paragraph-properties fo:border="0.0104in solid #B4B9BD" fo:padding="0in" style:shadow="none" fo:background-color="#F7F7F8"/>
    </style:style>
    <style:style style:name="T352" style:parent-style-name="hljs-comment" style:family="text">
      <style:text-properties fo:font-style="italic" style:font-style-asian="italic" style:font-style-complex="italic" fo:color="#999988" fo:font-size="11.5pt" style:font-size-asian="11.5pt" style:font-size-complex="11.5pt" fo:background-color="#F7F7F8"/>
    </style:style>
    <style:style style:name="P353" style:parent-style-name="HTMLPreformatted" style:family="paragraph">
      <style:paragraph-properties fo:border="0.0104in solid #B4B9BD" fo:padding="0in" style:shadow="none" fo:background-color="#F7F7F8"/>
    </style:style>
    <style:style style:name="P354" style:parent-style-name="HTMLPreformatted" style:family="paragraph">
      <style:paragraph-properties fo:border="0.0104in solid #B4B9BD" fo:padding="0in" style:shadow="none" fo:background-color="#F7F7F8"/>
    </style:style>
    <style:style style:name="T355" style:parent-style-name="HTMLCode" style:family="text">
      <style:text-properties fo:color="#0F2B3D" fo:font-size="11.5pt" style:font-size-asian="11.5pt" style:font-size-complex="11.5pt" fo:background-color="#F7F7F8"/>
    </style:style>
    <style:style style:name="T356" style:parent-style-name="hljs-comment" style:family="text">
      <style:text-properties fo:font-style="italic" style:font-style-asian="italic" style:font-style-complex="italic" fo:color="#999988" fo:font-size="11.5pt" style:font-size-asian="11.5pt" style:font-size-complex="11.5pt" fo:background-color="#F7F7F8"/>
    </style:style>
    <style:style style:name="P357" style:parent-style-name="HTMLPreformatted" style:family="paragraph">
      <style:paragraph-properties fo:border="0.0104in solid #B4B9BD" fo:padding="0in" style:shadow="none" fo:background-color="#F7F7F8"/>
    </style:style>
    <style:style style:name="T358" style:parent-style-name="HTMLCode" style:family="text">
      <style:text-properties fo:color="#0F2B3D" fo:font-size="11.5pt" style:font-size-asian="11.5pt" style:font-size-complex="11.5pt" fo:background-color="#F7F7F8"/>
    </style:style>
    <style:style style:name="T359" style:parent-style-name="hljs-built_in" style:family="text">
      <style:text-properties fo:color="#0086B3" fo:font-size="11.5pt" style:font-size-asian="11.5pt" style:font-size-complex="11.5pt" fo:background-color="#F7F7F8"/>
    </style:style>
    <style:style style:name="T360" style:parent-style-name="HTMLCode" style:family="text">
      <style:text-properties fo:color="#0F2B3D" fo:font-size="11.5pt" style:font-size-asian="11.5pt" style:font-size-complex="11.5pt" fo:background-color="#F7F7F8"/>
    </style:style>
    <style:style style:name="T361" style:parent-style-name="hljs-string" style:family="text">
      <style:text-properties fo:color="#DD1144" fo:font-size="11.5pt" style:font-size-asian="11.5pt" style:font-size-complex="11.5pt" fo:background-color="#F7F7F8"/>
    </style:style>
    <style:style style:name="T362" style:parent-style-name="HTMLCode" style:family="text">
      <style:text-properties fo:color="#0F2B3D" fo:font-size="11.5pt" style:font-size-asian="11.5pt" style:font-size-complex="11.5pt" fo:background-color="#F7F7F8"/>
    </style:style>
    <style:style style:name="P363" style:parent-style-name="HTMLPreformatted" style:family="paragraph">
      <style:paragraph-properties fo:border="0.0104in solid #B4B9BD" fo:padding="0in" style:shadow="none" fo:background-color="#F7F7F8"/>
    </style:style>
    <style:style style:name="T364" style:parent-style-name="HTMLCode" style:family="text">
      <style:text-properties fo:color="#0F2B3D" fo:font-size="11.5pt" style:font-size-asian="11.5pt" style:font-size-complex="11.5pt" fo:background-color="#F7F7F8"/>
    </style:style>
    <style:style style:name="T365" style:parent-style-name="hljs-number" style:family="text">
      <style:text-properties fo:color="#008080" fo:font-size="11.5pt" style:font-size-asian="11.5pt" style:font-size-complex="11.5pt" fo:background-color="#F7F7F8"/>
    </style:style>
    <style:style style:name="T366" style:parent-style-name="HTMLCode" style:family="text">
      <style:text-properties fo:color="#0F2B3D" fo:font-size="11.5pt" style:font-size-asian="11.5pt" style:font-size-complex="11.5pt" fo:background-color="#F7F7F8"/>
    </style:style>
    <style:style style:name="P367" style:parent-style-name="HTMLPreformatted" style:family="paragraph">
      <style:paragraph-properties fo:border="0.0104in solid #B4B9BD" fo:padding="0in" style:shadow="none" fo:background-color="#F7F7F8"/>
    </style:style>
    <style:style style:name="T368" style:parent-style-name="HTMLCode" style:family="text">
      <style:text-properties fo:color="#0F2B3D" fo:font-size="11.5pt" style:font-size-asian="11.5pt" style:font-size-complex="11.5pt" fo:background-color="#F7F7F8"/>
    </style:style>
    <style:style style:name="T369" style:parent-style-name="hljs-number" style:family="text">
      <style:text-properties fo:color="#008080" fo:font-size="11.5pt" style:font-size-asian="11.5pt" style:font-size-complex="11.5pt" fo:background-color="#F7F7F8"/>
    </style:style>
    <style:style style:name="T370" style:parent-style-name="HTMLCode" style:family="text">
      <style:text-properties fo:color="#0F2B3D" fo:font-size="11.5pt" style:font-size-asian="11.5pt" style:font-size-complex="11.5pt" fo:background-color="#F7F7F8"/>
    </style:style>
    <style:style style:name="T371" style:parent-style-name="hljs-number" style:family="text">
      <style:text-properties fo:color="#008080" fo:font-size="11.5pt" style:font-size-asian="11.5pt" style:font-size-complex="11.5pt" fo:background-color="#F7F7F8"/>
    </style:style>
    <style:style style:name="T372" style:parent-style-name="HTMLCode" style:family="text">
      <style:text-properties fo:color="#0F2B3D" fo:font-size="11.5pt" style:font-size-asian="11.5pt" style:font-size-complex="11.5pt" fo:background-color="#F7F7F8"/>
    </style:style>
    <style:style style:name="T373" style:parent-style-name="hljs-number" style:family="text">
      <style:text-properties fo:color="#008080" fo:font-size="11.5pt" style:font-size-asian="11.5pt" style:font-size-complex="11.5pt" fo:background-color="#F7F7F8"/>
    </style:style>
    <style:style style:name="T374" style:parent-style-name="HTMLCode" style:family="text">
      <style:text-properties fo:color="#0F2B3D" fo:font-size="11.5pt" style:font-size-asian="11.5pt" style:font-size-complex="11.5pt" fo:background-color="#F7F7F8"/>
    </style:style>
    <style:style style:name="T375" style:parent-style-name="hljs-number" style:family="text">
      <style:text-properties fo:color="#008080" fo:font-size="11.5pt" style:font-size-asian="11.5pt" style:font-size-complex="11.5pt" fo:background-color="#F7F7F8"/>
    </style:style>
    <style:style style:name="T376" style:parent-style-name="HTMLCode" style:family="text">
      <style:text-properties fo:color="#0F2B3D" fo:font-size="11.5pt" style:font-size-asian="11.5pt" style:font-size-complex="11.5pt" fo:background-color="#F7F7F8"/>
    </style:style>
    <style:style style:name="P377" style:parent-style-name="HTMLPreformatted" style:family="paragraph">
      <style:paragraph-properties fo:border="0.0104in solid #B4B9BD" fo:padding="0in" style:shadow="none" fo:background-color="#F7F7F8"/>
    </style:style>
    <style:style style:name="P378" style:parent-style-name="HTMLPreformatted" style:family="paragraph">
      <style:paragraph-properties fo:border="0.0104in solid #B4B9BD" fo:padding="0in" style:shadow="none" fo:background-color="#F7F7F8"/>
    </style:style>
    <style:style style:name="T379" style:parent-style-name="HTMLCode" style:family="text">
      <style:text-properties fo:color="#0F2B3D" fo:font-size="11.5pt" style:font-size-asian="11.5pt" style:font-size-complex="11.5pt" fo:background-color="#F7F7F8"/>
    </style:style>
    <style:style style:name="T380" style:parent-style-name="hljs-keyword" style:family="text">
      <style:text-properties fo:font-weight="bold" style:font-weight-asian="bold" style:font-weight-complex="bold" fo:color="#333333" fo:font-size="11.5pt" style:font-size-asian="11.5pt" style:font-size-complex="11.5pt" fo:background-color="#F7F7F8"/>
    </style:style>
    <style:style style:name="T381" style:parent-style-name="HTMLCode" style:family="text">
      <style:text-properties fo:color="#0F2B3D" fo:font-size="11.5pt" style:font-size-asian="11.5pt" style:font-size-complex="11.5pt" fo:background-color="#F7F7F8"/>
    </style:style>
    <style:style style:name="P382" style:parent-style-name="HTMLPreformatted" style:family="paragraph">
      <style:paragraph-properties fo:border="0.0104in solid #B4B9BD" fo:padding="0in" style:shadow="none" fo:background-color="#F7F7F8"/>
    </style:style>
    <style:style style:name="T383" style:parent-style-name="HTMLCode" style:family="text">
      <style:text-properties fo:color="#0F2B3D" fo:font-size="11.5pt" style:font-size-asian="11.5pt" style:font-size-complex="11.5pt" fo:background-color="#F7F7F8"/>
    </style:style>
    <style:style style:name="T384" style:parent-style-name="hljs-comment" style:family="text">
      <style:text-properties fo:font-style="italic" style:font-style-asian="italic" style:font-style-complex="italic" fo:color="#999988" fo:font-size="11.5pt" style:font-size-asian="11.5pt" style:font-size-complex="11.5pt" fo:background-color="#F7F7F8"/>
    </style:style>
    <style:style style:name="T385" style:parent-style-name="hljs-doctag" style:family="text">
      <style:text-properties fo:font-style="italic" style:font-style-asian="italic" style:font-style-complex="italic" fo:color="#DD1144" fo:font-size="11.5pt" style:font-size-asian="11.5pt" style:font-size-complex="11.5pt" fo:background-color="#F7F7F8"/>
    </style:style>
    <style:style style:name="T386" style:parent-style-name="hljs-comment" style:family="text">
      <style:text-properties fo:font-style="italic" style:font-style-asian="italic" style:font-style-complex="italic" fo:color="#999988" fo:font-size="11.5pt" style:font-size-asian="11.5pt" style:font-size-complex="11.5pt" fo:background-color="#F7F7F8"/>
    </style:style>
    <style:style style:name="T387" style:parent-style-name="hljs-comment" style:family="text">
      <style:text-properties fo:font-style="italic" style:font-style-asian="italic" style:font-style-complex="italic" fo:color="#999988" fo:font-size="11.5pt" style:font-size-asian="11.5pt" style:font-size-complex="11.5pt" fo:background-color="#F7F7F8"/>
    </style:style>
    <style:style style:name="P388" style:parent-style-name="HTMLPreformatted" style:family="paragraph">
      <style:paragraph-properties fo:border="0.0104in solid #B4B9BD" fo:padding="0in" style:shadow="none" fo:background-color="#F7F7F8"/>
    </style:style>
    <style:style style:name="T389" style:parent-style-name="HTMLCode" style:family="text">
      <style:text-properties fo:color="#0F2B3D" fo:font-size="11.5pt" style:font-size-asian="11.5pt" style:font-size-complex="11.5pt" fo:background-color="#F7F7F8"/>
    </style:style>
    <style:style style:name="T390" style:parent-style-name="hljs-comment" style:family="text">
      <style:text-properties fo:font-style="italic" style:font-style-asian="italic" style:font-style-complex="italic" fo:color="#999988" fo:font-size="11.5pt" style:font-size-asian="11.5pt" style:font-size-complex="11.5pt" fo:background-color="#F7F7F8"/>
    </style:style>
    <style:style style:name="P391" style:parent-style-name="HTMLPreformatted" style:family="paragraph">
      <style:paragraph-properties fo:border="0.0104in solid #B4B9BD" fo:padding="0in" style:shadow="none" fo:background-color="#F7F7F8"/>
    </style:style>
    <style:style style:name="P392" style:parent-style-name="HTMLPreformatted" style:family="paragraph">
      <style:paragraph-properties fo:border="0.0104in solid #B4B9BD" fo:padding="0in" style:shadow="none" fo:background-color="#F7F7F8"/>
    </style:style>
    <style:style style:name="T393" style:parent-style-name="HTMLCode" style:family="text">
      <style:text-properties fo:color="#0F2B3D" fo:font-size="11.5pt" style:font-size-asian="11.5pt" style:font-size-complex="11.5pt" fo:background-color="#F7F7F8"/>
    </style:style>
    <style:style style:name="P394" style:parent-style-name="HTMLPreformatted" style:family="paragraph">
      <style:paragraph-properties fo:border="0.0104in solid #B4B9BD" fo:padding="0in" style:shadow="none" fo:background-color="#F7F7F8"/>
    </style:style>
    <style:style style:name="T395" style:parent-style-name="HTMLCode" style:family="text">
      <style:text-properties fo:color="#0F2B3D" fo:font-size="11.5pt" style:font-size-asian="11.5pt" style:font-size-complex="11.5pt" fo:background-color="#F7F7F8"/>
    </style:style>
    <style:style style:name="T396" style:parent-style-name="hljs-keyword" style:family="text">
      <style:text-properties fo:font-weight="bold" style:font-weight-asian="bold" style:font-weight-complex="bold" fo:color="#333333" fo:font-size="11.5pt" style:font-size-asian="11.5pt" style:font-size-complex="11.5pt" fo:background-color="#F7F7F8"/>
    </style:style>
    <style:style style:name="T397" style:parent-style-name="HTMLCode" style:family="text">
      <style:text-properties fo:color="#0F2B3D" fo:font-size="11.5pt" style:font-size-asian="11.5pt" style:font-size-complex="11.5pt" fo:background-color="#F7F7F8"/>
    </style:style>
    <style:style style:name="T398" style:parent-style-name="hljs-keyword" style:family="text">
      <style:text-properties fo:font-weight="bold" style:font-weight-asian="bold" style:font-weight-complex="bold" fo:color="#333333" fo:font-size="11.5pt" style:font-size-asian="11.5pt" style:font-size-complex="11.5pt" fo:background-color="#F7F7F8"/>
    </style:style>
    <style:style style:name="T399" style:parent-style-name="HTMLCode" style:family="text">
      <style:text-properties fo:color="#0F2B3D" fo:font-size="11.5pt" style:font-size-asian="11.5pt" style:font-size-complex="11.5pt" fo:background-color="#F7F7F8"/>
    </style:style>
    <style:style style:name="P400" style:parent-style-name="HTMLPreformatted" style:family="paragraph">
      <style:paragraph-properties fo:border="0.0104in solid #B4B9BD" fo:padding="0in" style:shadow="none" fo:background-color="#F7F7F8"/>
    </style:style>
    <style:style style:name="T401" style:parent-style-name="HTMLCode" style:family="text">
      <style:text-properties fo:color="#0F2B3D" fo:font-size="11.5pt" style:font-size-asian="11.5pt" style:font-size-complex="11.5pt" fo:background-color="#F7F7F8"/>
    </style:style>
    <style:style style:name="T402" style:parent-style-name="hljs-comment" style:family="text">
      <style:text-properties fo:font-style="italic" style:font-style-asian="italic" style:font-style-complex="italic" fo:color="#999988" fo:font-size="11.5pt" style:font-size-asian="11.5pt" style:font-size-complex="11.5pt" fo:background-color="#F7F7F8"/>
    </style:style>
    <style:style style:name="T403" style:parent-style-name="hljs-doctag" style:family="text">
      <style:text-properties fo:font-style="italic" style:font-style-asian="italic" style:font-style-complex="italic" fo:color="#DD1144" fo:font-size="11.5pt" style:font-size-asian="11.5pt" style:font-size-complex="11.5pt" fo:background-color="#F7F7F8"/>
    </style:style>
    <style:style style:name="T404" style:parent-style-name="hljs-comment" style:family="text">
      <style:text-properties fo:font-style="italic" style:font-style-asian="italic" style:font-style-complex="italic" fo:color="#999988" fo:font-size="11.5pt" style:font-size-asian="11.5pt" style:font-size-complex="11.5pt" fo:background-color="#F7F7F8"/>
    </style:style>
    <style:style style:name="P405" style:parent-style-name="HTMLPreformatted" style:family="paragraph">
      <style:paragraph-properties fo:border="0.0104in solid #B4B9BD" fo:padding="0in" style:shadow="none" fo:background-color="#F7F7F8"/>
    </style:style>
    <style:style style:name="P406" style:parent-style-name="HTMLPreformatted" style:family="paragraph">
      <style:paragraph-properties fo:border="0.0104in solid #B4B9BD" fo:padding="0in" style:shadow="none" fo:background-color="#F7F7F8"/>
    </style:style>
    <style:style style:name="T407" style:parent-style-name="HTMLCode" style:family="text">
      <style:text-properties fo:color="#0F2B3D" fo:font-size="11.5pt" style:font-size-asian="11.5pt" style:font-size-complex="11.5pt" fo:background-color="#F7F7F8"/>
    </style:style>
    <style:style style:name="P408" style:parent-style-name="HTMLPreformatted" style:family="paragraph">
      <style:paragraph-properties fo:border="0.0104in solid #B4B9BD" fo:padding="0in" style:shadow="none" fo:background-color="#F7F7F8"/>
    </style:style>
    <style:style style:name="P409" style:parent-style-name="HTMLPreformatted" style:family="paragraph">
      <style:paragraph-properties fo:border="0.0104in solid #B4B9BD" fo:padding="0in" style:shadow="none" fo:background-color="#F7F7F8"/>
    </style:style>
    <style:style style:name="T410" style:parent-style-name="HTMLCode" style:family="text">
      <style:text-properties fo:color="#0F2B3D" fo:font-size="11.5pt" style:font-size-asian="11.5pt" style:font-size-complex="11.5pt" fo:background-color="#F7F7F8"/>
    </style:style>
    <style:style style:name="T411" style:parent-style-name="hljs-comment" style:family="text">
      <style:text-properties fo:font-style="italic" style:font-style-asian="italic" style:font-style-complex="italic" fo:color="#999988" fo:font-size="11.5pt" style:font-size-asian="11.5pt" style:font-size-complex="11.5pt" fo:background-color="#F7F7F8"/>
    </style:style>
    <style:style style:name="P412" style:parent-style-name="HTMLPreformatted" style:family="paragraph">
      <style:paragraph-properties fo:border="0.0104in solid #B4B9BD" fo:padding="0in" style:shadow="none" fo:background-color="#F7F7F8"/>
    </style:style>
    <style:style style:name="T413" style:parent-style-name="HTMLCode" style:family="text">
      <style:text-properties fo:color="#0F2B3D" fo:font-size="11.5pt" style:font-size-asian="11.5pt" style:font-size-complex="11.5pt" fo:background-color="#F7F7F8"/>
    </style:style>
    <style:style style:name="T414" style:parent-style-name="HTMLCode" style:family="text">
      <style:text-properties fo:color="#0F2B3D" fo:font-size="11.5pt" style:font-size-asian="11.5pt" style:font-size-complex="11.5pt" fo:background-color="#F7F7F8"/>
    </style:style>
    <style:style style:name="T415" style:parent-style-name="hljs-literal" style:family="text">
      <style:text-properties fo:color="#0F2B3D" fo:font-size="11.5pt" style:font-size-asian="11.5pt" style:font-size-complex="11.5pt" fo:background-color="#F7F7F8"/>
    </style:style>
    <style:style style:name="T416" style:parent-style-name="HTMLCode" style:family="text">
      <style:text-properties fo:color="#0F2B3D" fo:font-size="11.5pt" style:font-size-asian="11.5pt" style:font-size-complex="11.5pt" fo:background-color="#F7F7F8"/>
    </style:style>
    <style:style style:name="P417" style:parent-style-name="HTMLPreformatted" style:family="paragraph">
      <style:paragraph-properties fo:border="0.0104in solid #B4B9BD" fo:padding="0in" style:shadow="none" fo:background-color="#F7F7F8"/>
    </style:style>
    <style:style style:name="T418" style:parent-style-name="HTMLCode" style:family="text">
      <style:text-properties fo:color="#0F2B3D" fo:font-size="11.5pt" style:font-size-asian="11.5pt" style:font-size-complex="11.5pt" fo:background-color="#F7F7F8"/>
    </style:style>
    <style:style style:name="T419" style:parent-style-name="hljs-keyword" style:family="text">
      <style:text-properties fo:font-weight="bold" style:font-weight-asian="bold" style:font-weight-complex="bold" fo:color="#333333" fo:font-size="11.5pt" style:font-size-asian="11.5pt" style:font-size-complex="11.5pt" fo:background-color="#F7F7F8"/>
    </style:style>
    <style:style style:name="T420" style:parent-style-name="HTMLCode" style:family="text">
      <style:text-properties fo:color="#0F2B3D" fo:font-size="11.5pt" style:font-size-asian="11.5pt" style:font-size-complex="11.5pt" fo:background-color="#F7F7F8"/>
    </style:style>
    <style:style style:name="P421" style:parent-style-name="HTMLPreformatted" style:family="paragraph">
      <style:paragraph-properties fo:border="0.0104in solid #B4B9BD" fo:padding="0in" style:shadow="none" fo:background-color="#F7F7F8"/>
    </style:style>
    <style:style style:name="T422" style:parent-style-name="HTMLCode" style:family="text">
      <style:text-properties fo:color="#0F2B3D" fo:font-size="11.5pt" style:font-size-asian="11.5pt" style:font-size-complex="11.5pt" fo:background-color="#F7F7F8"/>
    </style:style>
    <style:style style:name="P423" style:parent-style-name="Heading4" style:family="paragraph">
      <style:paragraph-properties fo:margin-top="0.25in" fo:margin-bottom="0.052in" style:line-height-at-least="0.2222in"/>
      <style:text-properties style:font-name="Helvetica" style:font-name-complex="Helvetica" fo:color="#2E3D49"/>
    </style:style>
    <style:style style:name="P424" style:parent-style-name="NormalWeb" style:family="paragraph">
      <style:paragraph-properties fo:margin-top="0in" fo:margin-bottom="0in"/>
    </style:style>
    <style:style style:name="T425" style:parent-style-name="DefaultParagraphFont" style:family="text">
      <style:text-properties style:font-name="Helvetica" style:font-name-complex="Helvetica" fo:color="#4F4F4F" fo:font-size="11.5pt" style:font-size-asian="11.5pt" style:font-size-complex="11.5pt"/>
    </style:style>
    <style:style style:name="T426" style:parent-style-name="HTMLCode" style:family="text">
      <style:text-properties fo:color="#0F2B3D" fo:font-size="11.5pt" style:font-size-asian="11.5pt" style:font-size-complex="11.5pt" fo:background-color="#F7F7F8"/>
    </style:style>
    <style:style style:name="T427" style:parent-style-name="DefaultParagraphFont" style:family="text">
      <style:text-properties style:font-name="Helvetica" style:font-name-complex="Helvetica" fo:color="#4F4F4F" fo:font-size="11.5pt" style:font-size-asian="11.5pt" style:font-size-complex="11.5pt"/>
    </style:style>
    <style:style style:name="P428" style:parent-style-name="HTMLPreformatted" style:family="paragraph">
      <style:paragraph-properties fo:border="0.0104in solid #B4B9BD" fo:padding="0in" style:shadow="none" fo:background-color="#F7F7F8"/>
    </style:style>
    <style:style style:name="T429" style:parent-style-name="HTMLCode" style:family="text">
      <style:text-properties fo:color="#0F2B3D" fo:font-size="11.5pt" style:font-size-asian="11.5pt" style:font-size-complex="11.5pt" fo:background-color="#F7F7F8"/>
    </style:style>
    <style:style style:name="T430" style:parent-style-name="hljs-comment" style:family="text">
      <style:text-properties fo:font-style="italic" style:font-style-asian="italic" style:font-style-complex="italic" fo:color="#999988" fo:font-size="11.5pt" style:font-size-asian="11.5pt" style:font-size-complex="11.5pt" fo:background-color="#F7F7F8"/>
    </style:style>
    <style:style style:name="P431" style:parent-style-name="HTMLPreformatted" style:family="paragraph">
      <style:paragraph-properties fo:border="0.0104in solid #B4B9BD" fo:padding="0in" style:shadow="none" fo:background-color="#F7F7F8"/>
    </style:style>
    <style:style style:name="T432" style:parent-style-name="hljs-comment" style:family="text">
      <style:text-properties fo:font-style="italic" style:font-style-asian="italic" style:font-style-complex="italic" fo:color="#999988" fo:font-size="11.5pt" style:font-size-asian="11.5pt" style:font-size-complex="11.5pt" fo:background-color="#F7F7F8"/>
    </style:style>
    <style:style style:name="T433" style:parent-style-name="hljs-comment" style:family="text">
      <style:text-properties fo:font-style="italic" style:font-style-asian="italic" style:font-style-complex="italic" fo:color="#999988" fo:font-size="11.5pt" style:font-size-asian="11.5pt" style:font-size-complex="11.5pt" fo:background-color="#F7F7F8"/>
    </style:style>
    <style:style style:name="P434" style:parent-style-name="HTMLPreformatted" style:family="paragraph">
      <style:paragraph-properties fo:border="0.0104in solid #B4B9BD" fo:padding="0in" style:shadow="none" fo:background-color="#F7F7F8"/>
    </style:style>
    <style:style style:name="T435" style:parent-style-name="hljs-comment" style:family="text">
      <style:text-properties fo:font-style="italic" style:font-style-asian="italic" style:font-style-complex="italic" fo:color="#999988" fo:font-size="11.5pt" style:font-size-asian="11.5pt" style:font-size-complex="11.5pt" fo:background-color="#F7F7F8"/>
    </style:style>
    <style:style style:name="P436" style:parent-style-name="HTMLPreformatted" style:family="paragraph">
      <style:paragraph-properties fo:border="0.0104in solid #B4B9BD" fo:padding="0in" style:shadow="none" fo:background-color="#F7F7F8"/>
    </style:style>
    <style:style style:name="P437" style:parent-style-name="HTMLPreformatted" style:family="paragraph">
      <style:paragraph-properties fo:border="0.0104in solid #B4B9BD" fo:padding="0in" style:shadow="none" fo:background-color="#F7F7F8"/>
    </style:style>
    <style:style style:name="T438" style:parent-style-name="HTMLCode" style:family="text">
      <style:text-properties fo:color="#0F2B3D" fo:font-size="11.5pt" style:font-size-asian="11.5pt" style:font-size-complex="11.5pt" fo:background-color="#F7F7F8"/>
    </style:style>
    <style:style style:name="T439" style:parent-style-name="hljs-comment" style:family="text">
      <style:text-properties fo:font-style="italic" style:font-style-asian="italic" style:font-style-complex="italic" fo:color="#999988" fo:font-size="11.5pt" style:font-size-asian="11.5pt" style:font-size-complex="11.5pt" fo:background-color="#F7F7F8"/>
    </style:style>
    <style:style style:name="P440" style:parent-style-name="HTMLPreformatted" style:family="paragraph">
      <style:paragraph-properties fo:border="0.0104in solid #B4B9BD" fo:padding="0in" style:shadow="none" fo:background-color="#F7F7F8"/>
    </style:style>
    <style:style style:name="T441" style:parent-style-name="hljs-comment" style:family="text">
      <style:text-properties fo:font-style="italic" style:font-style-asian="italic" style:font-style-complex="italic" fo:color="#999988" fo:font-size="11.5pt" style:font-size-asian="11.5pt" style:font-size-complex="11.5pt" fo:background-color="#F7F7F8"/>
    </style:style>
    <style:style style:name="T442" style:parent-style-name="hljs-doctag" style:family="text">
      <style:text-properties fo:font-style="italic" style:font-style-asian="italic" style:font-style-complex="italic" fo:color="#DD1144" fo:font-size="11.5pt" style:font-size-asian="11.5pt" style:font-size-complex="11.5pt" fo:background-color="#F7F7F8"/>
    </style:style>
    <style:style style:name="T443" style:parent-style-name="hljs-comment" style:family="text">
      <style:text-properties fo:font-style="italic" style:font-style-asian="italic" style:font-style-complex="italic" fo:color="#999988" fo:font-size="11.5pt" style:font-size-asian="11.5pt" style:font-size-complex="11.5pt" fo:background-color="#F7F7F8"/>
    </style:style>
    <style:style style:name="P444" style:parent-style-name="HTMLPreformatted" style:family="paragraph">
      <style:paragraph-properties fo:border="0.0104in solid #B4B9BD" fo:padding="0in" style:shadow="none" fo:background-color="#F7F7F8"/>
    </style:style>
    <style:style style:name="T445" style:parent-style-name="hljs-comment" style:family="text">
      <style:text-properties fo:font-style="italic" style:font-style-asian="italic" style:font-style-complex="italic" fo:color="#999988" fo:font-size="11.5pt" style:font-size-asian="11.5pt" style:font-size-complex="11.5pt" fo:background-color="#F7F7F8"/>
    </style:style>
    <style:style style:name="P446" style:parent-style-name="HTMLPreformatted" style:family="paragraph">
      <style:paragraph-properties fo:border="0.0104in solid #B4B9BD" fo:padding="0in" style:shadow="none" fo:background-color="#F7F7F8"/>
    </style:style>
    <style:style style:name="T447" style:parent-style-name="hljs-comment" style:family="text">
      <style:text-properties fo:font-style="italic" style:font-style-asian="italic" style:font-style-complex="italic" fo:color="#999988" fo:font-size="11.5pt" style:font-size-asian="11.5pt" style:font-size-complex="11.5pt" fo:background-color="#F7F7F8"/>
    </style:style>
    <style:style style:name="T448" style:parent-style-name="hljs-doctag" style:family="text">
      <style:text-properties fo:font-style="italic" style:font-style-asian="italic" style:font-style-complex="italic" fo:color="#DD1144" fo:font-size="11.5pt" style:font-size-asian="11.5pt" style:font-size-complex="11.5pt" fo:background-color="#F7F7F8"/>
    </style:style>
    <style:style style:name="T449" style:parent-style-name="hljs-comment" style:family="text">
      <style:text-properties fo:font-style="italic" style:font-style-asian="italic" style:font-style-complex="italic" fo:color="#999988" fo:font-size="11.5pt" style:font-size-asian="11.5pt" style:font-size-complex="11.5pt" fo:background-color="#F7F7F8"/>
    </style:style>
    <style:style style:name="P450" style:parent-style-name="HTMLPreformatted" style:family="paragraph">
      <style:paragraph-properties fo:border="0.0104in solid #B4B9BD" fo:padding="0in" style:shadow="none" fo:background-color="#F7F7F8"/>
    </style:style>
    <style:style style:name="T451" style:parent-style-name="hljs-comment" style:family="text">
      <style:text-properties fo:font-style="italic" style:font-style-asian="italic" style:font-style-complex="italic" fo:color="#999988" fo:font-size="11.5pt" style:font-size-asian="11.5pt" style:font-size-complex="11.5pt" fo:background-color="#F7F7F8"/>
    </style:style>
    <style:style style:name="T452" style:parent-style-name="hljs-comment" style:family="text">
      <style:text-properties fo:font-style="italic" style:font-style-asian="italic" style:font-style-complex="italic" fo:color="#999988" fo:font-size="11.5pt" style:font-size-asian="11.5pt" style:font-size-complex="11.5pt" fo:background-color="#F7F7F8"/>
    </style:style>
    <style:style style:name="P453" style:parent-style-name="HTMLPreformatted" style:family="paragraph">
      <style:paragraph-properties fo:border="0.0104in solid #B4B9BD" fo:padding="0in" style:shadow="none" fo:background-color="#F7F7F8"/>
    </style:style>
    <style:style style:name="T454" style:parent-style-name="hljs-comment" style:family="text">
      <style:text-properties fo:font-style="italic" style:font-style-asian="italic" style:font-style-complex="italic" fo:color="#999988" fo:font-size="11.5pt" style:font-size-asian="11.5pt" style:font-size-complex="11.5pt" fo:background-color="#F7F7F8"/>
    </style:style>
    <style:style style:name="P455" style:parent-style-name="HTMLPreformatted" style:family="paragraph">
      <style:paragraph-properties fo:border="0.0104in solid #B4B9BD" fo:padding="0in" style:shadow="none" fo:background-color="#F7F7F8"/>
    </style:style>
    <style:style style:name="P456" style:parent-style-name="HTMLPreformatted" style:family="paragraph">
      <style:paragraph-properties fo:border="0.0104in solid #B4B9BD" fo:padding="0in" style:shadow="none" fo:background-color="#F7F7F8"/>
    </style:style>
    <style:style style:name="T457" style:parent-style-name="HTMLCode" style:family="text">
      <style:text-properties fo:color="#0F2B3D" fo:font-size="11.5pt" style:font-size-asian="11.5pt" style:font-size-complex="11.5pt" fo:background-color="#F7F7F8"/>
    </style:style>
    <style:style style:name="P458" style:parent-style-name="HTMLPreformatted" style:family="paragraph">
      <style:paragraph-properties fo:border="0.0104in solid #B4B9BD" fo:padding="0in" style:shadow="none" fo:background-color="#F7F7F8"/>
    </style:style>
    <style:style style:name="P459" style:parent-style-name="HTMLPreformatted" style:family="paragraph">
      <style:paragraph-properties fo:border="0.0104in solid #B4B9BD" fo:padding="0in" style:shadow="none" fo:background-color="#F7F7F8"/>
    </style:style>
    <style:style style:name="T460" style:parent-style-name="HTMLCode" style:family="text">
      <style:text-properties fo:color="#0F2B3D" fo:font-size="11.5pt" style:font-size-asian="11.5pt" style:font-size-complex="11.5pt" fo:background-color="#F7F7F8"/>
    </style:style>
    <style:style style:name="T461" style:parent-style-name="hljs-comment" style:family="text">
      <style:text-properties fo:font-style="italic" style:font-style-asian="italic" style:font-style-complex="italic" fo:color="#999988" fo:font-size="11.5pt" style:font-size-asian="11.5pt" style:font-size-complex="11.5pt" fo:background-color="#F7F7F8"/>
    </style:style>
    <style:style style:name="P462" style:parent-style-name="HTMLPreformatted" style:family="paragraph">
      <style:paragraph-properties fo:border="0.0104in solid #B4B9BD" fo:padding="0in" style:shadow="none" fo:background-color="#F7F7F8"/>
    </style:style>
    <style:style style:name="T463" style:parent-style-name="hljs-comment" style:family="text">
      <style:text-properties fo:font-style="italic" style:font-style-asian="italic" style:font-style-complex="italic" fo:color="#999988" fo:font-size="11.5pt" style:font-size-asian="11.5pt" style:font-size-complex="11.5pt" fo:background-color="#F7F7F8"/>
    </style:style>
    <style:style style:name="P464" style:parent-style-name="HTMLPreformatted" style:family="paragraph">
      <style:paragraph-properties fo:border="0.0104in solid #B4B9BD" fo:padding="0in" style:shadow="none" fo:background-color="#F7F7F8"/>
    </style:style>
    <style:style style:name="T465" style:parent-style-name="hljs-comment" style:family="text">
      <style:text-properties fo:font-style="italic" style:font-style-asian="italic" style:font-style-complex="italic" fo:color="#999988" fo:font-size="11.5pt" style:font-size-asian="11.5pt" style:font-size-complex="11.5pt" fo:background-color="#F7F7F8"/>
    </style:style>
    <style:style style:name="P466" style:parent-style-name="HTMLPreformatted" style:family="paragraph">
      <style:paragraph-properties fo:border="0.0104in solid #B4B9BD" fo:padding="0in" style:shadow="none" fo:background-color="#F7F7F8"/>
    </style:style>
    <style:style style:name="P467" style:parent-style-name="HTMLPreformatted" style:family="paragraph">
      <style:paragraph-properties fo:border="0.0104in solid #B4B9BD" fo:padding="0in" style:shadow="none" fo:background-color="#F7F7F8"/>
    </style:style>
    <style:style style:name="T468" style:parent-style-name="HTMLCode" style:family="text">
      <style:text-properties fo:color="#0F2B3D" fo:font-size="11.5pt" style:font-size-asian="11.5pt" style:font-size-complex="11.5pt" fo:background-color="#F7F7F8"/>
    </style:style>
    <style:style style:name="T469" style:parent-style-name="hljs-comment" style:family="text">
      <style:text-properties fo:font-style="italic" style:font-style-asian="italic" style:font-style-complex="italic" fo:color="#999988" fo:font-size="11.5pt" style:font-size-asian="11.5pt" style:font-size-complex="11.5pt" fo:background-color="#F7F7F8"/>
    </style:style>
    <style:style style:name="P470" style:parent-style-name="HTMLPreformatted" style:family="paragraph">
      <style:paragraph-properties fo:border="0.0104in solid #B4B9BD" fo:padding="0in" style:shadow="none" fo:background-color="#F7F7F8"/>
    </style:style>
    <style:style style:name="T471" style:parent-style-name="hljs-comment" style:family="text">
      <style:text-properties fo:font-style="italic" style:font-style-asian="italic" style:font-style-complex="italic" fo:color="#999988" fo:font-size="11.5pt" style:font-size-asian="11.5pt" style:font-size-complex="11.5pt" fo:background-color="#F7F7F8"/>
    </style:style>
    <style:style style:name="T472" style:parent-style-name="hljs-doctag" style:family="text">
      <style:text-properties fo:font-style="italic" style:font-style-asian="italic" style:font-style-complex="italic" fo:color="#DD1144" fo:font-size="11.5pt" style:font-size-asian="11.5pt" style:font-size-complex="11.5pt" fo:background-color="#F7F7F8"/>
    </style:style>
    <style:style style:name="T473" style:parent-style-name="hljs-comment" style:family="text">
      <style:text-properties fo:font-style="italic" style:font-style-asian="italic" style:font-style-complex="italic" fo:color="#999988" fo:font-size="11.5pt" style:font-size-asian="11.5pt" style:font-size-complex="11.5pt" fo:background-color="#F7F7F8"/>
    </style:style>
    <style:style style:name="P474" style:parent-style-name="HTMLPreformatted" style:family="paragraph">
      <style:paragraph-properties fo:border="0.0104in solid #B4B9BD" fo:padding="0in" style:shadow="none" fo:background-color="#F7F7F8"/>
    </style:style>
    <style:style style:name="T475" style:parent-style-name="hljs-comment" style:family="text">
      <style:text-properties fo:font-style="italic" style:font-style-asian="italic" style:font-style-complex="italic" fo:color="#999988" fo:font-size="11.5pt" style:font-size-asian="11.5pt" style:font-size-complex="11.5pt" fo:background-color="#F7F7F8"/>
    </style:style>
    <style:style style:name="T476" style:parent-style-name="hljs-doctag" style:family="text">
      <style:text-properties fo:font-style="italic" style:font-style-asian="italic" style:font-style-complex="italic" fo:color="#DD1144" fo:font-size="11.5pt" style:font-size-asian="11.5pt" style:font-size-complex="11.5pt" fo:background-color="#F7F7F8"/>
    </style:style>
    <style:style style:name="T477" style:parent-style-name="hljs-comment" style:family="text">
      <style:text-properties fo:font-style="italic" style:font-style-asian="italic" style:font-style-complex="italic" fo:color="#999988" fo:font-size="11.5pt" style:font-size-asian="11.5pt" style:font-size-complex="11.5pt" fo:background-color="#F7F7F8"/>
    </style:style>
    <style:style style:name="P478" style:parent-style-name="HTMLPreformatted" style:family="paragraph">
      <style:paragraph-properties fo:border="0.0104in solid #B4B9BD" fo:padding="0in" style:shadow="none" fo:background-color="#F7F7F8"/>
    </style:style>
    <style:style style:name="T479" style:parent-style-name="hljs-comment" style:family="text">
      <style:text-properties fo:font-style="italic" style:font-style-asian="italic" style:font-style-complex="italic" fo:color="#999988" fo:font-size="11.5pt" style:font-size-asian="11.5pt" style:font-size-complex="11.5pt" fo:background-color="#F7F7F8"/>
    </style:style>
    <style:style style:name="P480" style:parent-style-name="HTMLPreformatted" style:family="paragraph">
      <style:paragraph-properties fo:border="0.0104in solid #B4B9BD" fo:padding="0in" style:shadow="none" fo:background-color="#F7F7F8"/>
    </style:style>
    <style:style style:name="P481" style:parent-style-name="HTMLPreformatted" style:family="paragraph">
      <style:paragraph-properties fo:border="0.0104in solid #B4B9BD" fo:padding="0in" style:shadow="none" fo:background-color="#F7F7F8"/>
    </style:style>
    <style:style style:name="T482" style:parent-style-name="HTMLCode" style:family="text">
      <style:text-properties fo:color="#0F2B3D" fo:font-size="11.5pt" style:font-size-asian="11.5pt" style:font-size-complex="11.5pt" fo:background-color="#F7F7F8"/>
    </style:style>
    <style:style style:name="T483" style:parent-style-name="hljs-keyword" style:family="text">
      <style:text-properties fo:font-weight="bold" style:font-weight-asian="bold" style:font-weight-complex="bold" fo:color="#333333" fo:font-size="11.5pt" style:font-size-asian="11.5pt" style:font-size-complex="11.5pt" fo:background-color="#F7F7F8"/>
    </style:style>
    <style:style style:name="T484" style:parent-style-name="HTMLCode" style:family="text">
      <style:text-properties fo:color="#0F2B3D" fo:font-size="11.5pt" style:font-size-asian="11.5pt" style:font-size-complex="11.5pt" fo:background-color="#F7F7F8"/>
    </style:style>
    <style:style style:name="P485" style:parent-style-name="HTMLPreformatted" style:family="paragraph">
      <style:paragraph-properties fo:border="0.0104in solid #B4B9BD" fo:padding="0in" style:shadow="none" fo:background-color="#F7F7F8"/>
    </style:style>
    <style:style style:name="T486" style:parent-style-name="HTMLCode" style:family="text">
      <style:text-properties fo:color="#0F2B3D" fo:font-size="11.5pt" style:font-size-asian="11.5pt" style:font-size-complex="11.5pt" fo:background-color="#F7F7F8"/>
    </style:style>
    <style:style style:name="T487" style:parent-style-name="hljs-comment" style:family="text">
      <style:text-properties fo:font-style="italic" style:font-style-asian="italic" style:font-style-complex="italic" fo:color="#999988" fo:font-size="11.5pt" style:font-size-asian="11.5pt" style:font-size-complex="11.5pt" fo:background-color="#F7F7F8"/>
    </style:style>
    <style:style style:name="T488" style:parent-style-name="hljs-doctag" style:family="text">
      <style:text-properties fo:font-style="italic" style:font-style-asian="italic" style:font-style-complex="italic" fo:color="#DD1144" fo:font-size="11.5pt" style:font-size-asian="11.5pt" style:font-size-complex="11.5pt" fo:background-color="#F7F7F8"/>
    </style:style>
    <style:style style:name="T489" style:parent-style-name="hljs-comment" style:family="text">
      <style:text-properties fo:font-style="italic" style:font-style-asian="italic" style:font-style-complex="italic" fo:color="#999988" fo:font-size="11.5pt" style:font-size-asian="11.5pt" style:font-size-complex="11.5pt" fo:background-color="#F7F7F8"/>
    </style:style>
    <style:style style:name="P490" style:parent-style-name="HTMLPreformatted" style:family="paragraph">
      <style:paragraph-properties fo:border="0.0104in solid #B4B9BD" fo:padding="0in" style:shadow="none" fo:background-color="#F7F7F8"/>
    </style:style>
    <style:style style:name="P491" style:parent-style-name="HTMLPreformatted" style:family="paragraph">
      <style:paragraph-properties fo:border="0.0104in solid #B4B9BD" fo:padding="0in" style:shadow="none" fo:background-color="#F7F7F8"/>
    </style:style>
    <style:style style:name="T492" style:parent-style-name="HTMLCode" style:family="text">
      <style:text-properties fo:color="#0F2B3D" fo:font-size="11.5pt" style:font-size-asian="11.5pt" style:font-size-complex="11.5pt" fo:background-color="#F7F7F8"/>
    </style:style>
    <style:style style:name="T493" style:parent-style-name="hljs-keyword" style:family="text">
      <style:text-properties fo:font-weight="bold" style:font-weight-asian="bold" style:font-weight-complex="bold" fo:color="#333333" fo:font-size="11.5pt" style:font-size-asian="11.5pt" style:font-size-complex="11.5pt" fo:background-color="#F7F7F8"/>
    </style:style>
    <style:style style:name="T494" style:parent-style-name="HTMLCode" style:family="text">
      <style:text-properties fo:color="#0F2B3D" fo:font-size="11.5pt" style:font-size-asian="11.5pt" style:font-size-complex="11.5pt" fo:background-color="#F7F7F8"/>
    </style:style>
    <style:style style:name="P495" style:parent-style-name="HTMLPreformatted" style:family="paragraph">
      <style:paragraph-properties fo:border="0.0104in solid #B4B9BD" fo:padding="0in" style:shadow="none" fo:background-color="#F7F7F8"/>
    </style:style>
    <style:style style:name="T496" style:parent-style-name="HTMLCode" style:family="text">
      <style:text-properties fo:color="#0F2B3D" fo:font-size="11.5pt" style:font-size-asian="11.5pt" style:font-size-complex="11.5pt" fo:background-color="#F7F7F8"/>
    </style:style>
    <style:style style:name="T497" style:parent-style-name="hljs-comment" style:family="text">
      <style:text-properties fo:font-style="italic" style:font-style-asian="italic" style:font-style-complex="italic" fo:color="#999988" fo:font-size="11.5pt" style:font-size-asian="11.5pt" style:font-size-complex="11.5pt" fo:background-color="#F7F7F8"/>
    </style:style>
    <style:style style:name="T498" style:parent-style-name="hljs-doctag" style:family="text">
      <style:text-properties fo:font-style="italic" style:font-style-asian="italic" style:font-style-complex="italic" fo:color="#DD1144" fo:font-size="11.5pt" style:font-size-asian="11.5pt" style:font-size-complex="11.5pt" fo:background-color="#F7F7F8"/>
    </style:style>
    <style:style style:name="T499" style:parent-style-name="hljs-comment" style:family="text">
      <style:text-properties fo:font-style="italic" style:font-style-asian="italic" style:font-style-complex="italic" fo:color="#999988" fo:font-size="11.5pt" style:font-size-asian="11.5pt" style:font-size-complex="11.5pt" fo:background-color="#F7F7F8"/>
    </style:style>
    <style:style style:name="P500" style:parent-style-name="HTMLPreformatted" style:family="paragraph">
      <style:paragraph-properties fo:border="0.0104in solid #B4B9BD" fo:padding="0in" style:shadow="none" fo:background-color="#F7F7F8"/>
    </style:style>
    <style:style style:name="P501" style:parent-style-name="HTMLPreformatted" style:family="paragraph">
      <style:paragraph-properties fo:border="0.0104in solid #B4B9BD" fo:padding="0in" style:shadow="none" fo:background-color="#F7F7F8"/>
    </style:style>
    <style:style style:name="T502" style:parent-style-name="HTMLCode" style:family="text">
      <style:text-properties fo:color="#0F2B3D" fo:font-size="11.5pt" style:font-size-asian="11.5pt" style:font-size-complex="11.5pt" fo:background-color="#F7F7F8"/>
    </style:style>
    <style:style style:name="P503" style:parent-style-name="NormalWeb" style:family="paragraph">
      <style:paragraph-properties fo:margin-top="0in" fo:margin-bottom="0in"/>
    </style:style>
    <style:style style:name="T504" style:parent-style-name="DefaultParagraphFont" style:family="text">
      <style:text-properties style:font-name="Helvetica" style:font-name-complex="Helvetica" fo:color="#4F4F4F" fo:font-size="11.5pt" style:font-size-asian="11.5pt" style:font-size-complex="11.5pt"/>
    </style:style>
    <style:style style:name="T505" style:parent-style-name="HTMLCode" style:family="text">
      <style:text-properties fo:color="#0F2B3D" fo:font-size="11.5pt" style:font-size-asian="11.5pt" style:font-size-complex="11.5pt" fo:background-color="#F7F7F8"/>
    </style:style>
    <style:style style:name="T506" style:parent-style-name="DefaultParagraphFont" style:family="text">
      <style:text-properties style:font-name="Helvetica" style:font-name-complex="Helvetica" fo:color="#4F4F4F" fo:font-size="11.5pt" style:font-size-asian="11.5pt" style:font-size-complex="11.5pt"/>
    </style:style>
    <style:style style:name="T507" style:parent-style-name="HTMLCode" style:family="text">
      <style:text-properties fo:color="#0F2B3D" fo:font-size="11.5pt" style:font-size-asian="11.5pt" style:font-size-complex="11.5pt" fo:background-color="#F7F7F8"/>
    </style:style>
    <style:style style:name="T508" style:parent-style-name="DefaultParagraphFont" style:family="text">
      <style:text-properties style:font-name="Helvetica" style:font-name-complex="Helvetica" fo:color="#4F4F4F" fo:font-size="11.5pt" style:font-size-asian="11.5pt" style:font-size-complex="11.5pt"/>
    </style:style>
    <style:style style:name="T509" style:parent-style-name="HTMLCode" style:family="text">
      <style:text-properties fo:color="#0F2B3D" fo:font-size="11.5pt" style:font-size-asian="11.5pt" style:font-size-complex="11.5pt" fo:background-color="#F7F7F8"/>
    </style:style>
    <style:style style:name="T510" style:parent-style-name="DefaultParagraphFont" style:family="text">
      <style:text-properties style:font-name="Helvetica" style:font-name-complex="Helvetica" fo:color="#4F4F4F" fo:font-size="11.5pt" style:font-size-asian="11.5pt" style:font-size-complex="11.5pt"/>
    </style:style>
    <style:style style:name="T511" style:parent-style-name="HTMLCode" style:family="text">
      <style:text-properties fo:color="#0F2B3D" fo:font-size="11.5pt" style:font-size-asian="11.5pt" style:font-size-complex="11.5pt" fo:background-color="#F7F7F8"/>
    </style:style>
    <style:style style:name="T512" style:parent-style-name="DefaultParagraphFont" style:family="text">
      <style:text-properties style:font-name="Helvetica" style:font-name-complex="Helvetica" fo:color="#4F4F4F" fo:font-size="11.5pt" style:font-size-asian="11.5pt" style:font-size-complex="11.5pt"/>
    </style:style>
    <style:style style:name="T513" style:parent-style-name="HTMLCode" style:family="text">
      <style:text-properties fo:color="#0F2B3D" fo:font-size="11.5pt" style:font-size-asian="11.5pt" style:font-size-complex="11.5pt" fo:background-color="#F7F7F8"/>
    </style:style>
    <style:style style:name="T514" style:parent-style-name="DefaultParagraphFont" style:family="text">
      <style:text-properties style:font-name="Helvetica" style:font-name-complex="Helvetica" fo:color="#4F4F4F" fo:font-size="11.5pt" style:font-size-asian="11.5pt" style:font-size-complex="11.5pt"/>
    </style:style>
    <style:style style:name="T515" style:parent-style-name="DefaultParagraphFont" style:family="text">
      <style:text-properties style:font-name="Helvetica" style:font-name-complex="Helvetica" fo:color="#4F4F4F" fo:font-size="11.5pt" style:font-size-asian="11.5pt" style:font-size-complex="11.5pt"/>
    </style:style>
    <style:style style:name="P516" style:parent-style-name="Heading3" style:family="paragraph">
      <style:paragraph-properties fo:margin-top="0.2916in" fo:margin-bottom="0.052in" style:line-height-at-least="0.2222in"/>
      <style:text-properties style:font-name="Helvetica" style:font-name-complex="Helvetica" fo:color="#2E3D49"/>
    </style:style>
    <style:style style:name="P517" style:parent-style-name="NormalWeb" style:family="paragraph">
      <style:paragraph-properties fo:margin-top="0in" fo:margin-bottom="0in"/>
    </style:style>
    <style:style style:name="T518" style:parent-style-name="HTMLCode" style:family="text">
      <style:text-properties fo:color="#0F2B3D" fo:font-size="11.5pt" style:font-size-asian="11.5pt" style:font-size-complex="11.5pt" fo:background-color="#F7F7F8"/>
    </style:style>
    <style:style style:name="T519" style:parent-style-name="DefaultParagraphFont" style:family="text">
      <style:text-properties style:font-name="Helvetica" style:font-name-complex="Helvetica" fo:color="#4F4F4F" fo:font-size="11.5pt" style:font-size-asian="11.5pt" style:font-size-complex="11.5pt"/>
    </style:style>
    <style:style style:name="T520" style:parent-style-name="HTMLCode" style:family="text">
      <style:text-properties fo:color="#0F2B3D" fo:font-size="11.5pt" style:font-size-asian="11.5pt" style:font-size-complex="11.5pt" fo:background-color="#F7F7F8"/>
    </style:style>
    <style:style style:name="T521" style:parent-style-name="DefaultParagraphFont" style:family="text">
      <style:text-properties style:font-name="Helvetica" style:font-name-complex="Helvetica" fo:color="#4F4F4F" fo:font-size="11.5pt" style:font-size-asian="11.5pt" style:font-size-complex="11.5pt"/>
    </style:style>
    <style:style style:name="T522" style:parent-style-name="DefaultParagraphFont" style:family="text">
      <style:text-properties style:font-name="Helvetica" style:font-name-complex="Helvetica" fo:color="#4F4F4F" fo:font-size="11.5pt" style:font-size-asian="11.5pt" style:font-size-complex="11.5pt"/>
    </style:style>
    <style:style style:name="P523" style:parent-style-name="NormalWeb" style:family="paragraph">
      <style:paragraph-properties fo:margin-top="0in" fo:margin-bottom="0in"/>
    </style:style>
    <style:style style:name="T524" style:parent-style-name="DefaultParagraphFont" style:family="text">
      <style:text-properties style:font-name="Helvetica" style:font-name-complex="Helvetica" fo:color="#4F4F4F" fo:font-size="11.5pt" style:font-size-asian="11.5pt" style:font-size-complex="11.5pt"/>
    </style:style>
    <style:style style:name="T525" style:parent-style-name="HTMLCode" style:family="text">
      <style:text-properties fo:color="#0F2B3D" fo:font-size="11.5pt" style:font-size-asian="11.5pt" style:font-size-complex="11.5pt" fo:background-color="#F7F7F8"/>
    </style:style>
    <style:style style:name="T526" style:parent-style-name="DefaultParagraphFont" style:family="text">
      <style:text-properties style:font-name="Helvetica" style:font-name-complex="Helvetica" fo:color="#4F4F4F" fo:font-size="11.5pt" style:font-size-asian="11.5pt" style:font-size-complex="11.5pt"/>
    </style:style>
    <style:style style:name="T527" style:parent-style-name="DefaultParagraphFont" style:family="text">
      <style:text-properties style:font-name="Helvetica" style:font-name-complex="Helvetica" fo:color="#4F4F4F" fo:font-size="11.5pt" style:font-size-asian="11.5pt" style:font-size-complex="11.5pt"/>
    </style:style>
    <style:style style:name="P528" style:parent-style-name="NormalWeb" style:family="paragraph">
      <style:paragraph-properties fo:margin-top="0in" fo:margin-bottom="0in"/>
    </style:style>
    <style:style style:name="T529" style:parent-style-name="DefaultParagraphFont" style:family="text">
      <style:text-properties style:font-name="Helvetica" style:font-name-complex="Helvetica" fo:color="#4F4F4F" fo:font-size="11.5pt" style:font-size-asian="11.5pt" style:font-size-complex="11.5pt"/>
    </style:style>
    <style:style style:name="T530" style:parent-style-name="DefaultParagraphFont" style:family="text">
      <style:text-properties style:font-name="Helvetica" style:font-name-complex="Helvetica" fo:color="#4F4F4F" fo:font-size="11.5pt" style:font-size-asian="11.5pt" style:font-size-complex="11.5pt"/>
    </style:style>
    <style:style style:name="T531" style:parent-style-name="HTMLCode" style:family="text">
      <style:text-properties fo:color="#0F2B3D" fo:font-size="11.5pt" style:font-size-asian="11.5pt" style:font-size-complex="11.5pt" fo:background-color="#F7F7F8"/>
    </style:style>
    <style:style style:name="T532" style:parent-style-name="DefaultParagraphFont" style:family="text">
      <style:text-properties style:font-name="Helvetica" style:font-name-complex="Helvetica" fo:color="#4F4F4F" fo:font-size="11.5pt" style:font-size-asian="11.5pt" style:font-size-complex="11.5pt"/>
    </style:style>
    <style:style style:name="T533" style:parent-style-name="HTMLCode" style:family="text">
      <style:text-properties fo:color="#0F2B3D" fo:font-size="11.5pt" style:font-size-asian="11.5pt" style:font-size-complex="11.5pt" fo:background-color="#F7F7F8"/>
    </style:style>
    <style:style style:name="T534" style:parent-style-name="DefaultParagraphFont" style:family="text">
      <style:text-properties style:font-name="Helvetica" style:font-name-complex="Helvetica" fo:color="#4F4F4F" fo:font-size="11.5pt" style:font-size-asian="11.5pt" style:font-size-complex="11.5pt"/>
    </style:style>
    <style:style style:name="P535" style:parent-style-name="HTMLPreformatted" style:family="paragraph">
      <style:paragraph-properties fo:border="0.0104in solid #B4B9BD" fo:padding="0in" style:shadow="none" fo:background-color="#F7F7F8"/>
    </style:style>
    <style:style style:name="T536" style:parent-style-name="hljs-tag" style:family="text">
      <style:text-properties fo:color="#000080" fo:font-size="11.5pt" style:font-size-asian="11.5pt" style:font-size-complex="11.5pt" fo:background-color="#F7F7F8"/>
    </style:style>
    <style:style style:name="T537" style:parent-style-name="HTMLCode" style:family="text">
      <style:text-properties fo:color="#0F2B3D" fo:font-size="11.5pt" style:font-size-asian="11.5pt" style:font-size-complex="11.5pt" fo:background-color="#F7F7F8"/>
    </style:style>
    <style:style style:name="T538" style:parent-style-name="hljs-tag" style:family="text">
      <style:text-properties fo:color="#000080" fo:font-size="11.5pt" style:font-size-asian="11.5pt" style:font-size-complex="11.5pt" fo:background-color="#F7F7F8"/>
    </style:style>
    <style:style style:name="T539" style:parent-style-name="hljs-pseudo" style:family="text">
      <style:text-properties fo:color="#0F2B3D" fo:font-size="11.5pt" style:font-size-asian="11.5pt" style:font-size-complex="11.5pt" fo:background-color="#F7F7F8"/>
    </style:style>
    <style:style style:name="T540" style:parent-style-name="HTMLCode" style:family="text">
      <style:text-properties fo:color="#0F2B3D" fo:font-size="11.5pt" style:font-size-asian="11.5pt" style:font-size-complex="11.5pt" fo:background-color="#F7F7F8"/>
    </style:style>
    <style:style style:name="P541" style:parent-style-name="HTMLPreformatted" style:family="paragraph">
      <style:paragraph-properties fo:border="0.0104in solid #B4B9BD" fo:padding="0in" style:shadow="none" fo:background-color="#F7F7F8"/>
    </style:style>
    <style:style style:name="T542" style:parent-style-name="HTMLCode" style:family="text">
      <style:text-properties fo:color="#0F2B3D" fo:font-size="11.5pt" style:font-size-asian="11.5pt" style:font-size-complex="11.5pt" fo:background-color="#F7F7F8"/>
    </style:style>
    <style:style style:name="T543" style:parent-style-name="hljs-comment" style:family="text">
      <style:text-properties fo:font-style="italic" style:font-style-asian="italic" style:font-style-complex="italic" fo:color="#999988" fo:font-size="11.5pt" style:font-size-asian="11.5pt" style:font-size-complex="11.5pt" fo:background-color="#F7F7F8"/>
    </style:style>
    <style:style style:name="P544" style:parent-style-name="HTMLPreformatted" style:family="paragraph">
      <style:paragraph-properties fo:border="0.0104in solid #B4B9BD" fo:padding="0in" style:shadow="none" fo:background-color="#F7F7F8"/>
    </style:style>
    <style:style style:name="T545" style:parent-style-name="hljs-comment" style:family="text">
      <style:text-properties fo:font-style="italic" style:font-style-asian="italic" style:font-style-complex="italic" fo:color="#999988" fo:font-size="11.5pt" style:font-size-asian="11.5pt" style:font-size-complex="11.5pt" fo:background-color="#F7F7F8"/>
    </style:style>
    <style:style style:name="T546" style:parent-style-name="hljs-doctag" style:family="text">
      <style:text-properties fo:font-style="italic" style:font-style-asian="italic" style:font-style-complex="italic" fo:color="#DD1144" fo:font-size="11.5pt" style:font-size-asian="11.5pt" style:font-size-complex="11.5pt" fo:background-color="#F7F7F8"/>
    </style:style>
    <style:style style:name="T547" style:parent-style-name="hljs-comment" style:family="text">
      <style:text-properties fo:font-style="italic" style:font-style-asian="italic" style:font-style-complex="italic" fo:color="#999988" fo:font-size="11.5pt" style:font-size-asian="11.5pt" style:font-size-complex="11.5pt" fo:background-color="#F7F7F8"/>
    </style:style>
    <style:style style:name="P548" style:parent-style-name="HTMLPreformatted" style:family="paragraph">
      <style:paragraph-properties fo:border="0.0104in solid #B4B9BD" fo:padding="0in" style:shadow="none" fo:background-color="#F7F7F8"/>
    </style:style>
    <style:style style:name="T549" style:parent-style-name="hljs-comment" style:family="text">
      <style:text-properties fo:font-style="italic" style:font-style-asian="italic" style:font-style-complex="italic" fo:color="#999988" fo:font-size="11.5pt" style:font-size-asian="11.5pt" style:font-size-complex="11.5pt" fo:background-color="#F7F7F8"/>
    </style:style>
    <style:style style:name="P550" style:parent-style-name="HTMLPreformatted" style:family="paragraph">
      <style:paragraph-properties fo:border="0.0104in solid #B4B9BD" fo:padding="0in" style:shadow="none" fo:background-color="#F7F7F8"/>
    </style:style>
    <style:style style:name="T551" style:parent-style-name="HTMLCode" style:family="text">
      <style:text-properties fo:color="#0F2B3D" fo:font-size="11.5pt" style:font-size-asian="11.5pt" style:font-size-complex="11.5pt" fo:background-color="#F7F7F8"/>
    </style:style>
    <style:style style:name="P552" style:parent-style-name="HTMLPreformatted" style:family="paragraph">
      <style:paragraph-properties fo:border="0.0104in solid #B4B9BD" fo:padding="0in" style:shadow="none" fo:background-color="#F7F7F8"/>
    </style:style>
    <style:style style:name="P553" style:parent-style-name="HTMLPreformatted" style:family="paragraph">
      <style:paragraph-properties fo:border="0.0104in solid #B4B9BD" fo:padding="0in" style:shadow="none" fo:background-color="#F7F7F8"/>
    </style:style>
    <style:style style:name="T554" style:parent-style-name="hljs-tag" style:family="text">
      <style:text-properties fo:color="#000080" fo:font-size="11.5pt" style:font-size-asian="11.5pt" style:font-size-complex="11.5pt" fo:background-color="#F7F7F8"/>
    </style:style>
    <style:style style:name="T555" style:parent-style-name="HTMLCode" style:family="text">
      <style:text-properties fo:color="#0F2B3D" fo:font-size="11.5pt" style:font-size-asian="11.5pt" style:font-size-complex="11.5pt" fo:background-color="#F7F7F8"/>
    </style:style>
    <style:style style:name="T556" style:parent-style-name="hljs-tag" style:family="text">
      <style:text-properties fo:color="#000080" fo:font-size="11.5pt" style:font-size-asian="11.5pt" style:font-size-complex="11.5pt" fo:background-color="#F7F7F8"/>
    </style:style>
    <style:style style:name="T557" style:parent-style-name="hljs-pseudo" style:family="text">
      <style:text-properties fo:color="#0F2B3D" fo:font-size="11.5pt" style:font-size-asian="11.5pt" style:font-size-complex="11.5pt" fo:background-color="#F7F7F8"/>
    </style:style>
    <style:style style:name="T558" style:parent-style-name="HTMLCode" style:family="text">
      <style:text-properties fo:color="#0F2B3D" fo:font-size="11.5pt" style:font-size-asian="11.5pt" style:font-size-complex="11.5pt" fo:background-color="#F7F7F8"/>
    </style:style>
    <style:style style:name="P559" style:parent-style-name="HTMLPreformatted" style:family="paragraph">
      <style:paragraph-properties fo:border="0.0104in solid #B4B9BD" fo:padding="0in" style:shadow="none" fo:background-color="#F7F7F8"/>
    </style:style>
    <style:style style:name="T560" style:parent-style-name="HTMLCode" style:family="text">
      <style:text-properties fo:color="#0F2B3D" fo:font-size="11.5pt" style:font-size-asian="11.5pt" style:font-size-complex="11.5pt" fo:background-color="#F7F7F8"/>
    </style:style>
    <style:style style:name="T561" style:parent-style-name="hljs-comment" style:family="text">
      <style:text-properties fo:font-style="italic" style:font-style-asian="italic" style:font-style-complex="italic" fo:color="#999988" fo:font-size="11.5pt" style:font-size-asian="11.5pt" style:font-size-complex="11.5pt" fo:background-color="#F7F7F8"/>
    </style:style>
    <style:style style:name="P562" style:parent-style-name="HTMLPreformatted" style:family="paragraph">
      <style:paragraph-properties fo:border="0.0104in solid #B4B9BD" fo:padding="0in" style:shadow="none" fo:background-color="#F7F7F8"/>
    </style:style>
    <style:style style:name="T563" style:parent-style-name="hljs-comment" style:family="text">
      <style:text-properties fo:font-style="italic" style:font-style-asian="italic" style:font-style-complex="italic" fo:color="#999988" fo:font-size="11.5pt" style:font-size-asian="11.5pt" style:font-size-complex="11.5pt" fo:background-color="#F7F7F8"/>
    </style:style>
    <style:style style:name="T564" style:parent-style-name="hljs-doctag" style:family="text">
      <style:text-properties fo:font-style="italic" style:font-style-asian="italic" style:font-style-complex="italic" fo:color="#DD1144" fo:font-size="11.5pt" style:font-size-asian="11.5pt" style:font-size-complex="11.5pt" fo:background-color="#F7F7F8"/>
    </style:style>
    <style:style style:name="T565" style:parent-style-name="hljs-comment" style:family="text">
      <style:text-properties fo:font-style="italic" style:font-style-asian="italic" style:font-style-complex="italic" fo:color="#999988" fo:font-size="11.5pt" style:font-size-asian="11.5pt" style:font-size-complex="11.5pt" fo:background-color="#F7F7F8"/>
    </style:style>
    <style:style style:name="P566" style:parent-style-name="HTMLPreformatted" style:family="paragraph">
      <style:paragraph-properties fo:border="0.0104in solid #B4B9BD" fo:padding="0in" style:shadow="none" fo:background-color="#F7F7F8"/>
    </style:style>
    <style:style style:name="T567" style:parent-style-name="hljs-comment" style:family="text">
      <style:text-properties fo:font-style="italic" style:font-style-asian="italic" style:font-style-complex="italic" fo:color="#999988" fo:font-size="11.5pt" style:font-size-asian="11.5pt" style:font-size-complex="11.5pt" fo:background-color="#F7F7F8"/>
    </style:style>
    <style:style style:name="P568" style:parent-style-name="HTMLPreformatted" style:family="paragraph">
      <style:paragraph-properties fo:border="0.0104in solid #B4B9BD" fo:padding="0in" style:shadow="none" fo:background-color="#F7F7F8"/>
    </style:style>
    <style:style style:name="T569" style:parent-style-name="HTMLCode" style:family="text">
      <style:text-properties fo:color="#0F2B3D" fo:font-size="11.5pt" style:font-size-asian="11.5pt" style:font-size-complex="11.5pt" fo:background-color="#F7F7F8"/>
    </style:style>
    <style:style style:name="P570" style:parent-style-name="HTMLPreformatted" style:family="paragraph">
      <style:paragraph-properties fo:border="0.0104in solid #B4B9BD" fo:padding="0in" style:shadow="none" fo:background-color="#F7F7F8"/>
    </style:style>
    <style:style style:name="P571" style:parent-style-name="HTMLPreformatted" style:family="paragraph">
      <style:paragraph-properties fo:border="0.0104in solid #B4B9BD" fo:padding="0in" style:shadow="none" fo:background-color="#F7F7F8"/>
    </style:style>
    <style:style style:name="T572" style:parent-style-name="hljs-tag" style:family="text">
      <style:text-properties fo:color="#000080" fo:font-size="11.5pt" style:font-size-asian="11.5pt" style:font-size-complex="11.5pt" fo:background-color="#F7F7F8"/>
    </style:style>
    <style:style style:name="T573" style:parent-style-name="HTMLCode" style:family="text">
      <style:text-properties fo:color="#0F2B3D" fo:font-size="11.5pt" style:font-size-asian="11.5pt" style:font-size-complex="11.5pt" fo:background-color="#F7F7F8"/>
    </style:style>
    <style:style style:name="T574" style:parent-style-name="hljs-tag" style:family="text">
      <style:text-properties fo:color="#000080" fo:font-size="11.5pt" style:font-size-asian="11.5pt" style:font-size-complex="11.5pt" fo:background-color="#F7F7F8"/>
    </style:style>
    <style:style style:name="T575" style:parent-style-name="hljs-pseudo" style:family="text">
      <style:text-properties fo:color="#0F2B3D" fo:font-size="11.5pt" style:font-size-asian="11.5pt" style:font-size-complex="11.5pt" fo:background-color="#F7F7F8"/>
    </style:style>
    <style:style style:name="T576" style:parent-style-name="HTMLCode" style:family="text">
      <style:text-properties fo:color="#0F2B3D" fo:font-size="11.5pt" style:font-size-asian="11.5pt" style:font-size-complex="11.5pt" fo:background-color="#F7F7F8"/>
    </style:style>
    <style:style style:name="P577" style:parent-style-name="HTMLPreformatted" style:family="paragraph">
      <style:paragraph-properties fo:border="0.0104in solid #B4B9BD" fo:padding="0in" style:shadow="none" fo:background-color="#F7F7F8"/>
    </style:style>
    <style:style style:name="T578" style:parent-style-name="HTMLCode" style:family="text">
      <style:text-properties fo:color="#0F2B3D" fo:font-size="11.5pt" style:font-size-asian="11.5pt" style:font-size-complex="11.5pt" fo:background-color="#F7F7F8"/>
    </style:style>
    <style:style style:name="T579" style:parent-style-name="hljs-comment" style:family="text">
      <style:text-properties fo:font-style="italic" style:font-style-asian="italic" style:font-style-complex="italic" fo:color="#999988" fo:font-size="11.5pt" style:font-size-asian="11.5pt" style:font-size-complex="11.5pt" fo:background-color="#F7F7F8"/>
    </style:style>
    <style:style style:name="P580" style:parent-style-name="HTMLPreformatted" style:family="paragraph">
      <style:paragraph-properties fo:border="0.0104in solid #B4B9BD" fo:padding="0in" style:shadow="none" fo:background-color="#F7F7F8"/>
    </style:style>
    <style:style style:name="T581" style:parent-style-name="hljs-comment" style:family="text">
      <style:text-properties fo:font-style="italic" style:font-style-asian="italic" style:font-style-complex="italic" fo:color="#999988" fo:font-size="11.5pt" style:font-size-asian="11.5pt" style:font-size-complex="11.5pt" fo:background-color="#F7F7F8"/>
    </style:style>
    <style:style style:name="T582" style:parent-style-name="hljs-doctag" style:family="text">
      <style:text-properties fo:font-style="italic" style:font-style-asian="italic" style:font-style-complex="italic" fo:color="#DD1144" fo:font-size="11.5pt" style:font-size-asian="11.5pt" style:font-size-complex="11.5pt" fo:background-color="#F7F7F8"/>
    </style:style>
    <style:style style:name="T583" style:parent-style-name="hljs-comment" style:family="text">
      <style:text-properties fo:font-style="italic" style:font-style-asian="italic" style:font-style-complex="italic" fo:color="#999988" fo:font-size="11.5pt" style:font-size-asian="11.5pt" style:font-size-complex="11.5pt" fo:background-color="#F7F7F8"/>
    </style:style>
    <style:style style:name="P584" style:parent-style-name="HTMLPreformatted" style:family="paragraph">
      <style:paragraph-properties fo:border="0.0104in solid #B4B9BD" fo:padding="0in" style:shadow="none" fo:background-color="#F7F7F8"/>
    </style:style>
    <style:style style:name="T585" style:parent-style-name="hljs-comment" style:family="text">
      <style:text-properties fo:font-style="italic" style:font-style-asian="italic" style:font-style-complex="italic" fo:color="#999988" fo:font-size="11.5pt" style:font-size-asian="11.5pt" style:font-size-complex="11.5pt" fo:background-color="#F7F7F8"/>
    </style:style>
    <style:style style:name="P586" style:parent-style-name="HTMLPreformatted" style:family="paragraph">
      <style:paragraph-properties fo:border="0.0104in solid #B4B9BD" fo:padding="0in" style:shadow="none" fo:background-color="#F7F7F8"/>
    </style:style>
    <style:style style:name="T587" style:parent-style-name="HTMLCode" style:family="text">
      <style:text-properties fo:color="#0F2B3D" fo:font-size="11.5pt" style:font-size-asian="11.5pt" style:font-size-complex="11.5pt" fo:background-color="#F7F7F8"/>
    </style:style>
    <style:style style:name="P588" style:parent-style-name="Heading3" style:family="paragraph">
      <style:paragraph-properties fo:margin-top="0.2916in" fo:margin-bottom="0.052in" style:line-height-at-least="0.2222in"/>
      <style:text-properties style:font-name="Helvetica" style:font-name-complex="Helvetica" fo:color="#2E3D49"/>
    </style:style>
    <style:style style:name="P589" style:parent-style-name="NormalWeb" style:family="paragraph">
      <style:paragraph-properties fo:margin-top="0in" fo:margin-bottom="0.1562in"/>
      <style:text-properties style:font-name="Helvetica" style:font-name-complex="Helvetica" fo:color="#4F4F4F" fo:font-size="11.5pt" style:font-size-asian="11.5pt" style:font-size-complex="11.5pt"/>
    </style:style>
    <style:style style:name="P590" style:parent-style-name="HTMLPreformatted" style:family="paragraph">
      <style:paragraph-properties fo:border="0.0104in solid #B4B9BD" fo:padding="0in" style:shadow="none" fo:background-color="#F7F7F8"/>
    </style:style>
    <style:style style:name="T591" style:parent-style-name="HTMLCode" style:family="text">
      <style:text-properties fo:color="#0F2B3D" fo:font-size="11.5pt" style:font-size-asian="11.5pt" style:font-size-complex="11.5pt" fo:background-color="#F7F7F8"/>
    </style:style>
    <style:style style:name="T592" style:parent-style-name="hljs-keyword" style:family="text">
      <style:text-properties fo:font-weight="bold" style:font-weight-asian="bold" style:font-weight-complex="bold" fo:color="#333333" fo:font-size="11.5pt" style:font-size-asian="11.5pt" style:font-size-complex="11.5pt" fo:background-color="#F7F7F8"/>
    </style:style>
    <style:style style:name="T593" style:parent-style-name="HTMLCode" style:family="text">
      <style:text-properties fo:color="#0F2B3D" fo:font-size="11.5pt" style:font-size-asian="11.5pt" style:font-size-complex="11.5pt" fo:background-color="#F7F7F8"/>
    </style:style>
    <style:style style:name="T594" style:parent-style-name="hljs-built_in" style:family="text">
      <style:text-properties fo:color="#0086B3" fo:font-size="11.5pt" style:font-size-asian="11.5pt" style:font-size-complex="11.5pt" fo:background-color="#F7F7F8"/>
    </style:style>
    <style:style style:name="T595" style:parent-style-name="HTMLCode" style:family="text">
      <style:text-properties fo:color="#0F2B3D" fo:font-size="11.5pt" style:font-size-asian="11.5pt" style:font-size-complex="11.5pt" fo:background-color="#F7F7F8"/>
    </style:style>
    <style:style style:name="P596" style:parent-style-name="HTMLPreformatted" style:family="paragraph">
      <style:paragraph-properties fo:border="0.0104in solid #B4B9BD" fo:padding="0in" style:shadow="none" fo:background-color="#F7F7F8"/>
    </style:style>
    <style:style style:name="T597" style:parent-style-name="HTMLCode" style:family="text">
      <style:text-properties fo:color="#0F2B3D" fo:font-size="11.5pt" style:font-size-asian="11.5pt" style:font-size-complex="11.5pt" fo:background-color="#F7F7F8"/>
    </style:style>
    <style:style style:name="T598" style:parent-style-name="hljs-keyword" style:family="text">
      <style:text-properties fo:font-weight="bold" style:font-weight-asian="bold" style:font-weight-complex="bold" fo:color="#333333" fo:font-size="11.5pt" style:font-size-asian="11.5pt" style:font-size-complex="11.5pt" fo:background-color="#F7F7F8"/>
    </style:style>
    <style:style style:name="T599" style:parent-style-name="HTMLCode" style:family="text">
      <style:text-properties fo:color="#0F2B3D" fo:font-size="11.5pt" style:font-size-asian="11.5pt" style:font-size-complex="11.5pt" fo:background-color="#F7F7F8"/>
    </style:style>
    <style:style style:name="T600" style:parent-style-name="hljs-built_in" style:family="text">
      <style:text-properties fo:color="#0086B3" fo:font-size="11.5pt" style:font-size-asian="11.5pt" style:font-size-complex="11.5pt" fo:background-color="#F7F7F8"/>
    </style:style>
    <style:style style:name="T601" style:parent-style-name="HTMLCode" style:family="text">
      <style:text-properties fo:color="#0F2B3D" fo:font-size="11.5pt" style:font-size-asian="11.5pt" style:font-size-complex="11.5pt" fo:background-color="#F7F7F8"/>
    </style:style>
    <style:style style:name="T602" style:parent-style-name="HTMLCode" style:family="text">
      <style:text-properties fo:color="#0F2B3D" fo:font-size="11.5pt" style:font-size-asian="11.5pt" style:font-size-complex="11.5pt" fo:background-color="#F7F7F8"/>
    </style:style>
    <style:style style:name="P603" style:parent-style-name="HTMLPreformatted" style:family="paragraph">
      <style:paragraph-properties fo:border="0.0104in solid #B4B9BD" fo:padding="0in" style:shadow="none" fo:background-color="#F7F7F8"/>
    </style:style>
    <style:style style:name="T604" style:parent-style-name="HTMLCode" style:family="text">
      <style:text-properties fo:color="#0F2B3D" fo:font-size="11.5pt" style:font-size-asian="11.5pt" style:font-size-complex="11.5pt" fo:background-color="#F7F7F8"/>
    </style:style>
    <style:style style:name="T605" style:parent-style-name="hljs-comment" style:family="text">
      <style:text-properties fo:font-style="italic" style:font-style-asian="italic" style:font-style-complex="italic" fo:color="#999988" fo:font-size="11.5pt" style:font-size-asian="11.5pt" style:font-size-complex="11.5pt" fo:background-color="#F7F7F8"/>
    </style:style>
    <style:style style:name="P606" style:parent-style-name="HTMLPreformatted" style:family="paragraph">
      <style:paragraph-properties fo:border="0.0104in solid #B4B9BD" fo:padding="0in" style:shadow="none" fo:background-color="#F7F7F8"/>
    </style:style>
    <style:style style:name="T607" style:parent-style-name="hljs-comment" style:family="text">
      <style:text-properties fo:font-style="italic" style:font-style-asian="italic" style:font-style-complex="italic" fo:color="#999988" fo:font-size="11.5pt" style:font-size-asian="11.5pt" style:font-size-complex="11.5pt" fo:background-color="#F7F7F8"/>
    </style:style>
    <style:style style:name="T608" style:parent-style-name="hljs-doctag" style:family="text">
      <style:text-properties fo:font-style="italic" style:font-style-asian="italic" style:font-style-complex="italic" fo:color="#DD1144" fo:font-size="11.5pt" style:font-size-asian="11.5pt" style:font-size-complex="11.5pt" fo:background-color="#F7F7F8"/>
    </style:style>
    <style:style style:name="T609" style:parent-style-name="hljs-comment" style:family="text">
      <style:text-properties fo:font-style="italic" style:font-style-asian="italic" style:font-style-complex="italic" fo:color="#999988" fo:font-size="11.5pt" style:font-size-asian="11.5pt" style:font-size-complex="11.5pt" fo:background-color="#F7F7F8"/>
    </style:style>
    <style:style style:name="P610" style:parent-style-name="HTMLPreformatted" style:family="paragraph">
      <style:paragraph-properties fo:border="0.0104in solid #B4B9BD" fo:padding="0in" style:shadow="none" fo:background-color="#F7F7F8"/>
    </style:style>
    <style:style style:name="T611" style:parent-style-name="hljs-comment" style:family="text">
      <style:text-properties fo:font-style="italic" style:font-style-asian="italic" style:font-style-complex="italic" fo:color="#999988" fo:font-size="11.5pt" style:font-size-asian="11.5pt" style:font-size-complex="11.5pt" fo:background-color="#F7F7F8"/>
    </style:style>
    <style:style style:name="P612" style:parent-style-name="HTMLPreformatted" style:family="paragraph">
      <style:paragraph-properties fo:border="0.0104in solid #B4B9BD" fo:padding="0in" style:shadow="none" fo:background-color="#F7F7F8"/>
    </style:style>
    <style:style style:name="T613" style:parent-style-name="HTMLCode" style:family="text">
      <style:text-properties fo:color="#0F2B3D" fo:font-size="11.5pt" style:font-size-asian="11.5pt" style:font-size-complex="11.5pt" fo:background-color="#F7F7F8"/>
    </style:style>
    <style:style style:name="P614" style:parent-style-name="HTMLPreformatted" style:family="paragraph">
      <style:paragraph-properties fo:border="0.0104in solid #B4B9BD" fo:padding="0in" style:shadow="none" fo:background-color="#F7F7F8"/>
    </style:style>
    <style:style style:name="P615" style:parent-style-name="HTMLPreformatted" style:family="paragraph">
      <style:paragraph-properties fo:border="0.0104in solid #B4B9BD" fo:padding="0in" style:shadow="none" fo:background-color="#F7F7F8"/>
    </style:style>
    <style:style style:name="T616" style:parent-style-name="HTMLCode" style:family="text">
      <style:text-properties fo:color="#0F2B3D" fo:font-size="11.5pt" style:font-size-asian="11.5pt" style:font-size-complex="11.5pt" fo:background-color="#F7F7F8"/>
    </style:style>
    <style:style style:name="T617" style:parent-style-name="hljs-keyword" style:family="text">
      <style:text-properties fo:font-weight="bold" style:font-weight-asian="bold" style:font-weight-complex="bold" fo:color="#333333" fo:font-size="11.5pt" style:font-size-asian="11.5pt" style:font-size-complex="11.5pt" fo:background-color="#F7F7F8"/>
    </style:style>
    <style:style style:name="T618" style:parent-style-name="HTMLCode" style:family="text">
      <style:text-properties fo:color="#0F2B3D" fo:font-size="11.5pt" style:font-size-asian="11.5pt" style:font-size-complex="11.5pt" fo:background-color="#F7F7F8"/>
    </style:style>
    <style:style style:name="P619" style:parent-style-name="HTMLPreformatted" style:family="paragraph">
      <style:paragraph-properties fo:border="0.0104in solid #B4B9BD" fo:padding="0in" style:shadow="none" fo:background-color="#F7F7F8"/>
    </style:style>
    <style:style style:name="T620" style:parent-style-name="HTMLCode" style:family="text">
      <style:text-properties fo:color="#0F2B3D" fo:font-size="11.5pt" style:font-size-asian="11.5pt" style:font-size-complex="11.5pt" fo:background-color="#F7F7F8"/>
    </style:style>
    <style:style style:name="T621" style:parent-style-name="hljs-comment" style:family="text">
      <style:text-properties fo:font-style="italic" style:font-style-asian="italic" style:font-style-complex="italic" fo:color="#999988" fo:font-size="11.5pt" style:font-size-asian="11.5pt" style:font-size-complex="11.5pt" fo:background-color="#F7F7F8"/>
    </style:style>
    <style:style style:name="P622" style:parent-style-name="HTMLPreformatted" style:family="paragraph">
      <style:paragraph-properties fo:border="0.0104in solid #B4B9BD" fo:padding="0in" style:shadow="none" fo:background-color="#F7F7F8"/>
    </style:style>
    <style:style style:name="T623" style:parent-style-name="hljs-comment" style:family="text">
      <style:text-properties fo:font-style="italic" style:font-style-asian="italic" style:font-style-complex="italic" fo:color="#999988" fo:font-size="11.5pt" style:font-size-asian="11.5pt" style:font-size-complex="11.5pt" fo:background-color="#F7F7F8"/>
    </style:style>
    <style:style style:name="T624" style:parent-style-name="hljs-doctag" style:family="text">
      <style:text-properties fo:font-style="italic" style:font-style-asian="italic" style:font-style-complex="italic" fo:color="#DD1144" fo:font-size="11.5pt" style:font-size-asian="11.5pt" style:font-size-complex="11.5pt" fo:background-color="#F7F7F8"/>
    </style:style>
    <style:style style:name="T625" style:parent-style-name="hljs-comment" style:family="text">
      <style:text-properties fo:font-style="italic" style:font-style-asian="italic" style:font-style-complex="italic" fo:color="#999988" fo:font-size="11.5pt" style:font-size-asian="11.5pt" style:font-size-complex="11.5pt" fo:background-color="#F7F7F8"/>
    </style:style>
    <style:style style:name="P626" style:parent-style-name="HTMLPreformatted" style:family="paragraph">
      <style:paragraph-properties fo:border="0.0104in solid #B4B9BD" fo:padding="0in" style:shadow="none" fo:background-color="#F7F7F8"/>
    </style:style>
    <style:style style:name="T627" style:parent-style-name="hljs-comment" style:family="text">
      <style:text-properties fo:font-style="italic" style:font-style-asian="italic" style:font-style-complex="italic" fo:color="#999988" fo:font-size="11.5pt" style:font-size-asian="11.5pt" style:font-size-complex="11.5pt" fo:background-color="#F7F7F8"/>
    </style:style>
    <style:style style:name="P628" style:parent-style-name="HTMLPreformatted" style:family="paragraph">
      <style:paragraph-properties fo:border="0.0104in solid #B4B9BD" fo:padding="0in" style:shadow="none" fo:background-color="#F7F7F8"/>
    </style:style>
    <style:style style:name="T629" style:parent-style-name="HTMLCode" style:family="text">
      <style:text-properties fo:color="#0F2B3D" fo:font-size="11.5pt" style:font-size-asian="11.5pt" style:font-size-complex="11.5pt" fo:background-color="#F7F7F8"/>
    </style:style>
    <style:style style:name="P630" style:parent-style-name="NormalWeb" style:family="paragraph">
      <style:paragraph-properties fo:margin-top="0in" fo:margin-bottom="0in"/>
      <style:text-properties style:font-name="Helvetica" style:font-name-complex="Helvetica" fo:color="#4F4F4F" fo:font-size="11.5pt" style:font-size-asian="11.5pt" style:font-size-complex="11.5pt"/>
    </style:style>
    <style:style style:name="P631" style:parent-style-name="Normal" style:family="paragraph">
      <style:paragraph-properties fo:text-align="justify"/>
    </style:style>
    <style:style style:name="P632" style:parent-style-name="Normal" style:family="paragraph">
      <style:paragraph-properties fo:text-align="justify"/>
    </style:style>
    <style:style style:name="P633" style:parent-style-name="Normal" style:family="paragraph">
      <style:paragraph-properties fo:break-before="page"/>
      <style:text-properties fo:hyphenate="true"/>
    </style:style>
    <style:style style:name="P634" style:parent-style-name="Heading1" style:family="paragraph">
      <style:paragraph-properties fo:margin-top="0.4166in" fo:margin-bottom="0.052in" style:line-height-at-least="0.2222in"/>
      <style:text-properties style:font-name="inherit" style:font-name-complex="Helvetica" fo:color="#2E3D49" fo:font-size="18pt" style:font-size-asian="18pt" style:font-size-complex="18pt"/>
    </style:style>
    <style:style style:name="P635" style:parent-style-name="Normal" style:family="paragraph">
      <style:paragraph-properties fo:margin-bottom="0in" fo:line-height="100%" fo:margin-left="0in">
        <style:tab-stops>
          <style:tab-stop style:type="left" style:position="0.5in"/>
        </style:tab-stops>
      </style:paragraph-properties>
      <style:text-properties fo:hyphenate="true"/>
    </style:style>
    <style:style style:name="T636" style:parent-style-name="DefaultParagraphFont" style:family="text">
      <style:text-properties style:font-name="inherit" style:font-name-complex="Helvetica" fo:color="#4F4F4F" fo:font-size="11.5pt" style:font-size-asian="11.5pt" style:font-size-complex="11.5pt"/>
    </style:style>
    <style:style style:name="T637" style:parent-style-name="Hyperlink" style:family="text">
      <style:text-properties style:font-name="inherit" style:font-name-complex="Helvetica" fo:font-weight="bold" style:font-weight-asian="bold" style:font-weight-complex="bold" fo:color="#02B3E4" fo:font-size="11.5pt" style:font-size-asian="11.5pt" style:font-size-complex="11.5pt"/>
    </style:style>
    <style:style style:name="T638" style:parent-style-name="DefaultParagraphFont" style:family="text">
      <style:text-properties style:font-name="inherit" style:font-name-complex="Helvetica" fo:color="#4F4F4F" fo:font-size="11.5pt" style:font-size-asian="11.5pt" style:font-size-complex="11.5pt"/>
    </style:style>
    <style:style style:name="P639" style:parent-style-name="Normal" style:family="paragraph">
      <style:paragraph-properties fo:margin-bottom="0in" fo:line-height="100%" fo:margin-left="0in">
        <style:tab-stops>
          <style:tab-stop style:type="left" style:position="0.5in"/>
        </style:tab-stops>
      </style:paragraph-properties>
      <style:text-properties fo:hyphenate="true"/>
    </style:style>
    <style:style style:name="T640" style:parent-style-name="DefaultParagraphFont" style:family="text">
      <style:text-properties style:font-name="inherit" style:font-name-complex="Helvetica" fo:color="#4F4F4F" fo:font-size="11.5pt" style:font-size-asian="11.5pt" style:font-size-complex="11.5pt"/>
    </style:style>
    <style:style style:name="T641" style:parent-style-name="Hyperlink" style:family="text">
      <style:text-properties style:font-name="inherit" style:font-name-complex="Helvetica" fo:font-weight="bold" style:font-weight-asian="bold" style:font-weight-complex="bold" fo:color="#02B3E4" fo:font-size="11.5pt" style:font-size-asian="11.5pt" style:font-size-complex="11.5pt"/>
    </style:style>
    <style:style style:name="T642" style:parent-style-name="DefaultParagraphFont" style:family="text">
      <style:text-properties style:font-name="inherit" style:font-name-complex="Helvetica" fo:color="#4F4F4F" fo:font-size="11.5pt" style:font-size-asian="11.5pt" style:font-size-complex="11.5pt"/>
    </style:style>
    <style:style style:name="P643" style:parent-style-name="Normal" style:family="paragraph">
      <style:paragraph-properties fo:margin-bottom="0in" fo:line-height="100%" fo:margin-left="0in">
        <style:tab-stops>
          <style:tab-stop style:type="left" style:position="0.5in"/>
        </style:tab-stops>
      </style:paragraph-properties>
      <style:text-properties fo:hyphenate="true"/>
    </style:style>
    <style:style style:name="T644" style:parent-style-name="DefaultParagraphFont" style:family="text">
      <style:text-properties style:font-name="inherit" style:font-name-complex="Helvetica" fo:color="#4F4F4F" fo:font-size="11.5pt" style:font-size-asian="11.5pt" style:font-size-complex="11.5pt"/>
    </style:style>
    <style:style style:name="T645" style:parent-style-name="Hyperlink" style:family="text">
      <style:text-properties style:font-name="inherit" style:font-name-complex="Helvetica" fo:font-weight="bold" style:font-weight-asian="bold" style:font-weight-complex="bold" fo:color="#02B3E4" fo:font-size="11.5pt" style:font-size-asian="11.5pt" style:font-size-complex="11.5pt"/>
    </style:style>
    <style:style style:name="T646" style:parent-style-name="DefaultParagraphFont" style:family="text">
      <style:text-properties style:font-name="inherit" style:font-name-complex="Helvetica" fo:color="#4F4F4F" fo:font-size="11.5pt" style:font-size-asian="11.5pt" style:font-size-complex="11.5pt"/>
    </style:style>
    <style:style style:name="P647" style:parent-style-name="Normal" style:family="paragraph">
      <style:paragraph-properties fo:margin-bottom="0in" fo:line-height="100%" fo:margin-left="0in">
        <style:tab-stops>
          <style:tab-stop style:type="left" style:position="0.5in"/>
        </style:tab-stops>
      </style:paragraph-properties>
      <style:text-properties style:font-name="inherit" style:font-name-complex="Helvetica" fo:color="#4F4F4F" fo:font-size="11.5pt" style:font-size-asian="11.5pt" style:font-size-complex="11.5pt" fo:hyphenate="true"/>
    </style:style>
    <style:style style:name="P648" style:parent-style-name="Normal" style:family="paragraph">
      <style:paragraph-properties fo:margin-bottom="0in" fo:line-height="100%" fo:margin-left="0in">
        <style:tab-stops>
          <style:tab-stop style:type="left" style:position="0.5in"/>
        </style:tab-stops>
      </style:paragraph-properties>
      <style:text-properties style:font-name="inherit" style:font-name-complex="Helvetica" fo:color="#4F4F4F" fo:font-size="11.5pt" style:font-size-asian="11.5pt" style:font-size-complex="11.5pt" fo:hyphenate="true"/>
    </style:style>
    <style:style style:name="P649" style:parent-style-name="Normal" style:family="paragraph">
      <style:paragraph-properties fo:margin-bottom="0in" fo:line-height="100%" fo:margin-left="0in">
        <style:tab-stops>
          <style:tab-stop style:type="left" style:position="1in"/>
        </style:tab-stops>
      </style:paragraph-properties>
      <style:text-properties style:font-name="inherit" style:font-name-complex="Helvetica" fo:color="#4F4F4F" fo:font-size="11.5pt" style:font-size-asian="11.5pt" style:font-size-complex="11.5pt" fo:hyphenate="true"/>
    </style:style>
    <style:style style:name="P650" style:parent-style-name="Normal" style:family="paragraph">
      <style:paragraph-properties fo:margin-bottom="0in" fo:line-height="100%" fo:margin-left="0in">
        <style:tab-stops>
          <style:tab-stop style:type="left" style:position="1.5in"/>
        </style:tab-stops>
      </style:paragraph-properties>
      <style:text-properties fo:hyphenate="true"/>
    </style:style>
    <style:style style:name="T651" style:parent-style-name="HTMLCode" style:family="text">
      <style:text-properties style:font-name="Consolas" style:font-name-asian="Calibri" fo:color="#0F2B3D" fo:font-size="11pt" style:font-size-asian="11pt" style:font-size-complex="11pt" fo:background-color="#F7F7F8"/>
    </style:style>
    <style:style style:name="P652" style:parent-style-name="Normal" style:family="paragraph">
      <style:paragraph-properties fo:margin-bottom="0in" fo:line-height="100%" fo:margin-left="0in">
        <style:tab-stops>
          <style:tab-stop style:type="left" style:position="1.5in"/>
        </style:tab-stops>
      </style:paragraph-properties>
      <style:text-properties fo:hyphenate="true"/>
    </style:style>
    <style:style style:name="T653" style:parent-style-name="HTMLCode" style:family="text">
      <style:text-properties style:font-name="Consolas" style:font-name-asian="Calibri" fo:color="#0F2B3D" fo:font-size="11pt" style:font-size-asian="11pt" style:font-size-complex="11pt" fo:background-color="#F7F7F8"/>
    </style:style>
    <style:style style:name="P654" style:parent-style-name="Normal" style:family="paragraph">
      <style:paragraph-properties fo:margin-bottom="0in" fo:line-height="100%" fo:margin-left="0in">
        <style:tab-stops>
          <style:tab-stop style:type="left" style:position="1.5in"/>
        </style:tab-stops>
      </style:paragraph-properties>
      <style:text-properties fo:hyphenate="true"/>
    </style:style>
    <style:style style:name="T655" style:parent-style-name="HTMLCode" style:family="text">
      <style:text-properties style:font-name="Consolas" style:font-name-asian="Calibri" fo:color="#0F2B3D" fo:font-size="11pt" style:font-size-asian="11pt" style:font-size-complex="11pt" fo:background-color="#F7F7F8"/>
    </style:style>
    <style:style style:name="P656" style:parent-style-name="Normal" style:family="paragraph">
      <style:paragraph-properties fo:margin-bottom="0in" fo:line-height="100%" fo:margin-left="0in">
        <style:tab-stops>
          <style:tab-stop style:type="left" style:position="0.5in"/>
        </style:tab-stops>
      </style:paragraph-properties>
      <style:text-properties style:font-name="inherit" style:font-name-complex="Helvetica" fo:color="#4F4F4F" fo:font-size="11.5pt" style:font-size-asian="11.5pt" style:font-size-complex="11.5pt" fo:hyphenate="true"/>
    </style:style>
    <style:style style:name="P657" style:parent-style-name="Normal" style:family="paragraph">
      <style:paragraph-properties fo:margin-bottom="0in" fo:line-height="100%" fo:margin-left="0in">
        <style:tab-stops>
          <style:tab-stop style:type="left" style:position="0.5in"/>
        </style:tab-stops>
      </style:paragraph-properties>
      <style:text-properties fo:hyphenate="true"/>
    </style:style>
    <style:style style:name="T658" style:parent-style-name="DefaultParagraphFont" style:family="text">
      <style:text-properties style:font-name="inherit" style:font-name-complex="Helvetica" fo:color="#4F4F4F" fo:font-size="11.5pt" style:font-size-asian="11.5pt" style:font-size-complex="11.5pt"/>
    </style:style>
    <style:style style:name="T659" style:parent-style-name="Hyperlink" style:family="text">
      <style:text-properties style:font-name="inherit" style:font-name-complex="Helvetica" fo:font-weight="bold" style:font-weight-asian="bold" style:font-weight-complex="bold" fo:color="#02B3E4" fo:font-size="11.5pt" style:font-size-asian="11.5pt" style:font-size-complex="11.5pt"/>
    </style:style>
    <style:style style:name="T660" style:parent-style-name="DefaultParagraphFont" style:family="text">
      <style:text-properties style:font-name="inherit" style:font-name-complex="Helvetica" fo:color="#4F4F4F" fo:font-size="11.5pt" style:font-size-asian="11.5pt" style:font-size-complex="11.5pt"/>
    </style:style>
    <style:style style:name="P661" style:parent-style-name="Normal" style:family="paragraph">
      <style:paragraph-properties fo:margin-bottom="0in" fo:line-height="100%" fo:margin-left="0in">
        <style:tab-stops>
          <style:tab-stop style:type="left" style:position="0.5in"/>
        </style:tab-stops>
      </style:paragraph-properties>
      <style:text-properties fo:hyphenate="true"/>
    </style:style>
    <style:style style:name="T662" style:parent-style-name="DefaultParagraphFont" style:family="text">
      <style:text-properties style:font-name="inherit" style:font-name-complex="Helvetica" fo:color="#4F4F4F" fo:font-size="11.5pt" style:font-size-asian="11.5pt" style:font-size-complex="11.5pt"/>
    </style:style>
    <style:style style:name="T663" style:parent-style-name="Emphasis" style:family="text">
      <style:text-properties style:font-name="inherit" style:font-name-complex="Helvetica" fo:font-weight="bold" style:font-weight-asian="bold" style:font-weight-complex="bold" fo:color="#4F4F4F" fo:font-size="11.5pt" style:font-size-asian="11.5pt" style:font-size-complex="11.5pt"/>
    </style:style>
    <style:style style:name="P664" style:parent-style-name="Heading2" style:family="paragraph">
      <style:paragraph-properties fo:margin-top="0.375in" fo:margin-bottom="0.052in" style:line-height-at-least="0.2222in"/>
      <style:text-properties style:font-name="inherit" style:font-name-complex="Helvetica" fo:color="#2E3D49" fo:font-size="15pt" style:font-size-asian="15pt" style:font-size-complex="15pt"/>
    </style:style>
    <style:style style:name="P665" style:parent-style-name="NormalWeb" style:family="paragraph">
      <style:paragraph-properties fo:margin-top="0in" fo:margin-bottom="0in"/>
    </style:style>
    <style:style style:name="T666" style:parent-style-name="DefaultParagraphFont" style:family="text">
      <style:text-properties style:font-name="inherit" style:font-name-complex="Helvetica" fo:color="#4F4F4F" fo:font-size="11.5pt" style:font-size-asian="11.5pt" style:font-size-complex="11.5pt"/>
    </style:style>
    <style:style style:name="T667" style:parent-style-name="Hyperlink" style:family="text">
      <style:text-properties style:font-name="inherit" style:font-name-complex="Helvetica" fo:font-weight="bold" style:font-weight-asian="bold" style:font-weight-complex="bold" fo:color="#02B3E4" fo:font-size="11.5pt" style:font-size-asian="11.5pt" style:font-size-complex="11.5pt"/>
    </style:style>
    <style:style style:name="T668" style:parent-style-name="DefaultParagraphFont" style:family="text">
      <style:text-properties style:font-name="inherit" style:font-name-complex="Helvetica" fo:color="#4F4F4F" fo:font-size="11.5pt" style:font-size-asian="11.5pt" style:font-size-complex="11.5pt"/>
    </style:style>
    <style:style style:name="P669" style:parent-style-name="Heading2" style:family="paragraph">
      <style:paragraph-properties fo:margin-top="0.375in" fo:margin-bottom="0.052in" style:line-height-at-least="0.2222in"/>
      <style:text-properties style:font-name="inherit" style:font-name-complex="Helvetica" fo:color="#2E3D49" fo:font-size="15pt" style:font-size-asian="15pt" style:font-size-complex="15pt"/>
    </style:style>
    <style:style style:name="P670" style:parent-style-name="NormalWeb" style:family="paragraph">
      <style:paragraph-properties fo:margin-top="0in" fo:margin-bottom="0in" fo:margin-left="0in">
        <style:tab-stops>
          <style:tab-stop style:type="left" style:position="0.5in"/>
        </style:tab-stops>
      </style:paragraph-properties>
      <style:text-properties style:font-name="inherit" style:font-name-complex="Helvetica" fo:color="#4F4F4F" fo:font-size="11.5pt" style:font-size-asian="11.5pt" style:font-size-complex="11.5pt" fo:hyphenate="true"/>
    </style:style>
    <style:style style:name="P671" style:parent-style-name="NormalWeb" style:family="paragraph">
      <style:paragraph-properties fo:margin-top="0in" fo:margin-bottom="0in" fo:margin-left="0in">
        <style:tab-stops>
          <style:tab-stop style:type="left" style:position="0.5in"/>
        </style:tab-stops>
      </style:paragraph-properties>
      <style:text-properties style:font-name="inherit" style:font-name-complex="Helvetica" fo:color="#4F4F4F" fo:font-size="11.5pt" style:font-size-asian="11.5pt" style:font-size-complex="11.5pt" fo:hyphenate="true"/>
    </style:style>
    <style:style style:name="P672" style:parent-style-name="NormalWeb" style:family="paragraph">
      <style:paragraph-properties fo:margin-top="0in" fo:margin-bottom="0in" fo:margin-left="0in">
        <style:tab-stops>
          <style:tab-stop style:type="left" style:position="0.5in"/>
        </style:tab-stops>
      </style:paragraph-properties>
      <style:text-properties fo:hyphenate="true"/>
    </style:style>
    <style:style style:name="T673" style:parent-style-name="DefaultParagraphFont" style:family="text">
      <style:text-properties style:font-name="inherit" style:font-name-complex="Helvetica" fo:color="#4F4F4F" fo:font-size="11.5pt" style:font-size-asian="11.5pt" style:font-size-complex="11.5pt"/>
    </style:style>
    <style:style style:name="T674" style:parent-style-name="Hyperlink" style:family="text">
      <style:text-properties style:font-name="inherit" style:font-name-complex="Helvetica" fo:font-weight="bold" style:font-weight-asian="bold" style:font-weight-complex="bold" fo:color="#02B3E4" fo:font-size="11.5pt" style:font-size-asian="11.5pt" style:font-size-complex="11.5pt"/>
    </style:style>
    <style:style style:name="T675" style:parent-style-name="DefaultParagraphFont" style:family="text">
      <style:text-properties style:font-name="inherit" style:font-name-complex="Helvetica" fo:color="#4F4F4F" fo:font-size="11.5pt" style:font-size-asian="11.5pt" style:font-size-complex="11.5pt"/>
    </style:style>
    <style:style style:name="P676" style:parent-style-name="NormalWeb" style:family="paragraph">
      <style:paragraph-properties fo:margin-top="0in" fo:margin-bottom="0in"/>
    </style:style>
    <style:style style:name="T677" style:parent-style-name="Strong" style:family="text">
      <style:text-properties style:font-name="inherit" style:font-name-complex="Helvetica" fo:color="#4F4F4F" fo:font-size="11.5pt" style:font-size-asian="11.5pt" style:font-size-complex="11.5pt"/>
    </style:style>
    <style:style style:name="P678" style:parent-style-name="Normal" style:family="paragraph">
      <style:paragraph-properties fo:margin-bottom="0in" fo:line-height="100%" fo:margin-left="0in">
        <style:tab-stops>
          <style:tab-stop style:type="left" style:position="0.5in"/>
        </style:tab-stops>
      </style:paragraph-properties>
      <style:text-properties fo:hyphenate="true"/>
    </style:style>
    <style:style style:name="T679" style:parent-style-name="DefaultParagraphFont" style:family="text">
      <style:text-properties style:font-name="inherit" style:font-name-complex="Helvetica" fo:color="#4F4F4F" fo:font-size="11.5pt" style:font-size-asian="11.5pt" style:font-size-complex="11.5pt"/>
    </style:style>
    <style:style style:name="T680" style:parent-style-name="HTMLCode" style:family="text">
      <style:text-properties style:font-name="Consolas" style:font-name-asian="Calibri" fo:color="#0F2B3D" fo:font-size="11pt" style:font-size-asian="11pt" style:font-size-complex="11pt" fo:background-color="#F7F7F8"/>
    </style:style>
    <style:style style:name="T681" style:parent-style-name="DefaultParagraphFont" style:family="text">
      <style:text-properties style:font-name="inherit" style:font-name-complex="Helvetica" fo:color="#4F4F4F" fo:font-size="11.5pt" style:font-size-asian="11.5pt" style:font-size-complex="11.5pt"/>
    </style:style>
    <style:style style:name="T682" style:parent-style-name="HTMLCode" style:family="text">
      <style:text-properties style:font-name="Consolas" style:font-name-asian="Calibri" fo:color="#0F2B3D" fo:font-size="11pt" style:font-size-asian="11pt" style:font-size-complex="11pt" fo:background-color="#F7F7F8"/>
    </style:style>
    <style:style style:name="T683" style:parent-style-name="DefaultParagraphFont" style:family="text">
      <style:text-properties style:font-name="inherit" style:font-name-complex="Helvetica" fo:color="#4F4F4F" fo:font-size="11.5pt" style:font-size-asian="11.5pt" style:font-size-complex="11.5pt"/>
    </style:style>
    <style:style style:name="P684" style:parent-style-name="Normal" style:family="paragraph">
      <style:paragraph-properties fo:margin-bottom="0in" fo:line-height="100%" fo:margin-left="0in">
        <style:tab-stops>
          <style:tab-stop style:type="left" style:position="0.5in"/>
        </style:tab-stops>
      </style:paragraph-properties>
      <style:text-properties fo:hyphenate="true"/>
    </style:style>
    <style:style style:name="T685" style:parent-style-name="DefaultParagraphFont" style:family="text">
      <style:text-properties style:font-name="inherit" style:font-name-complex="Helvetica" fo:color="#4F4F4F" fo:font-size="11.5pt" style:font-size-asian="11.5pt" style:font-size-complex="11.5pt"/>
    </style:style>
    <style:style style:name="T686" style:parent-style-name="HTMLCode" style:family="text">
      <style:text-properties style:font-name="Consolas" style:font-name-asian="Calibri" fo:color="#0F2B3D" fo:font-size="11pt" style:font-size-asian="11pt" style:font-size-complex="11pt" fo:background-color="#F7F7F8"/>
    </style:style>
    <style:style style:name="T687" style:parent-style-name="DefaultParagraphFont" style:family="text">
      <style:text-properties style:font-name="inherit" style:font-name-complex="Helvetica" fo:color="#4F4F4F" fo:font-size="11.5pt" style:font-size-asian="11.5pt" style:font-size-complex="11.5pt"/>
    </style:style>
    <style:style style:name="P688" style:parent-style-name="NormalWeb" style:family="paragraph">
      <style:paragraph-properties fo:margin-top="0in" fo:margin-bottom="0.1562in" fo:margin-left="0in">
        <style:tab-stops>
          <style:tab-stop style:type="left" style:position="0.5in"/>
        </style:tab-stops>
      </style:paragraph-properties>
      <style:text-properties style:font-name="inherit" style:font-name-complex="Helvetica" fo:color="#4F4F4F" fo:font-size="11.5pt" style:font-size-asian="11.5pt" style:font-size-complex="11.5pt" fo:hyphenate="true"/>
    </style:style>
    <style:style style:name="P689" style:parent-style-name="Normal" style:family="paragraph">
      <style:paragraph-properties fo:margin-bottom="0in" fo:line-height="100%" fo:margin-left="0in">
        <style:tab-stops>
          <style:tab-stop style:type="left" style:position="1in"/>
        </style:tab-stops>
      </style:paragraph-properties>
      <style:text-properties style:font-name="inherit" style:font-name-complex="Helvetica" fo:color="#4F4F4F" fo:font-size="11.5pt" style:font-size-asian="11.5pt" style:font-size-complex="11.5pt" fo:hyphenate="true"/>
    </style:style>
    <style:style style:name="P690" style:parent-style-name="Normal" style:family="paragraph">
      <style:paragraph-properties fo:margin-bottom="0in" fo:line-height="100%" fo:margin-left="0in">
        <style:tab-stops>
          <style:tab-stop style:type="left" style:position="1in"/>
        </style:tab-stops>
      </style:paragraph-properties>
      <style:text-properties style:font-name="inherit" style:font-name-complex="Helvetica" fo:color="#4F4F4F" fo:font-size="11.5pt" style:font-size-asian="11.5pt" style:font-size-complex="11.5pt" fo:hyphenate="true"/>
    </style:style>
    <style:style style:name="P691" style:parent-style-name="Heading2" style:family="paragraph">
      <style:paragraph-properties fo:margin-top="0.375in" fo:margin-bottom="0.052in" style:line-height-at-least="0.2222in"/>
      <style:text-properties style:font-name="inherit" style:font-name-complex="Helvetica" fo:color="#2E3D49" fo:font-size="15pt" style:font-size-asian="15pt" style:font-size-complex="15pt"/>
    </style:style>
    <style:style style:name="P692" style:parent-style-name="NormalWeb" style:family="paragraph">
      <style:paragraph-properties fo:margin-top="0in" fo:margin-bottom="0in"/>
    </style:style>
    <style:style style:name="T693" style:parent-style-name="DefaultParagraphFont" style:family="text">
      <style:text-properties style:font-name="inherit" style:font-name-complex="Helvetica" fo:color="#4F4F4F" fo:font-size="11.5pt" style:font-size-asian="11.5pt" style:font-size-complex="11.5pt"/>
    </style:style>
    <style:style style:name="T694" style:parent-style-name="Hyperlink" style:family="text">
      <style:text-properties style:font-name="inherit" style:font-name-complex="Helvetica" fo:font-weight="bold" style:font-weight-asian="bold" style:font-weight-complex="bold" fo:color="#02B3E4" fo:font-size="11.5pt" style:font-size-asian="11.5pt" style:font-size-complex="11.5pt"/>
    </style:style>
    <style:style style:name="T695" style:parent-style-name="DefaultParagraphFont" style:family="text">
      <style:text-properties style:font-name="inherit" style:font-name-complex="Helvetica" fo:color="#4F4F4F" fo:font-size="11.5pt" style:font-size-asian="11.5pt" style:font-size-complex="11.5pt"/>
    </style:style>
    <style:style style:name="P696" style:parent-style-name="NormalWeb" style:family="paragraph">
      <style:paragraph-properties fo:margin-top="0in" fo:margin-bottom="0in"/>
      <style:text-properties style:font-name="inherit" style:font-name-complex="Helvetica" fo:color="#4F4F4F" fo:font-size="11.5pt" style:font-size-asian="11.5pt" style:font-size-complex="11.5pt"/>
    </style:style>
    <style:style style:name="P697" style:parent-style-name="Heading3" style:family="paragraph">
      <style:paragraph-properties fo:margin-top="0.2916in" fo:margin-bottom="0.052in" style:line-height-at-least="0.2222in"/>
      <style:text-properties style:font-name="inherit" style:font-name-complex="Helvetica" fo:color="#2E3D49"/>
    </style:style>
    <style:style style:name="P698" style:parent-style-name="NormalWeb" style:family="paragraph">
      <style:paragraph-properties fo:margin-top="0in" fo:margin-bottom="0in"/>
      <style:text-properties style:font-name="inherit" style:font-name-complex="Helvetica" fo:color="#4F4F4F" fo:font-size="11.5pt" style:font-size-asian="11.5pt" style:font-size-complex="11.5pt"/>
    </style:style>
    <style:style style:name="P699" style:parent-style-name="Heading2" style:family="paragraph">
      <style:paragraph-properties fo:margin-top="0.375in" fo:margin-bottom="0.052in" style:line-height-at-least="0.2222in"/>
      <style:text-properties style:font-name="inherit" style:font-name-complex="Helvetica" fo:color="#2E3D49" fo:font-size="15pt" style:font-size-asian="15pt" style:font-size-complex="15pt"/>
    </style:style>
    <style:style style:name="P700" style:parent-style-name="NormalWeb" style:family="paragraph">
      <style:paragraph-properties fo:margin-top="0in" fo:margin-bottom="0in"/>
    </style:style>
    <style:style style:name="T701" style:parent-style-name="DefaultParagraphFont" style:family="text">
      <style:text-properties style:font-name="inherit" style:font-name-complex="Helvetica" fo:color="#4F4F4F" fo:font-size="11.5pt" style:font-size-asian="11.5pt" style:font-size-complex="11.5pt"/>
    </style:style>
    <style:style style:name="T702" style:parent-style-name="Hyperlink" style:family="text">
      <style:text-properties style:font-name="inherit" style:font-name-complex="Helvetica" fo:font-weight="bold" style:font-weight-asian="bold" style:font-weight-complex="bold" fo:color="#02B3E4" fo:font-size="11.5pt" style:font-size-asian="11.5pt" style:font-size-complex="11.5pt"/>
    </style:style>
    <style:style style:name="T703" style:parent-style-name="DefaultParagraphFont" style:family="text">
      <style:text-properties style:font-name="inherit" style:font-name-complex="Helvetica" fo:color="#4F4F4F" fo:font-size="11.5pt" style:font-size-asian="11.5pt" style:font-size-complex="11.5pt"/>
    </style:style>
    <style:style style:name="T704" style:parent-style-name="Hyperlink" style:family="text">
      <style:text-properties style:font-name="inherit" style:font-name-complex="Helvetica" fo:font-weight="bold" style:font-weight-asian="bold" style:font-weight-complex="bold" fo:color="#02B3E4" fo:font-size="11.5pt" style:font-size-asian="11.5pt" style:font-size-complex="11.5pt"/>
    </style:style>
    <style:style style:name="T705" style:parent-style-name="DefaultParagraphFont" style:family="text">
      <style:text-properties style:font-name="inherit" style:font-name-complex="Helvetica" fo:color="#4F4F4F" fo:font-size="11.5pt" style:font-size-asian="11.5pt" style:font-size-complex="11.5pt"/>
    </style:style>
    <style:style style:name="P706" style:parent-style-name="Normal" style:family="paragraph">
      <style:paragraph-properties fo:break-before="page"/>
      <style:text-properties fo:hyphenate="true"/>
    </style:style>
    <style:style style:name="P707" style:parent-style-name="Normal" style:family="paragraph">
      <style:paragraph-properties fo:text-align="justify"/>
    </style:style>
    <style:style style:name="P708" style:parent-style-name="Normal" style:family="paragraph">
      <style:text-properties fo:font-weight="bold" style:font-weight-asian="bold" style:font-weight-complex="bold" fo:font-size="18pt" style:font-size-asian="18pt" style:font-size-complex="18pt"/>
    </style:style>
    <style:style style:name="P709" style:parent-style-name="Normal" style:family="paragraph">
      <style:paragraph-properties fo:text-align="justify"/>
    </style:style>
    <style:style style:name="P710" style:parent-style-name="Normal" style:family="paragraph">
      <style:paragraph-properties fo:text-align="justify"/>
    </style:style>
    <style:style style:name="P711" style:parent-style-name="Normal" style:family="paragraph">
      <style:paragraph-properties fo:text-align="justify"/>
    </style:style>
    <style:style style:name="P712" style:parent-style-name="Normal" style:family="paragraph">
      <style:paragraph-properties fo:text-align="justify"/>
      <style:text-properties fo:font-weight="bold" style:font-weight-asian="bold" style:font-weight-complex="bold" fo:font-size="18pt" style:font-size-asian="18pt" style:font-size-complex="18pt"/>
    </style:style>
    <style:style style:name="P713" style:parent-style-name="NormalWeb" style:family="paragraph">
      <style:paragraph-properties fo:margin-top="0in" fo:margin-bottom="0in"/>
    </style:style>
    <style:style style:name="T714" style:parent-style-name="DefaultParagraphFont" style:family="text">
      <style:text-properties style:font-name="Helvetica" style:font-name-complex="Helvetica" fo:color="#4F4F4F" fo:font-size="11.5pt" style:font-size-asian="11.5pt" style:font-size-complex="11.5pt"/>
    </style:style>
    <style:style style:name="T715" style:parent-style-name="Strong" style:family="text">
      <style:text-properties style:font-name="Helvetica" style:font-name-complex="Helvetica" fo:color="#4F4F4F" fo:font-size="11.5pt" style:font-size-asian="11.5pt" style:font-size-complex="11.5pt"/>
    </style:style>
    <style:style style:name="P716" style:parent-style-name="Heading1" style:family="paragraph">
      <style:paragraph-properties fo:margin-top="0.4166in" fo:margin-bottom="0.052in" style:line-height-at-least="0.2222in"/>
      <style:text-properties style:font-name="Helvetica" style:font-name-complex="Helvetica" fo:color="#2E3D49" fo:font-size="18pt" style:font-size-asian="18pt" style:font-size-complex="18pt"/>
    </style:style>
    <style:style style:name="P717" style:parent-style-name="Heading3" style:family="paragraph">
      <style:paragraph-properties fo:margin-top="0.2916in" fo:margin-bottom="0.052in" style:line-height-at-least="0.2222in"/>
      <style:text-properties style:font-name="Helvetica" style:font-name-complex="Helvetica" fo:color="#2E3D49"/>
    </style:style>
    <style:style style:name="P718" style:parent-style-name="Normal" style:family="paragraph">
      <style:paragraph-properties style:vertical-align="auto" fo:margin-bottom="0in" fo:line-height="100%" fo:margin-left="0in">
        <style:tab-stops>
          <style:tab-stop style:type="left" style:position="0.5in"/>
        </style:tab-stops>
      </style:paragraph-properties>
      <style:text-properties fo:hyphenate="true"/>
    </style:style>
    <style:style style:name="T719" style:parent-style-name="DefaultParagraphFont" style:family="text">
      <style:text-properties style:font-name="Helvetica" style:font-name-complex="Helvetica" fo:color="#4F4F4F" fo:font-size="11.5pt" style:font-size-asian="11.5pt" style:font-size-complex="11.5pt"/>
    </style:style>
    <style:style style:name="T720" style:parent-style-name="Hyperlink" style:family="text">
      <style:text-properties style:font-name="Helvetica" style:font-name-complex="Helvetica" fo:color="#02B3E4" fo:font-size="11.5pt" style:font-size-asian="11.5pt" style:font-size-complex="11.5pt"/>
    </style:style>
    <style:style style:name="P721" style:parent-style-name="Normal" style:family="paragraph">
      <style:paragraph-properties style:vertical-align="auto" fo:margin-bottom="0in" fo:line-height="100%" fo:margin-left="0in">
        <style:tab-stops>
          <style:tab-stop style:type="left" style:position="0.5in"/>
        </style:tab-stops>
      </style:paragraph-properties>
      <style:text-properties fo:hyphenate="true"/>
    </style:style>
    <style:style style:name="T722" style:parent-style-name="DefaultParagraphFont" style:family="text">
      <style:text-properties style:font-name="Helvetica" style:font-name-complex="Helvetica" fo:color="#4F4F4F" fo:font-size="11.5pt" style:font-size-asian="11.5pt" style:font-size-complex="11.5pt"/>
    </style:style>
    <style:style style:name="T723" style:parent-style-name="Hyperlink" style:family="text">
      <style:text-properties style:font-name="Helvetica" style:font-name-complex="Helvetica" fo:color="#02B3E4" fo:font-size="11.5pt" style:font-size-asian="11.5pt" style:font-size-complex="11.5pt"/>
    </style:style>
    <style:style style:name="T724" style:parent-style-name="DefaultParagraphFont" style:family="text">
      <style:text-properties style:font-name="Helvetica" style:font-name-complex="Helvetica" fo:color="#4F4F4F" fo:font-size="11.5pt" style:font-size-asian="11.5pt" style:font-size-complex="11.5pt"/>
    </style:style>
    <style:style style:name="T725" style:parent-style-name="Hyperlink" style:family="text">
      <style:text-properties style:font-name="Helvetica" style:font-name-complex="Helvetica" fo:color="#02B3E4" fo:font-size="11.5pt" style:font-size-asian="11.5pt" style:font-size-complex="11.5pt"/>
    </style:style>
    <style:style style:name="T726" style:parent-style-name="DefaultParagraphFont" style:family="text">
      <style:text-properties style:font-name="Helvetica" style:font-name-complex="Helvetica" fo:color="#4F4F4F" fo:font-size="11.5pt" style:font-size-asian="11.5pt" style:font-size-complex="11.5pt"/>
    </style:style>
    <style:style style:name="P727" style:parent-style-name="Normal" style:family="paragraph">
      <style:paragraph-properties style:vertical-align="auto" fo:margin-bottom="0in" fo:line-height="100%" fo:margin-left="0in">
        <style:tab-stops>
          <style:tab-stop style:type="left" style:position="0.5in"/>
        </style:tab-stops>
      </style:paragraph-properties>
      <style:text-properties style:font-name="Helvetica" style:font-name-complex="Helvetica" fo:color="#4F4F4F" fo:font-size="11.5pt" style:font-size-asian="11.5pt" style:font-size-complex="11.5pt" fo:hyphenate="true"/>
    </style:style>
    <style:style style:name="P728" style:parent-style-name="Normal" style:family="paragraph">
      <style:paragraph-properties style:vertical-align="auto" fo:margin-bottom="0in" fo:line-height="100%" fo:margin-left="0in">
        <style:tab-stops>
          <style:tab-stop style:type="left" style:position="0.5in"/>
        </style:tab-stops>
      </style:paragraph-properties>
      <style:text-properties fo:hyphenate="true"/>
    </style:style>
    <style:style style:name="T729" style:parent-style-name="DefaultParagraphFont" style:family="text">
      <style:text-properties style:font-name="Helvetica" style:font-name-complex="Helvetica" fo:color="#4F4F4F" fo:font-size="11.5pt" style:font-size-asian="11.5pt" style:font-size-complex="11.5pt"/>
    </style:style>
    <style:style style:name="T730" style:parent-style-name="HTMLCode" style:family="text">
      <style:text-properties style:font-name-asian="Calibri" fo:color="#0F2B3D" fo:font-size="11.5pt" style:font-size-asian="11.5pt" style:font-size-complex="11.5pt" fo:background-color="#F7F7F8"/>
    </style:style>
    <style:style style:name="P731" style:parent-style-name="Normal" style:family="paragraph">
      <style:paragraph-properties style:vertical-align="auto" fo:margin-bottom="0in" fo:line-height="100%" fo:margin-left="0in">
        <style:tab-stops>
          <style:tab-stop style:type="left" style:position="0.5in"/>
        </style:tab-stops>
      </style:paragraph-properties>
      <style:text-properties style:font-name="Helvetica" style:font-name-complex="Helvetica" fo:color="#4F4F4F" fo:font-size="11.5pt" style:font-size-asian="11.5pt" style:font-size-complex="11.5pt" fo:hyphenate="true"/>
    </style:style>
    <style:style style:name="P732" style:parent-style-name="Heading3" style:family="paragraph">
      <style:paragraph-properties fo:margin-top="0.2916in" fo:margin-bottom="0.052in" style:line-height-at-least="0.2222in"/>
      <style:text-properties style:font-name="Helvetica" style:font-name-complex="Helvetica" fo:color="#2E3D49"/>
    </style:style>
    <style:style style:name="P733" style:parent-style-name="Normal" style:family="paragraph">
      <style:paragraph-properties style:vertical-align="auto" fo:margin-bottom="0in" fo:line-height="100%" fo:margin-left="0in">
        <style:tab-stops>
          <style:tab-stop style:type="left" style:position="0.5in"/>
        </style:tab-stops>
      </style:paragraph-properties>
      <style:text-properties fo:hyphenate="true"/>
    </style:style>
    <style:style style:name="T734" style:parent-style-name="Strong" style:family="text">
      <style:text-properties style:font-name="Helvetica" style:font-name-complex="Helvetica" fo:color="#4F4F4F" fo:font-size="11.5pt" style:font-size-asian="11.5pt" style:font-size-complex="11.5pt"/>
    </style:style>
    <style:style style:name="T735" style:parent-style-name="DefaultParagraphFont" style:family="text">
      <style:text-properties style:font-name="Helvetica" style:font-name-complex="Helvetica" fo:color="#4F4F4F" fo:font-size="11.5pt" style:font-size-asian="11.5pt" style:font-size-complex="11.5pt"/>
    </style:style>
    <style:style style:name="T736" style:parent-style-name="HTMLCode" style:family="text">
      <style:text-properties style:font-name-asian="Calibri" fo:color="#0F2B3D" fo:font-size="11.5pt" style:font-size-asian="11.5pt" style:font-size-complex="11.5pt" fo:background-color="#F7F7F8"/>
    </style:style>
    <style:style style:name="T737" style:parent-style-name="DefaultParagraphFont" style:family="text">
      <style:text-properties style:font-name="Helvetica" style:font-name-complex="Helvetica" fo:color="#4F4F4F" fo:font-size="11.5pt" style:font-size-asian="11.5pt" style:font-size-complex="11.5pt"/>
    </style:style>
    <style:style style:name="T738" style:parent-style-name="HTMLCode" style:family="text">
      <style:text-properties style:font-name-asian="Calibri" fo:color="#0F2B3D" fo:font-size="11.5pt" style:font-size-asian="11.5pt" style:font-size-complex="11.5pt" fo:background-color="#F7F7F8"/>
    </style:style>
    <style:style style:name="P739" style:parent-style-name="Normal" style:family="paragraph">
      <style:paragraph-properties style:vertical-align="auto" fo:margin-bottom="0in" fo:line-height="100%" fo:margin-left="0in">
        <style:tab-stops>
          <style:tab-stop style:type="left" style:position="0.5in"/>
        </style:tab-stops>
      </style:paragraph-properties>
      <style:text-properties fo:hyphenate="true"/>
    </style:style>
    <style:style style:name="T740" style:parent-style-name="Strong" style:family="text">
      <style:text-properties style:font-name="Helvetica" style:font-name-complex="Helvetica" fo:color="#4F4F4F" fo:font-size="11.5pt" style:font-size-asian="11.5pt" style:font-size-complex="11.5pt"/>
    </style:style>
    <style:style style:name="T741" style:parent-style-name="DefaultParagraphFont" style:family="text">
      <style:text-properties style:font-name="Helvetica" style:font-name-complex="Helvetica" fo:color="#4F4F4F" fo:font-size="11.5pt" style:font-size-asian="11.5pt" style:font-size-complex="11.5pt"/>
    </style:style>
    <style:style style:name="T742" style:parent-style-name="Hyperlink" style:family="text">
      <style:text-properties style:font-name="Helvetica" style:font-name-complex="Helvetica" fo:color="#02B3E4" fo:font-size="11.5pt" style:font-size-asian="11.5pt" style:font-size-complex="11.5pt"/>
    </style:style>
    <style:style style:name="T743" style:parent-style-name="DefaultParagraphFont" style:family="text">
      <style:text-properties style:font-name="Helvetica" style:font-name-complex="Helvetica" fo:color="#4F4F4F" fo:font-size="11.5pt" style:font-size-asian="11.5pt" style:font-size-complex="11.5pt"/>
    </style:style>
    <style:style style:name="P744" style:parent-style-name="NormalWeb" style:family="paragraph">
      <style:paragraph-properties fo:margin-top="0in" fo:margin-bottom="0in"/>
    </style:style>
    <style:style style:name="T745" style:parent-style-name="Strong" style:family="text">
      <style:text-properties style:font-name="Helvetica" style:font-name-complex="Helvetica" fo:color="#4F4F4F" fo:font-size="11.5pt" style:font-size-asian="11.5pt" style:font-size-complex="11.5pt"/>
    </style:style>
    <style:style style:name="P746" style:parent-style-name="Normal" style:family="paragraph">
      <style:paragraph-properties style:vertical-align="auto" fo:margin-bottom="0in" fo:line-height="100%" fo:margin-left="0in">
        <style:tab-stops>
          <style:tab-stop style:type="left" style:position="0.5in"/>
        </style:tab-stops>
      </style:paragraph-properties>
      <style:text-properties fo:hyphenate="true"/>
    </style:style>
    <style:style style:name="T747" style:parent-style-name="HTMLCode" style:family="text">
      <style:text-properties style:font-name-asian="Calibri" fo:color="#0F2B3D" fo:font-size="11.5pt" style:font-size-asian="11.5pt" style:font-size-complex="11.5pt" fo:background-color="#F7F7F8"/>
    </style:style>
    <style:style style:name="P748" style:parent-style-name="Normal" style:family="paragraph">
      <style:paragraph-properties style:vertical-align="auto" fo:margin-bottom="0in" fo:line-height="100%" fo:margin-left="0in">
        <style:tab-stops>
          <style:tab-stop style:type="left" style:position="0.5in"/>
        </style:tab-stops>
      </style:paragraph-properties>
      <style:text-properties fo:hyphenate="true"/>
    </style:style>
    <style:style style:name="T749" style:parent-style-name="HTMLCode" style:family="text">
      <style:text-properties style:font-name-asian="Calibri" fo:color="#0F2B3D" fo:font-size="11.5pt" style:font-size-asian="11.5pt" style:font-size-complex="11.5pt" fo:background-color="#F7F7F8"/>
    </style:style>
    <style:style style:name="P750" style:parent-style-name="Normal" style:family="paragraph">
      <style:paragraph-properties style:vertical-align="auto" fo:margin-bottom="0in" fo:line-height="100%" fo:margin-left="0in">
        <style:tab-stops>
          <style:tab-stop style:type="left" style:position="0.5in"/>
        </style:tab-stops>
      </style:paragraph-properties>
      <style:text-properties fo:hyphenate="true"/>
    </style:style>
    <style:style style:name="T751" style:parent-style-name="HTMLCode" style:family="text">
      <style:text-properties style:font-name-asian="Calibri" fo:color="#0F2B3D" fo:font-size="11.5pt" style:font-size-asian="11.5pt" style:font-size-complex="11.5pt" fo:background-color="#F7F7F8"/>
    </style:style>
    <style:style style:name="P752" style:parent-style-name="Normal" style:family="paragraph">
      <style:paragraph-properties style:vertical-align="auto" fo:margin-bottom="0in" fo:line-height="100%" fo:margin-left="0in">
        <style:tab-stops>
          <style:tab-stop style:type="left" style:position="0.5in"/>
        </style:tab-stops>
      </style:paragraph-properties>
      <style:text-properties fo:hyphenate="true"/>
    </style:style>
    <style:style style:name="T753" style:parent-style-name="HTMLCode" style:family="text">
      <style:text-properties style:font-name-asian="Calibri" fo:color="#0F2B3D" fo:font-size="11.5pt" style:font-size-asian="11.5pt" style:font-size-complex="11.5pt" fo:background-color="#F7F7F8"/>
    </style:style>
    <style:style style:name="P754" style:parent-style-name="Normal" style:family="paragraph">
      <style:paragraph-properties style:vertical-align="auto" fo:margin-bottom="0in" fo:line-height="100%" fo:margin-left="0in">
        <style:tab-stops>
          <style:tab-stop style:type="left" style:position="0.5in"/>
        </style:tab-stops>
      </style:paragraph-properties>
      <style:text-properties fo:hyphenate="true"/>
    </style:style>
    <style:style style:name="T755" style:parent-style-name="HTMLCode" style:family="text">
      <style:text-properties style:font-name-asian="Calibri" fo:color="#0F2B3D" fo:font-size="11.5pt" style:font-size-asian="11.5pt" style:font-size-complex="11.5pt" fo:background-color="#F7F7F8"/>
    </style:style>
    <style:style style:name="P756" style:parent-style-name="Normal" style:family="paragraph">
      <style:paragraph-properties style:vertical-align="auto" fo:margin-bottom="0in" fo:line-height="100%" fo:margin-left="0in">
        <style:tab-stops>
          <style:tab-stop style:type="left" style:position="0.5in"/>
        </style:tab-stops>
      </style:paragraph-properties>
      <style:text-properties fo:hyphenate="true"/>
    </style:style>
    <style:style style:name="T757" style:parent-style-name="HTMLCode" style:family="text">
      <style:text-properties style:font-name-asian="Calibri" fo:color="#0F2B3D" fo:font-size="11.5pt" style:font-size-asian="11.5pt" style:font-size-complex="11.5pt" fo:background-color="#F7F7F8"/>
    </style:style>
    <style:style style:name="P758" style:parent-style-name="Normal" style:family="paragraph">
      <style:paragraph-properties style:vertical-align="auto" fo:margin-bottom="0in" fo:line-height="100%" fo:margin-left="0in">
        <style:tab-stops>
          <style:tab-stop style:type="left" style:position="0.5in"/>
        </style:tab-stops>
      </style:paragraph-properties>
      <style:text-properties fo:hyphenate="true"/>
    </style:style>
    <style:style style:name="T759" style:parent-style-name="HTMLCode" style:family="text">
      <style:text-properties style:font-name-asian="Calibri" fo:color="#0F2B3D" fo:font-size="11.5pt" style:font-size-asian="11.5pt" style:font-size-complex="11.5pt" fo:background-color="#F7F7F8"/>
    </style:style>
    <style:style style:name="P760" style:parent-style-name="Normal" style:family="paragraph">
      <style:paragraph-properties style:vertical-align="auto" fo:margin-bottom="0in" fo:line-height="100%" fo:margin-left="0in">
        <style:tab-stops>
          <style:tab-stop style:type="left" style:position="0.5in"/>
        </style:tab-stops>
      </style:paragraph-properties>
      <style:text-properties style:font-name="Helvetica" style:font-name-complex="Helvetica" fo:color="#4F4F4F" fo:font-size="11.5pt" style:font-size-asian="11.5pt" style:font-size-complex="11.5pt" fo:hyphenate="true"/>
    </style:style>
    <style:style style:name="P761" style:parent-style-name="Normal" style:family="paragraph">
      <style:paragraph-properties style:vertical-align="auto" fo:margin-bottom="0in" fo:line-height="100%" fo:margin-left="0in">
        <style:tab-stops>
          <style:tab-stop style:type="left" style:position="0.5in"/>
        </style:tab-stops>
      </style:paragraph-properties>
      <style:text-properties fo:hyphenate="true"/>
    </style:style>
    <style:style style:name="T762" style:parent-style-name="HTMLCode" style:family="text">
      <style:text-properties style:font-name-asian="Calibri" fo:color="#0F2B3D" fo:font-size="11.5pt" style:font-size-asian="11.5pt" style:font-size-complex="11.5pt" fo:background-color="#F7F7F8"/>
    </style:style>
    <style:style style:name="P763" style:parent-style-name="Normal" style:family="paragraph">
      <style:paragraph-properties style:vertical-align="auto" fo:margin-bottom="0in" fo:line-height="100%" fo:margin-left="0in">
        <style:tab-stops>
          <style:tab-stop style:type="left" style:position="0.5in"/>
        </style:tab-stops>
      </style:paragraph-properties>
      <style:text-properties fo:hyphenate="true"/>
    </style:style>
    <style:style style:name="T764" style:parent-style-name="DefaultParagraphFont" style:family="text">
      <style:text-properties style:font-name="Helvetica" style:font-name-complex="Helvetica" fo:color="#4F4F4F" fo:font-size="11.5pt" style:font-size-asian="11.5pt" style:font-size-complex="11.5pt"/>
    </style:style>
    <style:style style:name="T765" style:parent-style-name="HTMLCode" style:family="text">
      <style:text-properties style:font-name-asian="Calibri" fo:color="#0F2B3D" fo:font-size="11.5pt" style:font-size-asian="11.5pt" style:font-size-complex="11.5pt" fo:background-color="#F7F7F8"/>
    </style:style>
    <style:style style:name="P766" style:parent-style-name="Normal" style:family="paragraph">
      <style:paragraph-properties style:vertical-align="auto" fo:margin-bottom="0in" fo:line-height="100%" fo:margin-left="0in">
        <style:tab-stops>
          <style:tab-stop style:type="left" style:position="0.5in"/>
        </style:tab-stops>
      </style:paragraph-properties>
      <style:text-properties fo:hyphenate="true"/>
    </style:style>
    <style:style style:name="T767" style:parent-style-name="DefaultParagraphFont" style:family="text">
      <style:text-properties style:font-name="Helvetica" style:font-name-complex="Helvetica" fo:color="#4F4F4F" fo:font-size="11.5pt" style:font-size-asian="11.5pt" style:font-size-complex="11.5pt"/>
    </style:style>
    <style:style style:name="T768" style:parent-style-name="HTMLCode" style:family="text">
      <style:text-properties style:font-name-asian="Calibri" fo:color="#0F2B3D" fo:font-size="11.5pt" style:font-size-asian="11.5pt" style:font-size-complex="11.5pt" fo:background-color="#F7F7F8"/>
    </style:style>
    <style:style style:name="P769" style:parent-style-name="Normal" style:family="paragraph">
      <style:paragraph-properties style:vertical-align="auto" fo:margin-bottom="0in" fo:line-height="100%" fo:margin-left="0in">
        <style:tab-stops>
          <style:tab-stop style:type="left" style:position="0.5in"/>
        </style:tab-stops>
      </style:paragraph-properties>
      <style:text-properties fo:hyphenate="true"/>
    </style:style>
    <style:style style:name="T770" style:parent-style-name="DefaultParagraphFont" style:family="text">
      <style:text-properties style:font-name="Helvetica" style:font-name-complex="Helvetica" fo:color="#4F4F4F" fo:font-size="11.5pt" style:font-size-asian="11.5pt" style:font-size-complex="11.5pt"/>
    </style:style>
    <style:style style:name="T771" style:parent-style-name="HTMLCode" style:family="text">
      <style:text-properties style:font-name-asian="Calibri" fo:color="#0F2B3D" fo:font-size="11.5pt" style:font-size-asian="11.5pt" style:font-size-complex="11.5pt" fo:background-color="#F7F7F8"/>
    </style:style>
    <style:style style:name="T772" style:parent-style-name="DefaultParagraphFont" style:family="text">
      <style:text-properties style:font-name="Helvetica" style:font-name-complex="Helvetica" fo:color="#4F4F4F" fo:font-size="11.5pt" style:font-size-asian="11.5pt" style:font-size-complex="11.5pt"/>
    </style:style>
    <style:style style:name="T773" style:parent-style-name="HTMLCode" style:family="text">
      <style:text-properties style:font-name-asian="Calibri" fo:color="#0F2B3D" fo:font-size="11.5pt" style:font-size-asian="11.5pt" style:font-size-complex="11.5pt" fo:background-color="#F7F7F8"/>
    </style:style>
    <style:style style:name="T774" style:parent-style-name="DefaultParagraphFont" style:family="text">
      <style:text-properties style:font-name="Helvetica" style:font-name-complex="Helvetica" fo:color="#4F4F4F" fo:font-size="11.5pt" style:font-size-asian="11.5pt" style:font-size-complex="11.5pt"/>
    </style:style>
    <style:style style:name="T775" style:parent-style-name="HTMLCode" style:family="text">
      <style:text-properties style:font-name-asian="Calibri" fo:color="#0F2B3D" fo:font-size="11.5pt" style:font-size-asian="11.5pt" style:font-size-complex="11.5pt" fo:background-color="#F7F7F8"/>
    </style:style>
    <style:style style:name="P776" style:parent-style-name="NormalWeb" style:family="paragraph">
      <style:paragraph-properties fo:margin-top="0in" fo:margin-bottom="0.1562in"/>
      <style:text-properties style:font-name="Helvetica" style:font-name-complex="Helvetica" fo:color="#4F4F4F" fo:font-size="11.5pt" style:font-size-asian="11.5pt" style:font-size-complex="11.5pt"/>
    </style:style>
    <style:style style:name="P777" style:parent-style-name="NormalWeb" style:family="paragraph">
      <style:paragraph-properties fo:margin-top="0in" fo:margin-bottom="0in"/>
    </style:style>
    <style:style style:name="T778" style:parent-style-name="Strong" style:family="text">
      <style:text-properties style:font-name="Helvetica" style:font-name-complex="Helvetica" fo:color="#4F4F4F" fo:font-size="11.5pt" style:font-size-asian="11.5pt" style:font-size-complex="11.5pt"/>
    </style:style>
    <style:style style:name="P779" style:parent-style-name="Normal" style:family="paragraph">
      <style:paragraph-properties style:vertical-align="auto" fo:margin-bottom="0in" fo:line-height="100%" fo:margin-left="0in">
        <style:tab-stops>
          <style:tab-stop style:type="left" style:position="0.5in"/>
        </style:tab-stops>
      </style:paragraph-properties>
      <style:text-properties fo:hyphenate="true"/>
    </style:style>
    <style:style style:name="T780" style:parent-style-name="HTMLCode" style:family="text">
      <style:text-properties style:font-name-asian="Calibri" fo:color="#0F2B3D" fo:font-size="11.5pt" style:font-size-asian="11.5pt" style:font-size-complex="11.5pt" fo:background-color="#F7F7F8"/>
    </style:style>
    <style:style style:name="T781" style:parent-style-name="DefaultParagraphFont" style:family="text">
      <style:text-properties style:font-name="Helvetica" style:font-name-complex="Helvetica" fo:color="#4F4F4F" fo:font-size="11.5pt" style:font-size-asian="11.5pt" style:font-size-complex="11.5pt"/>
    </style:style>
    <style:style style:name="T782" style:parent-style-name="HTMLCode" style:family="text">
      <style:text-properties style:font-name-asian="Calibri" fo:color="#0F2B3D" fo:font-size="11.5pt" style:font-size-asian="11.5pt" style:font-size-complex="11.5pt" fo:background-color="#F7F7F8"/>
    </style:style>
    <style:style style:name="T783" style:parent-style-name="DefaultParagraphFont" style:family="text">
      <style:text-properties style:font-name="Helvetica" style:font-name-complex="Helvetica" fo:color="#4F4F4F" fo:font-size="11.5pt" style:font-size-asian="11.5pt" style:font-size-complex="11.5pt"/>
    </style:style>
    <style:style style:name="P784" style:parent-style-name="Normal" style:family="paragraph">
      <style:paragraph-properties style:vertical-align="auto" fo:margin-bottom="0in" fo:line-height="100%" fo:margin-left="0in">
        <style:tab-stops>
          <style:tab-stop style:type="left" style:position="0.5in"/>
        </style:tab-stops>
      </style:paragraph-properties>
      <style:text-properties fo:hyphenate="true"/>
    </style:style>
    <style:style style:name="T785" style:parent-style-name="DefaultParagraphFont" style:family="text">
      <style:text-properties style:font-name="Helvetica" style:font-name-complex="Helvetica" fo:color="#4F4F4F" fo:font-size="11.5pt" style:font-size-asian="11.5pt" style:font-size-complex="11.5pt"/>
    </style:style>
    <style:style style:name="T786" style:parent-style-name="HTMLCode" style:family="text">
      <style:text-properties style:font-name-asian="Calibri" fo:color="#0F2B3D" fo:font-size="11.5pt" style:font-size-asian="11.5pt" style:font-size-complex="11.5pt" fo:background-color="#F7F7F8"/>
    </style:style>
    <style:style style:name="P787" style:parent-style-name="Normal" style:family="paragraph">
      <style:paragraph-properties style:vertical-align="auto" fo:margin-bottom="0in" fo:line-height="100%" fo:margin-left="0in">
        <style:tab-stops>
          <style:tab-stop style:type="left" style:position="1in"/>
        </style:tab-stops>
      </style:paragraph-properties>
      <style:text-properties fo:hyphenate="true"/>
    </style:style>
    <style:style style:name="T788" style:parent-style-name="DefaultParagraphFont" style:family="text">
      <style:text-properties style:font-name="Helvetica" style:font-name-complex="Helvetica" fo:color="#4F4F4F" fo:font-size="11.5pt" style:font-size-asian="11.5pt" style:font-size-complex="11.5pt"/>
    </style:style>
    <style:style style:name="T789" style:parent-style-name="HTMLCode" style:family="text">
      <style:text-properties style:font-name-asian="Calibri" fo:color="#0F2B3D" fo:font-size="11.5pt" style:font-size-asian="11.5pt" style:font-size-complex="11.5pt" fo:background-color="#F7F7F8"/>
    </style:style>
    <style:style style:name="P790" style:parent-style-name="Normal" style:family="paragraph">
      <style:paragraph-properties style:vertical-align="auto" fo:margin-bottom="0in" fo:line-height="100%" fo:margin-left="0in">
        <style:tab-stops>
          <style:tab-stop style:type="left" style:position="1in"/>
        </style:tab-stops>
      </style:paragraph-properties>
      <style:text-properties style:font-name="Helvetica" style:font-name-complex="Helvetica" fo:color="#4F4F4F" fo:font-size="11.5pt" style:font-size-asian="11.5pt" style:font-size-complex="11.5pt" fo:hyphenate="true"/>
    </style:style>
    <style:style style:name="P791" style:parent-style-name="Normal" style:family="paragraph">
      <style:paragraph-properties style:vertical-align="auto" fo:margin-bottom="0in" fo:line-height="100%" fo:margin-left="0in">
        <style:tab-stops>
          <style:tab-stop style:type="left" style:position="1.5in"/>
        </style:tab-stops>
      </style:paragraph-properties>
      <style:text-properties fo:hyphenate="true"/>
    </style:style>
    <style:style style:name="T792" style:parent-style-name="HTMLCode" style:family="text">
      <style:text-properties style:font-name-asian="Calibri" fo:color="#0F2B3D" fo:font-size="11.5pt" style:font-size-asian="11.5pt" style:font-size-complex="11.5pt" fo:background-color="#F7F7F8"/>
    </style:style>
    <style:style style:name="P793" style:parent-style-name="Normal" style:family="paragraph">
      <style:paragraph-properties style:vertical-align="auto" fo:margin-bottom="0in" fo:line-height="100%" fo:margin-left="0in">
        <style:tab-stops>
          <style:tab-stop style:type="left" style:position="1.5in"/>
        </style:tab-stops>
      </style:paragraph-properties>
      <style:text-properties fo:hyphenate="true"/>
    </style:style>
    <style:style style:name="T794" style:parent-style-name="HTMLCode" style:family="text">
      <style:text-properties style:font-name-asian="Calibri" fo:color="#0F2B3D" fo:font-size="11.5pt" style:font-size-asian="11.5pt" style:font-size-complex="11.5pt" fo:background-color="#F7F7F8"/>
    </style:style>
    <style:style style:name="P795" style:parent-style-name="Normal" style:family="paragraph">
      <style:paragraph-properties style:vertical-align="auto" fo:margin-bottom="0in" fo:line-height="100%" fo:margin-left="0in">
        <style:tab-stops>
          <style:tab-stop style:type="left" style:position="1.5in"/>
        </style:tab-stops>
      </style:paragraph-properties>
      <style:text-properties fo:hyphenate="true"/>
    </style:style>
    <style:style style:name="T796" style:parent-style-name="HTMLCode" style:family="text">
      <style:text-properties style:font-name-asian="Calibri" fo:color="#0F2B3D" fo:font-size="11.5pt" style:font-size-asian="11.5pt" style:font-size-complex="11.5pt" fo:background-color="#F7F7F8"/>
    </style:style>
    <style:style style:name="P797" style:parent-style-name="Normal" style:family="paragraph">
      <style:paragraph-properties style:vertical-align="auto" fo:margin-bottom="0in" fo:line-height="100%" fo:margin-left="0in">
        <style:tab-stops>
          <style:tab-stop style:type="left" style:position="0.5in"/>
        </style:tab-stops>
      </style:paragraph-properties>
      <style:text-properties fo:hyphenate="true"/>
    </style:style>
    <style:style style:name="T798" style:parent-style-name="DefaultParagraphFont" style:family="text">
      <style:text-properties style:font-name="Helvetica" style:font-name-complex="Helvetica" fo:color="#4F4F4F" fo:font-size="11.5pt" style:font-size-asian="11.5pt" style:font-size-complex="11.5pt"/>
    </style:style>
    <style:style style:name="T799" style:parent-style-name="Hyperlink" style:family="text">
      <style:text-properties style:font-name="Helvetica" style:font-name-complex="Helvetica" fo:color="#02B3E4" fo:font-size="11.5pt" style:font-size-asian="11.5pt" style:font-size-complex="11.5pt"/>
    </style:style>
    <style:style style:name="T800" style:parent-style-name="DefaultParagraphFont" style:family="text">
      <style:text-properties style:font-name="Helvetica" style:font-name-complex="Helvetica" fo:color="#4F4F4F" fo:font-size="11.5pt" style:font-size-asian="11.5pt" style:font-size-complex="11.5pt"/>
    </style:style>
    <style:style style:name="P801" style:parent-style-name="Normal" style:family="paragraph">
      <style:paragraph-properties style:vertical-align="auto" fo:margin-bottom="0in" fo:line-height="100%" fo:margin-left="0in">
        <style:tab-stops>
          <style:tab-stop style:type="left" style:position="0.5in"/>
        </style:tab-stops>
      </style:paragraph-properties>
      <style:text-properties style:font-name="Helvetica" style:font-name-complex="Helvetica" fo:color="#4F4F4F" fo:font-size="11.5pt" style:font-size-asian="11.5pt" style:font-size-complex="11.5pt" fo:hyphenate="true"/>
    </style:style>
    <style:style style:name="P802" style:parent-style-name="Normal" style:family="paragraph">
      <style:paragraph-properties style:vertical-align="auto" fo:margin-bottom="0in" fo:line-height="100%" fo:margin-left="0in">
        <style:tab-stops>
          <style:tab-stop style:type="left" style:position="1in"/>
        </style:tab-stops>
      </style:paragraph-properties>
      <style:text-properties fo:hyphenate="true"/>
    </style:style>
    <style:style style:name="T803" style:parent-style-name="HTMLCode" style:family="text">
      <style:text-properties style:font-name-asian="Calibri" fo:color="#0F2B3D" fo:font-size="11.5pt" style:font-size-asian="11.5pt" style:font-size-complex="11.5pt" fo:background-color="#F7F7F8"/>
    </style:style>
    <style:style style:name="P804" style:parent-style-name="Normal" style:family="paragraph">
      <style:paragraph-properties style:vertical-align="auto" fo:margin-bottom="0in" fo:line-height="100%" fo:margin-left="0in">
        <style:tab-stops>
          <style:tab-stop style:type="left" style:position="1in"/>
        </style:tab-stops>
      </style:paragraph-properties>
      <style:text-properties fo:hyphenate="true"/>
    </style:style>
    <style:style style:name="T805" style:parent-style-name="HTMLCode" style:family="text">
      <style:text-properties style:font-name-asian="Calibri" fo:color="#0F2B3D" fo:font-size="11.5pt" style:font-size-asian="11.5pt" style:font-size-complex="11.5pt" fo:background-color="#F7F7F8"/>
    </style:style>
    <style:style style:name="P806" style:parent-style-name="Normal" style:family="paragraph">
      <style:paragraph-properties style:vertical-align="auto" fo:margin-bottom="0in" fo:line-height="100%" fo:margin-left="0in">
        <style:tab-stops>
          <style:tab-stop style:type="left" style:position="1in"/>
        </style:tab-stops>
      </style:paragraph-properties>
      <style:text-properties fo:hyphenate="true"/>
    </style:style>
    <style:style style:name="T807" style:parent-style-name="HTMLCode" style:family="text">
      <style:text-properties style:font-name-asian="Calibri" fo:color="#0F2B3D" fo:font-size="11.5pt" style:font-size-asian="11.5pt" style:font-size-complex="11.5pt" fo:background-color="#F7F7F8"/>
    </style:style>
    <style:style style:name="P808" style:parent-style-name="NormalWeb" style:family="paragraph">
      <style:paragraph-properties fo:margin-top="0in" fo:margin-bottom="0in"/>
    </style:style>
    <style:style style:name="T809" style:parent-style-name="Strong" style:family="text">
      <style:text-properties style:font-name="Helvetica" style:font-name-complex="Helvetica" fo:color="#4F4F4F" fo:font-size="11.5pt" style:font-size-asian="11.5pt" style:font-size-complex="11.5pt"/>
    </style:style>
    <style:style style:name="T810" style:parent-style-name="DefaultParagraphFont" style:family="text">
      <style:text-properties style:font-name="Helvetica" style:font-name-complex="Helvetica" fo:color="#4F4F4F" fo:font-size="11.5pt" style:font-size-asian="11.5pt" style:font-size-complex="11.5pt"/>
    </style:style>
    <style:style style:name="T811" style:parent-style-name="Hyperlink" style:family="text">
      <style:text-properties style:font-name="Helvetica" style:font-name-complex="Helvetica" fo:color="#02B3E4" fo:font-size="11.5pt" style:font-size-asian="11.5pt" style:font-size-complex="11.5pt"/>
    </style:style>
    <style:style style:name="T812" style:parent-style-name="DefaultParagraphFont" style:family="text">
      <style:text-properties style:font-name="Helvetica" style:font-name-complex="Helvetica" fo:color="#4F4F4F" fo:font-size="11.5pt" style:font-size-asian="11.5pt" style:font-size-complex="11.5pt"/>
    </style:style>
    <style:style style:name="P813" style:parent-style-name="Heading1" style:family="paragraph">
      <style:paragraph-properties fo:margin-top="0.4166in" fo:margin-bottom="0.052in" style:line-height-at-least="0.2222in"/>
      <style:text-properties style:font-name="Helvetica" style:font-name-complex="Helvetica" fo:color="#2E3D49" fo:font-size="18pt" style:font-size-asian="18pt" style:font-size-complex="18pt"/>
    </style:style>
    <style:style style:name="P814" style:parent-style-name="NormalWeb" style:family="paragraph">
      <style:paragraph-properties fo:margin-top="0in" fo:margin-bottom="0in"/>
    </style:style>
    <style:style style:name="T815" style:parent-style-name="DefaultParagraphFont" style:family="text">
      <style:text-properties style:font-name="Helvetica" style:font-name-complex="Helvetica" fo:color="#4F4F4F" fo:font-size="11.5pt" style:font-size-asian="11.5pt" style:font-size-complex="11.5pt"/>
    </style:style>
    <style:style style:name="T816" style:parent-style-name="Hyperlink" style:family="text">
      <style:text-properties style:font-name="Helvetica" style:font-name-complex="Helvetica" fo:color="#02B3E4" fo:font-size="11.5pt" style:font-size-asian="11.5pt" style:font-size-complex="11.5pt"/>
    </style:style>
    <style:style style:name="T817" style:parent-style-name="DefaultParagraphFont" style:family="text">
      <style:text-properties style:font-name="Helvetica" style:font-name-complex="Helvetica" fo:color="#4F4F4F" fo:font-size="11.5pt" style:font-size-asian="11.5pt" style:font-size-complex="11.5pt"/>
    </style:style>
    <style:style style:name="T818" style:parent-style-name="HTMLCode" style:family="text">
      <style:text-properties fo:color="#0F2B3D" fo:font-size="11.5pt" style:font-size-asian="11.5pt" style:font-size-complex="11.5pt" fo:background-color="#F7F7F8"/>
    </style:style>
    <style:style style:name="T819" style:parent-style-name="DefaultParagraphFont" style:family="text">
      <style:text-properties style:font-name="Helvetica" style:font-name-complex="Helvetica" fo:color="#4F4F4F" fo:font-size="11.5pt" style:font-size-asian="11.5pt" style:font-size-complex="11.5pt"/>
    </style:style>
    <style:style style:name="T820" style:parent-style-name="HTMLCode" style:family="text">
      <style:text-properties fo:color="#0F2B3D" fo:font-size="11.5pt" style:font-size-asian="11.5pt" style:font-size-complex="11.5pt" fo:background-color="#F7F7F8"/>
    </style:style>
    <style:style style:name="T821" style:parent-style-name="DefaultParagraphFont" style:family="text">
      <style:text-properties style:font-name="Helvetica" style:font-name-complex="Helvetica" fo:color="#4F4F4F" fo:font-size="11.5pt" style:font-size-asian="11.5pt" style:font-size-complex="11.5pt"/>
    </style:style>
    <style:style style:name="T822" style:parent-style-name="HTMLCode" style:family="text">
      <style:text-properties fo:color="#0F2B3D" fo:font-size="11.5pt" style:font-size-asian="11.5pt" style:font-size-complex="11.5pt" fo:background-color="#F7F7F8"/>
    </style:style>
    <style:style style:name="T823" style:parent-style-name="DefaultParagraphFont" style:family="text">
      <style:text-properties style:font-name="Helvetica" style:font-name-complex="Helvetica" fo:color="#4F4F4F" fo:font-size="11.5pt" style:font-size-asian="11.5pt" style:font-size-complex="11.5pt"/>
    </style:style>
    <style:style style:name="T824" style:parent-style-name="HTMLCode" style:family="text">
      <style:text-properties fo:color="#0F2B3D" fo:font-size="11.5pt" style:font-size-asian="11.5pt" style:font-size-complex="11.5pt" fo:background-color="#F7F7F8"/>
    </style:style>
    <style:style style:name="T825" style:parent-style-name="DefaultParagraphFont" style:family="text">
      <style:text-properties style:font-name="Helvetica" style:font-name-complex="Helvetica" fo:color="#4F4F4F" fo:font-size="11.5pt" style:font-size-asian="11.5pt" style:font-size-complex="11.5pt"/>
    </style:style>
    <style:style style:name="T826" style:parent-style-name="HTMLCode" style:family="text">
      <style:text-properties fo:color="#0F2B3D" fo:font-size="11.5pt" style:font-size-asian="11.5pt" style:font-size-complex="11.5pt" fo:background-color="#F7F7F8"/>
    </style:style>
    <style:style style:name="T827" style:parent-style-name="DefaultParagraphFont" style:family="text">
      <style:text-properties style:font-name="Helvetica" style:font-name-complex="Helvetica" fo:color="#4F4F4F" fo:font-size="11.5pt" style:font-size-asian="11.5pt" style:font-size-complex="11.5pt"/>
    </style:style>
    <style:style style:name="T828" style:parent-style-name="HTMLCode" style:family="text">
      <style:text-properties fo:color="#0F2B3D" fo:font-size="11.5pt" style:font-size-asian="11.5pt" style:font-size-complex="11.5pt" fo:background-color="#F7F7F8"/>
    </style:style>
    <style:style style:name="T829" style:parent-style-name="DefaultParagraphFont" style:family="text">
      <style:text-properties style:font-name="Helvetica" style:font-name-complex="Helvetica" fo:color="#4F4F4F" fo:font-size="11.5pt" style:font-size-asian="11.5pt" style:font-size-complex="11.5pt"/>
    </style:style>
    <style:style style:name="P830" style:parent-style-name="NormalWeb" style:family="paragraph">
      <style:paragraph-properties fo:margin-top="0in" fo:margin-bottom="0in"/>
    </style:style>
    <style:style style:name="T831" style:parent-style-name="DefaultParagraphFont" style:family="text">
      <style:text-properties style:font-name="Helvetica" style:font-name-complex="Helvetica" fo:color="#4F4F4F" fo:font-size="11.5pt" style:font-size-asian="11.5pt" style:font-size-complex="11.5pt"/>
    </style:style>
    <style:style style:name="T832" style:parent-style-name="Hyperlink" style:family="text">
      <style:text-properties style:font-name="Helvetica" style:font-name-complex="Helvetica" fo:color="#02B3E4" fo:font-size="11.5pt" style:font-size-asian="11.5pt" style:font-size-complex="11.5pt"/>
    </style:style>
    <style:style style:name="T833" style:parent-style-name="DefaultParagraphFont" style:family="text">
      <style:text-properties style:font-name="Helvetica" style:font-name-complex="Helvetica" fo:color="#4F4F4F" fo:font-size="11.5pt" style:font-size-asian="11.5pt" style:font-size-complex="11.5pt"/>
    </style:style>
    <style:style style:name="P834" style:parent-style-name="Heading3" style:family="paragraph">
      <style:paragraph-properties fo:margin-top="0.2916in" fo:margin-bottom="0.052in" style:line-height-at-least="0.2222in"/>
      <style:text-properties style:font-name="Helvetica" style:font-name-complex="Helvetica" fo:color="#2E3D49"/>
    </style:style>
    <style:style style:name="P835" style:parent-style-name="NormalWeb" style:family="paragraph">
      <style:paragraph-properties fo:margin-top="0in" fo:margin-bottom="0in"/>
    </style:style>
    <style:style style:name="T836" style:parent-style-name="DefaultParagraphFont" style:family="text">
      <style:text-properties style:font-name="Helvetica" style:font-name-complex="Helvetica" fo:color="#4F4F4F" fo:font-size="11.5pt" style:font-size-asian="11.5pt" style:font-size-complex="11.5pt"/>
    </style:style>
    <style:style style:name="T837" style:parent-style-name="Hyperlink" style:family="text">
      <style:text-properties style:font-name="Helvetica" style:font-name-complex="Helvetica" fo:color="#02B3E4" fo:font-size="11.5pt" style:font-size-asian="11.5pt" style:font-size-complex="11.5pt"/>
    </style:style>
    <style:style style:name="T838" style:parent-style-name="DefaultParagraphFont" style:family="text">
      <style:text-properties style:font-name="Helvetica" style:font-name-complex="Helvetica" fo:color="#4F4F4F" fo:font-size="11.5pt" style:font-size-asian="11.5pt" style:font-size-complex="11.5pt"/>
    </style:style>
    <style:style style:name="P839" style:parent-style-name="Heading1" style:family="paragraph">
      <style:paragraph-properties fo:margin-top="0.4166in" fo:margin-bottom="0.052in" style:line-height-at-least="0.2222in"/>
      <style:text-properties style:font-name="Helvetica" style:font-name-complex="Helvetica" fo:color="#2E3D49" fo:font-size="18pt" style:font-size-asian="18pt" style:font-size-complex="18pt"/>
    </style:style>
    <style:style style:name="P840" style:parent-style-name="NormalWeb" style:family="paragraph">
      <style:paragraph-properties fo:margin-top="0in" fo:margin-bottom="0.1562in"/>
      <style:text-properties style:font-name="Helvetica" style:font-name-complex="Helvetica" fo:color="#4F4F4F" fo:font-size="11.5pt" style:font-size-asian="11.5pt" style:font-size-complex="11.5pt"/>
    </style:style>
    <style:style style:name="P841" style:parent-style-name="NormalWeb" style:family="paragraph">
      <style:paragraph-properties fo:margin-top="0in" fo:margin-bottom="0.1562in"/>
      <style:text-properties style:font-name="Helvetica" style:font-name-complex="Helvetica" fo:color="#4F4F4F" fo:font-size="11.5pt" style:font-size-asian="11.5pt" style:font-size-complex="11.5pt"/>
    </style:style>
    <style:style style:name="P842" style:parent-style-name="Normal" style:family="paragraph">
      <style:paragraph-properties style:vertical-align="auto" fo:margin-bottom="0in" fo:line-height="100%" fo:margin-left="0in">
        <style:tab-stops>
          <style:tab-stop style:type="left" style:position="0.5in"/>
        </style:tab-stops>
      </style:paragraph-properties>
      <style:text-properties fo:hyphenate="true"/>
    </style:style>
    <style:style style:name="T843" style:parent-style-name="Strong" style:family="text">
      <style:text-properties style:font-name="Helvetica" style:font-name-complex="Helvetica" fo:color="#4F4F4F" fo:font-size="11.5pt" style:font-size-asian="11.5pt" style:font-size-complex="11.5pt"/>
    </style:style>
    <style:style style:name="T844" style:parent-style-name="DefaultParagraphFont" style:family="text">
      <style:text-properties style:font-name="Helvetica" style:font-name-complex="Helvetica" fo:color="#4F4F4F" fo:font-size="11.5pt" style:font-size-asian="11.5pt" style:font-size-complex="11.5pt"/>
    </style:style>
    <style:style style:name="P845" style:parent-style-name="Normal" style:family="paragraph">
      <style:paragraph-properties style:vertical-align="auto" fo:margin-bottom="0in" fo:line-height="100%" fo:margin-left="0in">
        <style:tab-stops>
          <style:tab-stop style:type="left" style:position="0.5in"/>
        </style:tab-stops>
      </style:paragraph-properties>
      <style:text-properties fo:hyphenate="true"/>
    </style:style>
    <style:style style:name="T846" style:parent-style-name="Strong" style:family="text">
      <style:text-properties style:font-name="Helvetica" style:font-name-complex="Helvetica" fo:color="#4F4F4F" fo:font-size="11.5pt" style:font-size-asian="11.5pt" style:font-size-complex="11.5pt"/>
    </style:style>
    <style:style style:name="T847" style:parent-style-name="DefaultParagraphFont" style:family="text">
      <style:text-properties style:font-name="Helvetica" style:font-name-complex="Helvetica" fo:color="#4F4F4F" fo:font-size="11.5pt" style:font-size-asian="11.5pt" style:font-size-complex="11.5pt"/>
    </style:style>
    <style:style style:name="T848" style:parent-style-name="HTMLCode" style:family="text">
      <style:text-properties style:font-name-asian="Calibri" fo:color="#0F2B3D" fo:font-size="11.5pt" style:font-size-asian="11.5pt" style:font-size-complex="11.5pt" fo:background-color="#F7F7F8"/>
    </style:style>
    <style:style style:name="T849" style:parent-style-name="DefaultParagraphFont" style:family="text">
      <style:text-properties style:font-name="Helvetica" style:font-name-complex="Helvetica" fo:color="#4F4F4F" fo:font-size="11.5pt" style:font-size-asian="11.5pt" style:font-size-complex="11.5pt"/>
    </style:style>
    <style:style style:name="P850" style:parent-style-name="Normal" style:family="paragraph">
      <style:paragraph-properties style:vertical-align="auto" fo:margin-bottom="0in" fo:line-height="100%" fo:margin-left="0in">
        <style:tab-stops>
          <style:tab-stop style:type="left" style:position="0.5in"/>
        </style:tab-stops>
      </style:paragraph-properties>
      <style:text-properties fo:hyphenate="true"/>
    </style:style>
    <style:style style:name="T851" style:parent-style-name="Strong" style:family="text">
      <style:text-properties style:font-name="Helvetica" style:font-name-complex="Helvetica" fo:color="#4F4F4F" fo:font-size="11.5pt" style:font-size-asian="11.5pt" style:font-size-complex="11.5pt"/>
    </style:style>
    <style:style style:name="T852" style:parent-style-name="DefaultParagraphFont" style:family="text">
      <style:text-properties style:font-name="Helvetica" style:font-name-complex="Helvetica" fo:color="#4F4F4F" fo:font-size="11.5pt" style:font-size-asian="11.5pt" style:font-size-complex="11.5pt"/>
    </style:style>
    <style:style style:name="T853" style:parent-style-name="Hyperlink" style:family="text">
      <style:text-properties style:font-name="Helvetica" style:font-name-complex="Helvetica" fo:color="#02B3E4" fo:font-size="11.5pt" style:font-size-asian="11.5pt" style:font-size-complex="11.5pt"/>
    </style:style>
    <style:style style:name="T854" style:parent-style-name="DefaultParagraphFont" style:family="text">
      <style:text-properties style:font-name="Helvetica" style:font-name-complex="Helvetica" fo:color="#4F4F4F" fo:font-size="11.5pt" style:font-size-asian="11.5pt" style:font-size-complex="11.5pt"/>
    </style:style>
    <style:style style:name="P855" style:parent-style-name="Heading3" style:family="paragraph">
      <style:paragraph-properties fo:margin-top="0.2916in" fo:margin-bottom="0.052in" style:line-height-at-least="0.2222in"/>
      <style:text-properties style:font-name="Helvetica" style:font-name-complex="Helvetica" fo:color="#2E3D49"/>
    </style:style>
    <style:style style:name="P856" style:parent-style-name="NormalWeb" style:family="paragraph">
      <style:paragraph-properties fo:margin-top="0in" fo:margin-bottom="0in"/>
      <style:text-properties style:font-name="Helvetica" style:font-name-complex="Helvetica" fo:color="#4F4F4F" fo:font-size="11.5pt" style:font-size-asian="11.5pt" style:font-size-complex="11.5pt"/>
    </style:style>
    <style:style style:name="P857" style:parent-style-name="Heading2" style:family="paragraph">
      <style:paragraph-properties fo:margin-top="0.375in" fo:margin-bottom="0.052in" style:line-height-at-least="0.2222in"/>
      <style:text-properties style:font-name="Helvetica" style:font-name-complex="Helvetica" fo:color="#2E3D49" fo:font-size="15pt" style:font-size-asian="15pt" style:font-size-complex="15pt"/>
    </style:style>
    <style:style style:name="P858" style:parent-style-name="NormalWeb" style:family="paragraph">
      <style:paragraph-properties fo:margin-top="0in" fo:margin-bottom="0in"/>
    </style:style>
    <style:style style:name="T859" style:parent-style-name="DefaultParagraphFont" style:family="text">
      <style:text-properties style:font-name="Helvetica" style:font-name-complex="Helvetica" fo:color="#4F4F4F" fo:font-size="11.5pt" style:font-size-asian="11.5pt" style:font-size-complex="11.5pt"/>
    </style:style>
    <style:style style:name="T860" style:parent-style-name="Hyperlink" style:family="text">
      <style:text-properties style:font-name="Helvetica" style:font-name-complex="Helvetica" fo:color="#02B3E4" fo:font-size="11.5pt" style:font-size-asian="11.5pt" style:font-size-complex="11.5pt"/>
    </style:style>
    <style:style style:name="T861" style:parent-style-name="DefaultParagraphFont" style:family="text">
      <style:text-properties style:font-name="Helvetica" style:font-name-complex="Helvetica" fo:color="#4F4F4F" fo:font-size="11.5pt" style:font-size-asian="11.5pt" style:font-size-complex="11.5pt"/>
    </style:style>
    <style:style style:name="T862" style:parent-style-name="Hyperlink" style:family="text">
      <style:text-properties style:font-name="Helvetica" style:font-name-complex="Helvetica" fo:color="#02B3E4" fo:font-size="11.5pt" style:font-size-asian="11.5pt" style:font-size-complex="11.5pt"/>
    </style:style>
    <style:style style:name="T863" style:parent-style-name="DefaultParagraphFont" style:family="text">
      <style:text-properties style:font-name="Helvetica" style:font-name-complex="Helvetica" fo:color="#4F4F4F" fo:font-size="11.5pt" style:font-size-asian="11.5pt" style:font-size-complex="11.5pt"/>
    </style:style>
    <style:style style:name="P864" style:parent-style-name="Normal" style:family="paragraph">
      <style:paragraph-properties fo:text-align="justify"/>
    </style:style>
    <style:style style:name="P865" style:parent-style-name="Normal" style:family="paragraph">
      <style:paragraph-properties fo:text-align="justify"/>
    </style:style>
    <style:style style:name="P866" style:parent-style-name="Normal" style:family="paragraph">
      <style:paragraph-properties fo:text-align="justify"/>
    </style:style>
    <style:style style:name="P867" style:parent-style-name="Heading3" style:family="paragraph">
      <style:paragraph-properties fo:margin-top="0.2916in" fo:margin-bottom="0.052in" style:line-height-at-least="0.2222in" fo:background-color="#FFFFFF"/>
      <style:text-properties style:font-name="Helvetica" style:font-name-complex="Helvetica" fo:color="#2E3D49"/>
    </style:style>
    <style:style style:name="P868" style:parent-style-name="Heading5" style:family="paragraph">
      <style:paragraph-properties fo:margin-top="0in" fo:margin-bottom="0.052in" style:line-height-at-least="0.2222in" fo:background-color="#FFFFFF"/>
      <style:text-properties style:font-name="Helvetica" style:font-name-complex="Helvetica" fo:color="#4F4F4F" fo:font-size="10.5pt" style:font-size-asian="10.5pt" style:font-size-complex="10.5pt"/>
    </style:style>
    <style:style style:name="P869" style:parent-style-name="Normal" style:family="paragraph">
      <style:paragraph-properties fo:margin-bottom="0in" fo:line-height="100%" fo:margin-left="0in" fo:background-color="#FFFFFF">
        <style:tab-stops>
          <style:tab-stop style:type="left" style:position="0.5in"/>
        </style:tab-stops>
      </style:paragraph-properties>
    </style:style>
    <style:style style:name="T870" style:parent-style-name="DefaultParagraphFont" style:family="text">
      <style:text-properties style:font-name="Helvetica" style:font-name-complex="Helvetica" fo:color="#4F4F4F"/>
    </style:style>
    <style:style style:name="T871" style:parent-style-name="DefaultParagraphFont" style:family="text">
      <style:text-properties style:font-name="Helvetica" style:font-name-complex="Helvetica" fo:color="#4F4F4F"/>
    </style:style>
    <style:style style:name="P872" style:parent-style-name="Heading5" style:family="paragraph">
      <style:paragraph-properties fo:margin-top="0in" fo:margin-bottom="0.052in" style:line-height-at-least="0.2222in" fo:background-color="#FFFFFF"/>
      <style:text-properties style:font-name="Helvetica" style:font-name-complex="Helvetica" fo:color="#4F4F4F" fo:font-size="10.5pt" style:font-size-asian="10.5pt" style:font-size-complex="10.5pt"/>
    </style:style>
    <style:style style:name="P873" style:parent-style-name="Normal" style:family="paragraph">
      <style:paragraph-properties fo:margin-bottom="0in" fo:line-height="100%" fo:margin-left="0in" fo:background-color="#FFFFFF">
        <style:tab-stops>
          <style:tab-stop style:type="left" style:position="0.5in"/>
        </style:tab-stops>
      </style:paragraph-properties>
    </style:style>
    <style:style style:name="T874" style:parent-style-name="DefaultParagraphFont" style:family="text">
      <style:text-properties style:font-name="Helvetica" style:font-name-complex="Helvetica" fo:color="#4F4F4F"/>
    </style:style>
    <style:style style:name="P875" style:parent-style-name="Heading5" style:family="paragraph">
      <style:paragraph-properties fo:margin-top="0in" fo:margin-bottom="0.052in" style:line-height-at-least="0.2222in" fo:background-color="#FFFFFF"/>
      <style:text-properties style:font-name="Helvetica" style:font-name-complex="Helvetica" fo:color="#4F4F4F" fo:font-size="10.5pt" style:font-size-asian="10.5pt" style:font-size-complex="10.5pt"/>
    </style:style>
    <style:style style:name="P876" style:parent-style-name="Normal" style:family="paragraph">
      <style:paragraph-properties fo:margin-bottom="0in" fo:line-height="100%" fo:margin-left="0in" fo:background-color="#FFFFFF">
        <style:tab-stops>
          <style:tab-stop style:type="left" style:position="0.5in"/>
        </style:tab-stops>
      </style:paragraph-properties>
    </style:style>
    <style:style style:name="T877" style:parent-style-name="DefaultParagraphFont" style:family="text">
      <style:text-properties style:font-name="Helvetica" style:font-name-complex="Helvetica" fo:color="#4F4F4F"/>
    </style:style>
    <style:style style:name="T878" style:parent-style-name="DefaultParagraphFont" style:family="text">
      <style:text-properties style:font-name="Helvetica" style:font-name-complex="Helvetica" fo:color="#4F4F4F"/>
    </style:style>
    <style:style style:name="P879" style:parent-style-name="Normal" style:family="paragraph">
      <style:paragraph-properties fo:margin-bottom="0in" fo:line-height="100%" fo:margin-left="0in" fo:background-color="#FFFFFF">
        <style:tab-stops>
          <style:tab-stop style:type="left" style:position="0.5in"/>
        </style:tab-stops>
      </style:paragraph-properties>
    </style:style>
    <style:style style:name="T880" style:parent-style-name="DefaultParagraphFont" style:family="text">
      <style:text-properties style:font-name="Helvetica" style:font-name-complex="Helvetica" fo:color="#4F4F4F"/>
    </style:style>
    <style:style style:name="T881" style:parent-style-name="katex-mathml" style:family="text">
      <style:text-properties fo:color="#4F4F4F" fo:font-size="14.5pt" style:font-size-asian="14.5pt" style:font-size-complex="14.5pt"/>
    </style:style>
    <style:style style:name="T882" style:parent-style-name="mord" style:family="text">
      <style:text-properties style:font-name="KaTeX_Math" fo:font-style="italic" style:font-style-asian="italic" style:font-style-complex="italic" fo:color="#4F4F4F" fo:font-size="14.5pt" style:font-size-asian="14.5pt" style:font-size-complex="14.5pt"/>
    </style:style>
    <style:style style:name="T883" style:parent-style-name="accent-body" style:family="text">
      <style:text-properties fo:color="#4F4F4F" fo:font-size="14.5pt" style:font-size-asian="14.5pt" style:font-size-complex="14.5pt"/>
    </style:style>
    <style:style style:name="T884" style:parent-style-name="vlist-s" style:family="text">
      <style:text-properties fo:color="#4F4F4F" fo:font-size="1pt" style:font-size-asian="1pt" style:font-size-complex="1pt"/>
    </style:style>
    <style:style style:name="T885" style:parent-style-name="DefaultParagraphFont" style:family="text">
      <style:text-properties style:font-name="Helvetica" style:font-name-complex="Helvetica" fo:color="#4F4F4F"/>
    </style:style>
    <style:style style:name="T886" style:parent-style-name="katex-mathml" style:family="text">
      <style:text-properties fo:color="#4F4F4F" fo:font-size="14.5pt" style:font-size-asian="14.5pt" style:font-size-complex="14.5pt"/>
    </style:style>
    <style:style style:name="T887" style:parent-style-name="mord" style:family="text">
      <style:text-properties style:font-name="KaTeX_Math" fo:font-style="italic" style:font-style-asian="italic" style:font-style-complex="italic" fo:color="#4F4F4F" fo:font-size="14.5pt" style:font-size-asian="14.5pt" style:font-size-complex="14.5pt"/>
    </style:style>
    <style:style style:name="T888" style:parent-style-name="mord" style:family="text">
      <style:text-properties style:font-name="KaTeX_Math" fo:font-style="italic" style:font-style-asian="italic" style:font-style-complex="italic" fo:color="#4F4F4F" fo:font-size="10pt" style:font-size-asian="10pt" style:font-size-complex="10pt"/>
    </style:style>
    <style:style style:name="T889" style:parent-style-name="vlist-s" style:family="text">
      <style:text-properties fo:color="#4F4F4F" fo:font-size="1pt" style:font-size-asian="1pt" style:font-size-complex="1pt"/>
    </style:style>
    <style:style style:name="T890" style:parent-style-name="DefaultParagraphFont" style:family="text">
      <style:text-properties style:font-name="Helvetica" style:font-name-complex="Helvetica" fo:color="#4F4F4F"/>
    </style:style>
    <style:style style:name="T891" style:parent-style-name="katex-mathml" style:family="text">
      <style:text-properties fo:color="#4F4F4F" fo:font-size="14.5pt" style:font-size-asian="14.5pt" style:font-size-complex="14.5pt"/>
    </style:style>
    <style:style style:name="T892" style:parent-style-name="mord" style:family="text">
      <style:text-properties style:font-name="KaTeX_Math" fo:font-style="italic" style:font-style-asian="italic" style:font-style-complex="italic" fo:color="#4F4F4F" fo:font-size="14.5pt" style:font-size-asian="14.5pt" style:font-size-complex="14.5pt"/>
    </style:style>
    <style:style style:name="T893" style:parent-style-name="mord" style:family="text">
      <style:text-properties style:font-name="KaTeX_Math" fo:font-style="italic" style:font-style-asian="italic" style:font-style-complex="italic" fo:color="#4F4F4F" fo:font-size="10pt" style:font-size-asian="10pt" style:font-size-complex="10pt"/>
    </style:style>
    <style:style style:name="T894" style:parent-style-name="vlist-s" style:family="text">
      <style:text-properties fo:color="#4F4F4F" fo:font-size="1pt" style:font-size-asian="1pt" style:font-size-complex="1pt"/>
    </style:style>
    <style:style style:name="T895" style:parent-style-name="DefaultParagraphFont" style:family="text">
      <style:text-properties style:font-name="Helvetica" style:font-name-complex="Helvetica" fo:color="#4F4F4F"/>
    </style:style>
    <style:style style:name="T896" style:parent-style-name="DefaultParagraphFont" style:family="text">
      <style:text-properties style:font-name="Helvetica" style:font-name-complex="Helvetica" fo:color="#4F4F4F"/>
    </style:style>
    <style:style style:name="T897" style:parent-style-name="katex-mathml" style:family="text">
      <style:text-properties fo:color="#4F4F4F" fo:font-size="14.5pt" style:font-size-asian="14.5pt" style:font-size-complex="14.5pt"/>
    </style:style>
    <style:style style:name="T898" style:parent-style-name="mord" style:family="text">
      <style:text-properties style:font-name="KaTeX_Math" fo:font-style="italic" style:font-style-asian="italic" style:font-style-complex="italic" fo:color="#4F4F4F" fo:font-size="14.5pt" style:font-size-asian="14.5pt" style:font-size-complex="14.5pt"/>
    </style:style>
    <style:style style:name="T899" style:parent-style-name="DefaultParagraphFont" style:family="text">
      <style:text-properties style:font-name="Helvetica" style:font-name-complex="Helvetica" fo:color="#4F4F4F"/>
    </style:style>
    <style:style style:name="T900" style:parent-style-name="katex-mathml" style:family="text">
      <style:text-properties fo:color="#4F4F4F" fo:font-size="14.5pt" style:font-size-asian="14.5pt" style:font-size-complex="14.5pt"/>
    </style:style>
    <style:style style:name="T901" style:parent-style-name="mord" style:family="text">
      <style:text-properties style:font-name="KaTeX_Math" fo:font-style="italic" style:font-style-asian="italic" style:font-style-complex="italic" fo:color="#4F4F4F" fo:font-size="14.5pt" style:font-size-asian="14.5pt" style:font-size-complex="14.5pt"/>
    </style:style>
    <style:style style:name="T902" style:parent-style-name="DefaultParagraphFont" style:family="text">
      <style:text-properties style:font-name="Helvetica" style:font-name-complex="Helvetica" fo:color="#4F4F4F"/>
    </style:style>
    <style:style style:name="T903" style:parent-style-name="katex-mathml" style:family="text">
      <style:text-properties fo:color="#4F4F4F" fo:font-size="14.5pt" style:font-size-asian="14.5pt" style:font-size-complex="14.5pt"/>
    </style:style>
    <style:style style:name="T904" style:parent-style-name="mord" style:family="text">
      <style:text-properties style:font-name="KaTeX_Math" fo:font-style="italic" style:font-style-asian="italic" style:font-style-complex="italic" fo:color="#4F4F4F" fo:font-size="14.5pt" style:font-size-asian="14.5pt" style:font-size-complex="14.5pt"/>
    </style:style>
    <style:style style:name="T905" style:parent-style-name="mord" style:family="text">
      <style:text-properties style:font-name="KaTeX_Math" fo:font-style="italic" style:font-style-asian="italic" style:font-style-complex="italic" fo:color="#4F4F4F" fo:font-size="10pt" style:font-size-asian="10pt" style:font-size-complex="10pt"/>
    </style:style>
    <style:style style:name="T906" style:parent-style-name="vlist-s" style:family="text">
      <style:text-properties fo:color="#4F4F4F" fo:font-size="1pt" style:font-size-asian="1pt" style:font-size-complex="1pt"/>
    </style:style>
    <style:style style:name="T907" style:parent-style-name="DefaultParagraphFont" style:family="text">
      <style:text-properties style:font-name="Helvetica" style:font-name-complex="Helvetica" fo:color="#4F4F4F"/>
    </style:style>
    <style:style style:name="T908" style:parent-style-name="katex-mathml" style:family="text">
      <style:text-properties fo:color="#4F4F4F" fo:font-size="14.5pt" style:font-size-asian="14.5pt" style:font-size-complex="14.5pt"/>
    </style:style>
    <style:style style:name="T909" style:parent-style-name="mord" style:family="text">
      <style:text-properties style:font-name="KaTeX_Math" fo:font-style="italic" style:font-style-asian="italic" style:font-style-complex="italic" fo:color="#4F4F4F" fo:font-size="14.5pt" style:font-size-asian="14.5pt" style:font-size-complex="14.5pt"/>
    </style:style>
    <style:style style:name="T910" style:parent-style-name="mord" style:family="text">
      <style:text-properties style:font-name="KaTeX_Math" fo:font-style="italic" style:font-style-asian="italic" style:font-style-complex="italic" fo:color="#4F4F4F" fo:font-size="10pt" style:font-size-asian="10pt" style:font-size-complex="10pt"/>
    </style:style>
    <style:style style:name="T911" style:parent-style-name="vlist-s" style:family="text">
      <style:text-properties fo:color="#4F4F4F" fo:font-size="1pt" style:font-size-asian="1pt" style:font-size-complex="1pt"/>
    </style:style>
    <style:style style:name="T912" style:parent-style-name="DefaultParagraphFont" style:family="text">
      <style:text-properties style:font-name="Helvetica" style:font-name-complex="Helvetica" fo:color="#4F4F4F"/>
    </style:style>
    <style:style style:name="P913" style:parent-style-name="Heading5" style:family="paragraph">
      <style:paragraph-properties fo:margin-top="0in" fo:margin-bottom="0.052in" style:line-height-at-least="0.2222in" fo:background-color="#FFFFFF"/>
      <style:text-properties style:font-name="Helvetica" style:font-name-complex="Helvetica" fo:color="#4F4F4F" fo:font-size="10.5pt" style:font-size-asian="10.5pt" style:font-size-complex="10.5pt"/>
    </style:style>
    <style:style style:name="P914" style:parent-style-name="Normal" style:family="paragraph">
      <style:paragraph-properties fo:margin-bottom="0in" fo:line-height="100%" fo:margin-left="0in" fo:background-color="#FFFFFF">
        <style:tab-stops>
          <style:tab-stop style:type="left" style:position="0.5in"/>
        </style:tab-stops>
      </style:paragraph-properties>
    </style:style>
    <style:style style:name="T915" style:parent-style-name="DefaultParagraphFont" style:family="text">
      <style:text-properties style:font-name="Helvetica" style:font-name-complex="Helvetica" fo:color="#4F4F4F"/>
    </style:style>
    <style:style style:name="T916" style:parent-style-name="HTMLCode" style:family="text">
      <style:text-properties style:font-name-asian="Calibri" fo:color="#0F2B3D" fo:font-size="12pt" style:font-size-asian="12pt" style:font-size-complex="12pt" fo:background-color="#F7F7F8"/>
    </style:style>
    <style:style style:name="T917" style:parent-style-name="DefaultParagraphFont" style:family="text">
      <style:text-properties style:font-name="Helvetica" style:font-name-complex="Helvetica" fo:color="#4F4F4F"/>
    </style:style>
    <style:style style:name="T918" style:parent-style-name="DefaultParagraphFont" style:family="text">
      <style:text-properties style:font-name="Helvetica" style:font-name-complex="Helvetica" fo:color="#4F4F4F"/>
    </style:style>
    <style:style style:name="T919" style:parent-style-name="HTMLCode" style:family="text">
      <style:text-properties style:font-name-asian="Calibri" fo:color="#0F2B3D" fo:font-size="12pt" style:font-size-asian="12pt" style:font-size-complex="12pt" fo:background-color="#F7F7F8"/>
    </style:style>
    <style:style style:name="T920" style:parent-style-name="DefaultParagraphFont" style:family="text">
      <style:text-properties style:font-name="Helvetica" style:font-name-complex="Helvetica" fo:color="#4F4F4F"/>
    </style:style>
    <style:style style:name="T921" style:parent-style-name="HTMLCode" style:family="text">
      <style:text-properties style:font-name-asian="Calibri" fo:color="#0F2B3D" fo:font-size="12pt" style:font-size-asian="12pt" style:font-size-complex="12pt" fo:background-color="#F7F7F8"/>
    </style:style>
    <style:style style:name="T922" style:parent-style-name="DefaultParagraphFont" style:family="text">
      <style:text-properties style:font-name="Helvetica" style:font-name-complex="Helvetica" fo:color="#4F4F4F"/>
    </style:style>
    <style:style style:name="P923" style:parent-style-name="Heading5" style:family="paragraph">
      <style:paragraph-properties fo:margin-top="0in" fo:margin-bottom="0.052in" style:line-height-at-least="0.2222in" fo:background-color="#FFFFFF"/>
      <style:text-properties style:font-name="Helvetica" style:font-name-complex="Helvetica" fo:color="#4F4F4F" fo:font-size="10.5pt" style:font-size-asian="10.5pt" style:font-size-complex="10.5pt"/>
    </style:style>
    <style:style style:name="P924" style:parent-style-name="Normal" style:family="paragraph">
      <style:paragraph-properties fo:margin-bottom="0in" fo:line-height="100%" fo:margin-left="0in" fo:background-color="#FFFFFF">
        <style:tab-stops>
          <style:tab-stop style:type="left" style:position="0.5in"/>
        </style:tab-stops>
      </style:paragraph-properties>
    </style:style>
    <style:style style:name="T925" style:parent-style-name="DefaultParagraphFont" style:family="text">
      <style:text-properties style:font-name="Helvetica" style:font-name-complex="Helvetica" fo:color="#4F4F4F"/>
    </style:style>
    <style:style style:name="T926" style:parent-style-name="HTMLCode" style:family="text">
      <style:text-properties style:font-name-asian="Calibri" fo:color="#0F2B3D" fo:font-size="12pt" style:font-size-asian="12pt" style:font-size-complex="12pt" fo:background-color="#F7F7F8"/>
    </style:style>
    <style:style style:name="T927" style:parent-style-name="DefaultParagraphFont" style:family="text">
      <style:text-properties style:font-name="Helvetica" style:font-name-complex="Helvetica" fo:color="#4F4F4F"/>
    </style:style>
    <style:style style:name="T928" style:parent-style-name="HTMLCode" style:family="text">
      <style:text-properties style:font-name-asian="Calibri" fo:color="#0F2B3D" fo:font-size="12pt" style:font-size-asian="12pt" style:font-size-complex="12pt" fo:background-color="#F7F7F8"/>
    </style:style>
    <style:style style:name="T929" style:parent-style-name="DefaultParagraphFont" style:family="text">
      <style:text-properties style:font-name="Helvetica" style:font-name-complex="Helvetica" fo:color="#4F4F4F"/>
    </style:style>
    <style:style style:name="T930" style:parent-style-name="DefaultParagraphFont" style:family="text">
      <style:text-properties style:font-name="Helvetica" style:font-name-complex="Helvetica" fo:color="#4F4F4F"/>
    </style:style>
    <style:style style:name="T931" style:parent-style-name="katex-mathml" style:family="text">
      <style:text-properties fo:color="#4F4F4F" fo:font-size="14.5pt" style:font-size-asian="14.5pt" style:font-size-complex="14.5pt"/>
    </style:style>
    <style:style style:name="T932" style:parent-style-name="mord" style:family="text">
      <style:text-properties fo:color="#4F4F4F" fo:font-size="14.5pt" style:font-size-asian="14.5pt" style:font-size-complex="14.5pt"/>
    </style:style>
    <style:style style:name="T933" style:parent-style-name="mord" style:family="text">
      <style:text-properties style:font-name="KaTeX_Math" fo:font-style="italic" style:font-style-asian="italic" style:font-style-complex="italic" fo:color="#4F4F4F" fo:font-size="14.5pt" style:font-size-asian="14.5pt" style:font-size-complex="14.5pt"/>
    </style:style>
    <style:style style:name="T934" style:parent-style-name="DefaultParagraphFont" style:family="text">
      <style:text-properties style:font-name="Helvetica" style:font-name-complex="Helvetica" fo:color="#4F4F4F"/>
    </style:style>
    <style:style style:name="T935" style:parent-style-name="katex-mathml" style:family="text">
      <style:text-properties fo:color="#4F4F4F" fo:font-size="14.5pt" style:font-size-asian="14.5pt" style:font-size-complex="14.5pt"/>
    </style:style>
    <style:style style:name="T936" style:parent-style-name="mord" style:family="text">
      <style:text-properties fo:color="#4F4F4F" fo:font-size="14.5pt" style:font-size-asian="14.5pt" style:font-size-complex="14.5pt"/>
    </style:style>
    <style:style style:name="T937" style:parent-style-name="mord" style:family="text">
      <style:text-properties style:font-name="KaTeX_Math" fo:font-style="italic" style:font-style-asian="italic" style:font-style-complex="italic" fo:color="#4F4F4F" fo:font-size="14.5pt" style:font-size-asian="14.5pt" style:font-size-complex="14.5pt"/>
    </style:style>
    <style:style style:name="T938" style:parent-style-name="DefaultParagraphFont" style:family="text">
      <style:text-properties style:font-name="Helvetica" style:font-name-complex="Helvetica" fo:color="#4F4F4F"/>
    </style:style>
    <style:style style:name="P939" style:parent-style-name="Heading5" style:family="paragraph">
      <style:paragraph-properties fo:margin-top="0in" fo:margin-bottom="0.052in" style:line-height-at-least="0.2222in" fo:background-color="#FFFFFF"/>
      <style:text-properties style:font-name="Helvetica" style:font-name-complex="Helvetica" fo:color="#4F4F4F" fo:font-size="10.5pt" style:font-size-asian="10.5pt" style:font-size-complex="10.5pt"/>
    </style:style>
    <style:style style:name="P940" style:parent-style-name="Normal" style:family="paragraph">
      <style:paragraph-properties fo:margin-bottom="0in" fo:line-height="100%" fo:margin-left="0in" fo:background-color="#FFFFFF">
        <style:tab-stops>
          <style:tab-stop style:type="left" style:position="0.5in"/>
        </style:tab-stops>
      </style:paragraph-properties>
    </style:style>
    <style:style style:name="T941" style:parent-style-name="DefaultParagraphFont" style:family="text">
      <style:text-properties style:font-name="Helvetica" style:font-name-complex="Helvetica" fo:color="#4F4F4F"/>
    </style:style>
    <style:style style:name="T942" style:parent-style-name="DefaultParagraphFont" style:family="text">
      <style:text-properties style:font-name="Helvetica" style:font-name-complex="Helvetica" fo:color="#4F4F4F"/>
    </style:style>
    <style:style style:name="T943" style:parent-style-name="HTMLCode" style:family="text">
      <style:text-properties style:font-name-asian="Calibri" fo:color="#0F2B3D" fo:font-size="12pt" style:font-size-asian="12pt" style:font-size-complex="12pt" fo:background-color="#F7F7F8"/>
    </style:style>
    <style:style style:name="T944" style:parent-style-name="DefaultParagraphFont" style:family="text">
      <style:text-properties style:font-name="Helvetica" style:font-name-complex="Helvetica" fo:color="#4F4F4F"/>
    </style:style>
    <style:style style:name="P945" style:parent-style-name="Heading5" style:family="paragraph">
      <style:paragraph-properties fo:margin-top="0in" fo:margin-bottom="0.052in" style:line-height-at-least="0.2222in" fo:background-color="#FFFFFF"/>
      <style:text-properties style:font-name="Helvetica" style:font-name-complex="Helvetica" fo:color="#4F4F4F" fo:font-size="10.5pt" style:font-size-asian="10.5pt" style:font-size-complex="10.5pt"/>
    </style:style>
    <style:style style:name="P946" style:parent-style-name="Normal" style:family="paragraph">
      <style:paragraph-properties fo:margin-bottom="0in" fo:line-height="100%" fo:margin-left="0in" fo:background-color="#FFFFFF">
        <style:tab-stops>
          <style:tab-stop style:type="left" style:position="0.5in"/>
        </style:tab-stops>
      </style:paragraph-properties>
    </style:style>
    <style:style style:name="T947" style:parent-style-name="DefaultParagraphFont" style:family="text">
      <style:text-properties style:font-name="Helvetica" style:font-name-complex="Helvetica" fo:color="#4F4F4F"/>
    </style:style>
    <style:style style:name="T948" style:parent-style-name="DefaultParagraphFont" style:family="text">
      <style:text-properties style:font-name="Helvetica" style:font-name-complex="Helvetica" fo:color="#4F4F4F"/>
    </style:style>
    <style:style style:name="P949" style:parent-style-name="Normal" style:family="paragraph">
      <style:paragraph-properties fo:text-align="justify"/>
    </style:style>
  </office:automatic-styles>
  <office:body>
    <office:text text:use-soft-page-breaks="true">
      <text:h text:style-name="P1" text:outline-level="3">I'd like to invite you to look at these links to these documents on EKF. I personally use them a lot in order to better understand these filters.</text:h>
      <text:h text:style-name="P3" text:outline-level="3"><text:a xlink:href="http://home.wlu.edu/~levys/kalman_tutorial/" office:target-frame-name="_blank" xlink:show="new"><text:span text:style-name="T4">http://home.wlu.edu/~levys/kalman_tutorial/</text:span></text:a><text:span text:style-name="T5"><text:line-break/></text:span><text:a xlink:href="http://biorobotics.ri.cmu.edu/papers/sbp_papers/integrated3/kleeman_kalman_basics.pdf" office:target-frame-name="_blank" xlink:show="new"><text:span text:style-name="T6">http://biorobotics.ri.cmu.edu/papers/sbp_papers/integrated3/kleeman_kalman_basics.pdf</text:span></text:a></text:h>
      <text:h text:style-name="P7" text:outline-level="3"/>
      <text:h text:style-name="P8" text:outline-level="3">Files in the Github src Folder</text:h>
      <text:p text:style-name="P9"><text:span text:style-name="T10">The files you need to work with are in the </text:span><text:span text:style-name="T11">src</text:span><text:span text:style-name="T12"> folder of the github repository.</text:span></text:p>
      <text:list text:style-name="LFO1" text:continue-numbering="true">
        <text:list-item>
          <text:p text:style-name="P13"><text:span text:style-name="T14">main.cpp</text:span><text:span text:style-name="T15"> - communicates with the Term 2 Simulator receiving data measurements, calls a function to run the Kalman filter,<text:s/></text:span><text:span text:style-name="T16">calls a function to calculate RMSE</text:span></text:p>
        </text:list-item>
        <text:list-item>
          <text:p text:style-name="P17"><text:span text:style-name="T18">FusionEKF.cpp</text:span><text:span text:style-name="T19"> - initializes the filter, calls the predict function, calls the update function</text:span></text:p>
        </text:list-item>
        <text:list-item>
          <text:p text:style-name="P20"><text:span text:style-name="T21">kalman_filter.cpp</text:span><text:span text:style-name="T22">- defines the predict function, the update function for lidar, and the update function for radar</text:span></text:p>
        </text:list-item>
        <text:list-item>
          <text:p text:style-name="P23"><text:span text:style-name="T24">tools.cpp</text:span><text:span text:style-name="T25">- fu</text:span><text:span text:style-name="T26">nction to calculate RMSE and the Jacobian matrix</text:span></text:p>
        </text:list-item>
      </text:list>
      <text:p text:style-name="P27"><text:span text:style-name="T28">The only files you need to modify are </text:span><text:span text:style-name="T29">FusionEKF.cpp</text:span><text:span text:style-name="T30">, </text:span><text:span text:style-name="T31">kalman_filter.cpp</text:span><text:span text:style-name="T32">, and </text:span><text:span text:style-name="T33">tools.cpp</text:span><text:span text:style-name="T34">.</text:span></text:p>
      <text:h text:style-name="P35" text:outline-level="3">How the Files Relate to Each Other</text:h>
      <text:p text:style-name="P36">Here is a brief overview of what happens when you run the code files:</text:p>
      <text:list text:style-name="LFO2" text:continue-numbering="true">
        <text:list-item>
          <text:p text:style-name="P37"><text:span text:style-name="T38">Main.cpp</text:span><text:span text:style-name="T39"> reads<text:s/></text:span><text:span text:style-name="T40">in the data and sends a sensor measurement to </text:span><text:span text:style-name="T41">FusionEKF.cpp</text:span></text:p>
        </text:list-item>
        <text:list-item>
          <text:p text:style-name="P42"><text:span text:style-name="T43">FusionEKF.cpp</text:span><text:span text:style-name="T44"> takes the sensor data and initializes variables and updates variables. The Kalman filter equations are not in this file. </text:span><text:span text:style-name="T45">FusionEKF.cpp</text:span><text:span text:style-name="T46"> has a variable called </text:span><text:span text:style-name="T47">ekf_</text:span><text:span text:style-name="T48">, which is an<text:s/></text:span><text:span text:style-name="T49">instance of a </text:span><text:span text:style-name="T50">KalmanFilter</text:span><text:span text:style-name="T51"> class. The </text:span><text:span text:style-name="T52">ekf_</text:span><text:span text:style-name="T53"> will hold the matrix and vector values. You will also use the </text:span><text:span text:style-name="T54">ekf_</text:span><text:span text:style-name="T55"> instance to call the predict and update equations.</text:span></text:p>
        </text:list-item>
        <text:list-item>
          <text:p text:style-name="P56"><text:span text:style-name="T57">The </text:span><text:span text:style-name="T58">KalmanFilter</text:span><text:span text:style-name="T59"> class is defined in<text:s/></text:span><text:span text:style-name="T60">kalman_filter.cpp</text:span><text:span text:style-name="T61">  and  </text:span><text:span text:style-name="T62">kalman_filter.h</text:span><text:span text:style-name="T63">. You will only nee</text:span><text:span text:style-name="T64">d to modify 'kalman_filter.cpp', which contains functions for the prediction and update steps.</text:span></text:p>
        </text:list-item>
      </text:list>
      <text:p text:style-name="P65"/>
      <text:h text:style-name="P66" text:outline-level="3">Main.cpp</text:h>
      <text:p text:style-name="P67"><text:span text:style-name="T68">You do not need to modify the </text:span><text:span text:style-name="T69">main.cpp</text:span><text:span text:style-name="T70">, but let's discuss what the file does.</text:span></text:p>
      <text:p text:style-name="P71"><text:span text:style-name="T72">The </text:span><text:span text:style-name="T73">Term 2 simulator</text:span><text:span text:style-name="T74"> is a client, and the c++ program software is a web s</text:span><text:span text:style-name="T75">erver.</text:span></text:p>
      <text:p text:style-name="P76"><text:span text:style-name="T77">We already discussed how </text:span><text:span text:style-name="T78">main.cpp</text:span><text:span text:style-name="T79"> reads in the sensor data. Recall that </text:span><text:span text:style-name="T80">main.cpp</text:span><text:span text:style-name="T81"> reads in the sensor data line by line from the client and stores the data into a measurement object that it passes to the Kalman filter for processing. Also a ground tr</text:span><text:span text:style-name="T82">uth list and an estimation list are used for tracking RMSE.</text:span></text:p>
      <text:p text:style-name="P83"><text:span text:style-name="T84">main.cpp</text:span><text:span text:style-name="T85"> is made up of several functions within </text:span><text:span text:style-name="T86">main()</text:span><text:span text:style-name="T87">, these all handle the uWebsocketIO communication between the simulator and it's self.</text:span></text:p>
      <text:soft-page-break/>
      <text:p text:style-name="P88">Here is the main protocol that main.cpp uses for<text:s/>uWebSocketIO in communicating with the simulator.</text:p>
      <text:p text:style-name="P89">INPUT: values provided by the simulator to the c++ program</text:p>
      <text:p text:style-name="P90"/>
      <text:p text:style-name="P91"><text:span text:style-name="T92">[</text:span><text:span text:style-name="T93">"sensor_measurement"</text:span><text:span text:style-name="T94">] =&gt; the measurement that the simulator observed (either lidar<text:s/></text:span><text:span text:style-name="T95">or</text:span><text:span text:style-name="T96"><text:s/>radar)</text:span></text:p>
      <text:p text:style-name="P97"/>
      <text:p text:style-name="P98"/>
      <text:p text:style-name="P99">OUTPUT: values provided by the c++ program to<text:s/>the simulator</text:p>
      <text:p text:style-name="P100"/>
      <text:p text:style-name="P101"><text:span text:style-name="T102">[</text:span><text:span text:style-name="T103">"estimate_x"</text:span><text:span text:style-name="T104">] &lt;= kalman filter estimated position x</text:span></text:p>
      <text:p text:style-name="P105"><text:span text:style-name="T106">[</text:span><text:span text:style-name="T107">"estimate_y"</text:span><text:span text:style-name="T108">] &lt;= kalman filter estimated position y</text:span></text:p>
      <text:p text:style-name="P109"><text:span text:style-name="T110">[</text:span><text:span text:style-name="T111">"rmse_x"</text:span><text:span text:style-name="T112">]</text:span></text:p>
      <text:p text:style-name="P113"><text:span text:style-name="T114">[</text:span><text:span text:style-name="T115">"rmse_y"</text:span><text:span text:style-name="T116">]</text:span></text:p>
      <text:p text:style-name="P117"><text:span text:style-name="T118">[</text:span><text:span text:style-name="T119">"rmse_vx"</text:span><text:span text:style-name="T120">]</text:span></text:p>
      <text:p text:style-name="P121"><text:span text:style-name="T122">[</text:span><text:span text:style-name="T123">"rmse_vy"</text:span><text:span text:style-name="T124">]</text:span></text:p>
      <text:p text:style-name="P125"><text:span text:style-name="T126">All the main code loops in </text:span><text:span text:style-name="T127">h.onMessage()</text:span><text:span text:style-name="T128">, to have access to intial variables that we<text:s/></text:span><text:span text:style-name="T129">created at the beginning of </text:span><text:span text:style-name="T130">main()</text:span><text:span text:style-name="T131">, we pass pointers as arguments into the header of </text:span><text:span text:style-name="T132">h.onMessage()</text:span><text:span text:style-name="T133">.</text:span></text:p>
      <text:p text:style-name="P134">For example:</text:p>
      <text:p text:style-name="P135">h.onMessage([&amp;fusionEKF,&amp;tools,&amp;estimations,&amp;ground_truth]</text:p>
      <text:p text:style-name="P136"><text:span text:style-name="T137"><text:s text:c="12"/>(uWS::WebSocket&lt;uWS::SERVER&gt; ws,<text:s/></text:span><text:span text:style-name="T138">char</text:span><text:span text:style-name="T139"><text:s/>*data,<text:s/></text:span><text:span text:style-name="T140">size_t</text:span><text:span text:style-name="T141"><text:s/>length,<text:s/></text:span><text:span text:style-name="T142">uWS::OpCode opCode)</text:span></text:p>
      <text:p text:style-name="P143"><text:span text:style-name="T144">The rest of the arguments in </text:span><text:span text:style-name="T145">h.onMessage</text:span><text:span text:style-name="T146"> are used to set up the server.</text:span></text:p>
      <text:p text:style-name="P147"><text:span text:style-name="T148"><text:s/></text:span><text:span text:style-name="T149">// Create a Fusion EKF instance</text:span></text:p>
      <text:p text:style-name="P150"><text:s text:c="2"/>FusionEKF fusionEKF;</text:p>
      <text:p text:style-name="P151"/>
      <text:p text:style-name="P152"><text:span text:style-name="T153"><text:s text:c="2"/></text:span><text:span text:style-name="T154">// used to compute the RMSE later</text:span></text:p>
      <text:p text:style-name="P155"><text:span text:style-name="T156"><text:s text:c="2"/></text:span><text:span text:style-name="T157">vector</text:span><text:span text:style-name="T158">&lt;VectorXd&gt; estimations;</text:span></text:p>
      <text:p text:style-name="P159"><text:span text:style-name="T160"><text:s text:c="2"/></text:span><text:span text:style-name="T161">vector</text:span><text:span text:style-name="T162">&lt;VectorXd&gt;<text:s/></text:span><text:span text:style-name="T163">ground_truth;</text:span></text:p>
      <text:p text:style-name="P164"/>
      <text:p text:style-name="P165"><text:span text:style-name="T166"><text:s text:c="2"/></text:span><text:span text:style-name="T167">//Call the EKF-based fusion</text:span></text:p>
      <text:p text:style-name="P168"><text:s text:c="2"/>fusionEKF.ProcessMeasurement(meas_package);<text:s/></text:p>
      <text:p text:style-name="P169">The code is:</text:p>
      <text:list text:style-name="LFO3" text:continue-numbering="true">
        <text:list-item>
          <text:p text:style-name="P170"><text:span text:style-name="T171">creating an instance of the </text:span><text:span text:style-name="T172">FusionEKF</text:span><text:span text:style-name="T173"> class</text:span></text:p>
        </text:list-item>
        <text:list-item>
          <text:p text:style-name="P174"><text:span text:style-name="T175">Receiving the measurement data calling the </text:span><text:span text:style-name="T176">ProcessMeasurement()</text:span><text:span text:style-name="T177"> function. </text:span><text:span text:style-name="T178">ProcessMeasurement()</text:span><text:span text:style-name="T179"> is responsible for the initialization of the Kalman filter as well as calling the prediction and update steps of the Kalman filter. You will be implementing the </text:span><text:span text:style-name="T180">ProcessMeasurement()</text:span><text:span text:style-name="T181"> function in </text:span><text:span text:style-name="T182">FusionEKF.cpp</text:span><text:span text:style-name="T183">:</text:span></text:p>
        </text:list-item>
      </text:list>
      <text:p text:style-name="P184"><text:span text:style-name="T185">Finally, the rest of </text:span><text:span text:style-name="T186">main.</text:span><text:span text:style-name="T187">cpp</text:span><text:span text:style-name="T188"> will output the following results to the simulator:</text:span></text:p>
      <text:list text:style-name="LFO4" text:continue-numbering="true">
        <text:list-item>
          <text:p text:style-name="P189">Estimation position</text:p>
        </text:list-item>
        <text:list-item>
          <text:p text:style-name="P190"><text:span text:style-name="T191">Calculated RMSE<text:s/></text:span><text:span text:style-name="T192">main.cpp</text:span><text:span text:style-name="T193"> will call a function to calculate root mean squared error:</text:span></text:p>
        </text:list-item>
      </text:list>
      <text:p text:style-name="P194"><text:span text:style-name="T195"><text:s text:c="2"/></text:span><text:span text:style-name="T196">// compute the accuracy (RMSE)</text:span></text:p>
      <text:p text:style-name="P197"><text:s text:c="2"/>Tools tools;</text:p>
      <text:p text:style-name="P198"><text:span text:style-name="T199"><text:s text:c="2"/></text:span><text:span text:style-name="T200">cout</text:span><text:span text:style-name="T201"><text:s/>&lt;&lt;<text:s/></text:span><text:span text:style-name="T202">"Accuracy - RMSE:"</text:span><text:span text:style-name="T203"><text:s/>&lt;&lt; endl &lt;&lt;</text:span></text:p>
      <text:p text:style-name="P204"><text:span text:style-name="T205"><text:s text:c="2"/></text:span><text:span text:style-name="T206">tools.CalculateRMSE(estimations, ground_truth) &lt;&lt; endl;</text:span></text:p>
      <text:soft-page-break/>
      <text:p text:style-name="P207"><text:span text:style-name="T208">You will implement an RMSE function in the </text:span><text:span text:style-name="T209">tools.cpp</text:span><text:span text:style-name="T210"> file.</text:span></text:p>
      <text:p text:style-name="P211"/>
      <text:h text:style-name="P212" text:outline-level="3">FusionEKF.cpp</text:h>
      <text:p text:style-name="P213"><text:span text:style-name="T214">In </text:span><text:span text:style-name="T215">FusionEKF.cpp</text:span><text:span text:style-name="T216">, we have given some starter code for implementing sensor fusion. In this file, you won't need to<text:s/></text:span><text:span text:style-name="T217">include the actual Kalman filter equations; instead, you will be initializing variables, initializing the Kalman filters, and then calling functions that implement the prediction step or update step. You will see </text:span><text:span text:style-name="T218">TODO</text:span><text:span text:style-name="T219"> comments indicating where to put your<text:s/></text:span><text:span text:style-name="T220">code.</text:span></text:p>
      <text:p text:style-name="P221">You will need to:</text:p>
      <text:list text:style-name="LFO5" text:continue-numbering="true">
        <text:list-item>
          <text:p text:style-name="P222">initialize variables and matrices (x, F, H_laser, H_jacobian, P, etc.)</text:p>
        </text:list-item>
        <text:list-item>
          <text:p text:style-name="P223">initialize the Kalman filter position vector with the first sensor measurements</text:p>
        </text:list-item>
        <text:list-item>
          <text:p text:style-name="P224">modify the F and Q matrices prior to the prediction step based on the elapsed time between measurements</text:p>
        </text:list-item>
        <text:list-item>
          <text:p text:style-name="P225">call the update step for either the lidar or radar sensor measurement. Because the update step for lidar and radar are slightly different, there are different functions for updating lidar and radar.</text:p>
        </text:list-item>
      </text:list>
      <text:h text:style-name="P226" text:outline-level="4"><text:span text:style-name="T227">Initializing Variables in FusionEK</text:span><text:span text:style-name="T228">F.cpp</text:span></text:h>
      <text:p text:style-name="P229"><text:span text:style-name="T230"><text:s text:c="2"/></text:span><text:span text:style-name="T231">// initializing matrices</text:span></text:p>
      <text:p text:style-name="P232"><text:span text:style-name="T233"><text:s text:c="2"/>R_laser_ = MatrixXd(</text:span><text:span text:style-name="T234">2</text:span><text:span text:style-name="T235">,<text:s/></text:span><text:span text:style-name="T236">2</text:span><text:span text:style-name="T237">);</text:span></text:p>
      <text:p text:style-name="P238"><text:span text:style-name="T239"><text:s text:c="2"/>R_radar_ = MatrixXd(</text:span><text:span text:style-name="T240">3</text:span><text:span text:style-name="T241">,<text:s/></text:span><text:span text:style-name="T242">3</text:span><text:span text:style-name="T243">);</text:span></text:p>
      <text:p text:style-name="P244"><text:span text:style-name="T245"><text:s text:c="2"/>H_laser_ = MatrixXd(</text:span><text:span text:style-name="T246">2</text:span><text:span text:style-name="T247">,<text:s/></text:span><text:span text:style-name="T248">4</text:span><text:span text:style-name="T249">);</text:span></text:p>
      <text:p text:style-name="P250"><text:span text:style-name="T251"><text:s text:c="2"/>Hj_ = MatrixXd(</text:span><text:span text:style-name="T252">3</text:span><text:span text:style-name="T253">,<text:s/></text:span><text:span text:style-name="T254">4</text:span><text:span text:style-name="T255">);</text:span></text:p>
      <text:p text:style-name="P256"/>
      <text:p text:style-name="P257"><text:span text:style-name="T258"><text:s text:c="2"/></text:span><text:span text:style-name="T259">//measurement covariance matrix - laser</text:span></text:p>
      <text:p text:style-name="P260"><text:span text:style-name="T261"><text:s text:c="2"/>R_laser_ &lt;&lt;<text:s/></text:span><text:span text:style-name="T262">0.0225</text:span><text:span text:style-name="T263">,<text:s/></text:span><text:span text:style-name="T264">0</text:span><text:span text:style-name="T265">,</text:span></text:p>
      <text:p text:style-name="P266"><text:span text:style-name="T267"><text:s text:c="14"/></text:span><text:span text:style-name="T268">0</text:span><text:span text:style-name="T269">,<text:s/></text:span><text:span text:style-name="T270">0.0225</text:span><text:span text:style-name="T271">;</text:span></text:p>
      <text:p text:style-name="P272"/>
      <text:p text:style-name="P273"><text:span text:style-name="T274"><text:s text:c="2"/></text:span><text:span text:style-name="T275">//measurement covariance matrix - radar</text:span></text:p>
      <text:p text:style-name="P276"><text:span text:style-name="T277"><text:s text:c="2"/>R_radar_ &lt;&lt;<text:s/></text:span><text:span text:style-name="T278">0.09</text:span><text:span text:style-name="T279">,<text:s/></text:span><text:span text:style-name="T280">0</text:span><text:span text:style-name="T281">,<text:s/></text:span><text:span text:style-name="T282">0</text:span><text:span text:style-name="T283">,</text:span></text:p>
      <text:p text:style-name="P284"><text:span text:style-name="T285"><text:s text:c="14"/></text:span><text:span text:style-name="T286">0</text:span><text:span text:style-name="T287">,<text:s/></text:span><text:span text:style-name="T288">0.0009</text:span><text:span text:style-name="T289">,<text:s/></text:span><text:span text:style-name="T290">0</text:span><text:span text:style-name="T291">,</text:span></text:p>
      <text:p text:style-name="P292"><text:span text:style-name="T293"><text:s text:c="14"/></text:span><text:span text:style-name="T294">0</text:span><text:span text:style-name="T295">,<text:s/></text:span><text:span text:style-name="T296">0</text:span><text:span text:style-name="T297">,<text:s/></text:span><text:span text:style-name="T298">0.09</text:span><text:span text:style-name="T299">;</text:span></text:p>
      <text:p text:style-name="P300"/>
      <text:p text:style-name="P301"><text:span text:style-name="T302"><text:s text:c="2"/></text:span><text:span text:style-name="T303">/**</text:span></text:p>
      <text:p text:style-name="P304"><text:span text:style-name="T305"><text:s text:c="3"/>*<text:s/></text:span><text:span text:style-name="T306">TODO:</text:span><text:span text:style-name="T307"><text:s/>Finish initializing the FusionEKF.</text:span></text:p>
      <text:p text:style-name="P308"><text:span text:style-name="T309"><text:s text:c="3"/>*<text:s/></text:span><text:span text:style-name="T310">TODO:</text:span><text:span text:style-name="T311"><text:s/>Set the process and measurement noises</text:span></text:p>
      <text:p text:style-name="P312"><text:span text:style-name="T313"><text:s text:c="3"/>*/</text:span></text:p>
      <text:p text:style-name="P314"><text:span text:style-name="T315">Every time </text:span><text:span text:style-name="T316">main.cpp</text:span><text:span text:style-name="T317"> calls </text:span><text:span text:style-name="T318">f</text:span><text:span text:style-name="T319">usionEKF.ProcessMeasurement(measurement_pack_list[k])</text:span><text:span text:style-name="T320">, the code in </text:span><text:span text:style-name="T321">FusionEKF.cpp</text:span><text:span text:style-name="T322"> will run. - If this is the first measurement, the Kalman filter will try to initialize the object's location with the sensor measurement.</text:span></text:p>
      <text:h text:style-name="P323" text:outline-level="4"><text:span text:style-name="T324">Initializing the Kalman Filter in Fus</text:span><text:span text:style-name="T325">ionEKF.cpp</text:span></text:h>
      <text:p text:style-name="P326"><text:span text:style-name="T327"><text:s text:c="2"/></text:span><text:span text:style-name="T328">/**</text:span></text:p>
      <text:p text:style-name="P329"><text:span text:style-name="T330"><text:s text:c="3"/>* Initialization</text:span></text:p>
      <text:p text:style-name="P331"><text:span text:style-name="T332"><text:s text:c="3"/>*/</text:span></text:p>
      <text:p text:style-name="P333"><text:span text:style-name="T334"><text:s text:c="2"/></text:span><text:span text:style-name="T335">if</text:span><text:span text:style-name="T336"><text:s/>(!is_initialized_) {</text:span></text:p>
      <text:soft-page-break/>
      <text:p text:style-name="P337"><text:span text:style-name="T338"><text:s text:c="4"/></text:span><text:span text:style-name="T339">/**</text:span></text:p>
      <text:p text:style-name="P340"><text:span text:style-name="T341"><text:s text:c="5"/>*<text:s/></text:span><text:span text:style-name="T342">TODO:</text:span><text:span text:style-name="T343"><text:s/>Initialize the state ekf_.x_ with the first measurement.</text:span></text:p>
      <text:p text:style-name="P344"><text:span text:style-name="T345"><text:s text:c="5"/>*<text:s/></text:span><text:span text:style-name="T346">TODO:</text:span><text:span text:style-name="T347"><text:s/>Create the covariance matrix.</text:span></text:p>
      <text:p text:style-name="P348"><text:span text:style-name="T349"><text:s text:c="5"/>* You'll need to convert radar from polar to<text:s/></text:span><text:span text:style-name="T350">cartesian coordinates.</text:span></text:p>
      <text:p text:style-name="P351"><text:span text:style-name="T352"><text:s text:c="5"/>*/</text:span></text:p>
      <text:p text:style-name="P353"/>
      <text:p text:style-name="P354"><text:span text:style-name="T355"><text:s text:c="4"/></text:span><text:span text:style-name="T356">// first measurement</text:span></text:p>
      <text:p text:style-name="P357"><text:span text:style-name="T358"><text:s text:c="4"/></text:span><text:span text:style-name="T359">cout</text:span><text:span text:style-name="T360"><text:s/>&lt;&lt;<text:s/></text:span><text:span text:style-name="T361">"EKF: "</text:span><text:span text:style-name="T362"><text:s/>&lt;&lt; endl;</text:span></text:p>
      <text:p text:style-name="P363"><text:span text:style-name="T364"><text:s text:c="4"/>ekf_.x_ = VectorXd(</text:span><text:span text:style-name="T365">4</text:span><text:span text:style-name="T366">);</text:span></text:p>
      <text:p text:style-name="P367"><text:span text:style-name="T368"><text:s text:c="4"/>ekf_.x_ &lt;&lt;<text:s/></text:span><text:span text:style-name="T369">1</text:span><text:span text:style-name="T370">,<text:s/></text:span><text:span text:style-name="T371">1</text:span><text:span text:style-name="T372">,<text:s/></text:span><text:span text:style-name="T373">1</text:span><text:span text:style-name="T374">,<text:s/></text:span><text:span text:style-name="T375">1</text:span><text:span text:style-name="T376">;</text:span></text:p>
      <text:p text:style-name="P377"/>
      <text:p text:style-name="P378"><text:span text:style-name="T379"><text:s text:c="4"/></text:span><text:span text:style-name="T380">if</text:span><text:span text:style-name="T381"><text:s/>(measurement_pack.sensor_type_ == MeasurementPackage::RADAR) {</text:span></text:p>
      <text:p text:style-name="P382"><text:span text:style-name="T383"><text:s text:c="6"/></text:span><text:span text:style-name="T384">//<text:s/></text:span><text:span text:style-name="T385">TODO:</text:span><text:span text:style-name="T386"><text:s/>Convert radar from polar to<text:s/></text:span><text:span text:style-name="T387">cartesian coordinates<text:s/></text:span></text:p>
      <text:p text:style-name="P388"><text:span text:style-name="T389"><text:s text:c="6"/></text:span><text:span text:style-name="T390">// <text:s text:c="8"/>and initialize state.</text:span></text:p>
      <text:p text:style-name="P391"/>
      <text:p text:style-name="P392"><text:span text:style-name="T393"><text:s text:c="4"/>}</text:span></text:p>
      <text:p text:style-name="P394"><text:span text:style-name="T395"><text:s text:c="4"/></text:span><text:span text:style-name="T396">else</text:span><text:span text:style-name="T397"><text:s/></text:span><text:span text:style-name="T398">if</text:span><text:span text:style-name="T399"><text:s/>(measurement_pack.sensor_type_ == MeasurementPackage::LASER) {</text:span></text:p>
      <text:p text:style-name="P400"><text:span text:style-name="T401"><text:s text:c="6"/></text:span><text:span text:style-name="T402">//<text:s/></text:span><text:span text:style-name="T403">TODO:</text:span><text:span text:style-name="T404"><text:s/>Initialize state.</text:span></text:p>
      <text:p text:style-name="P405"/>
      <text:p text:style-name="P406"><text:span text:style-name="T407"><text:s text:c="4"/>}</text:span></text:p>
      <text:p text:style-name="P408"/>
      <text:p text:style-name="P409"><text:span text:style-name="T410"><text:s text:c="4"/></text:span><text:span text:style-name="T411">// done initializing, no need to predict or update</text:span></text:p>
      <text:p text:style-name="P412"><text:span text:style-name="T413"><text:s text:c="4"/>is_initializ</text:span><text:span text:style-name="T414">ed_ =<text:s/></text:span><text:span text:style-name="T415">true</text:span><text:span text:style-name="T416">;</text:span></text:p>
      <text:p text:style-name="P417"><text:span text:style-name="T418"><text:s text:c="4"/></text:span><text:span text:style-name="T419">return</text:span><text:span text:style-name="T420">;</text:span></text:p>
      <text:p text:style-name="P421"><text:span text:style-name="T422"><text:s text:c="2"/>}</text:span></text:p>
      <text:h text:style-name="P423" text:outline-level="4">Predict and Update Steps in FusionEKF.cpp</text:h>
      <text:p text:style-name="P424"><text:span text:style-name="T425">Once the Kalman filter gets initialized, the next iterations of the for loop will call the </text:span><text:span text:style-name="T426">ProcessMeasurement()</text:span><text:span text:style-name="T427"> function to do the predict and update steps.</text:span></text:p>
      <text:p text:style-name="P428"><text:span text:style-name="T429"><text:s text:c="2"/></text:span><text:span text:style-name="T430">/**</text:span></text:p>
      <text:p text:style-name="P431"><text:span text:style-name="T432"><text:s text:c="3"/>*<text:s/></text:span><text:span text:style-name="T433">Prediction</text:span></text:p>
      <text:p text:style-name="P434"><text:span text:style-name="T435"><text:s text:c="3"/>*/</text:span></text:p>
      <text:p text:style-name="P436"/>
      <text:p text:style-name="P437"><text:span text:style-name="T438"><text:s text:c="2"/></text:span><text:span text:style-name="T439">/**</text:span></text:p>
      <text:p text:style-name="P440"><text:span text:style-name="T441"><text:s text:c="3"/>*<text:s/></text:span><text:span text:style-name="T442">TODO:</text:span><text:span text:style-name="T443"><text:s/>Update the state transition matrix F according to the new elapsed time.</text:span></text:p>
      <text:p text:style-name="P444"><text:span text:style-name="T445"><text:s text:c="3"/>* Time is measured in seconds.</text:span></text:p>
      <text:p text:style-name="P446"><text:span text:style-name="T447"><text:s text:c="3"/>*<text:s/></text:span><text:span text:style-name="T448">TODO:</text:span><text:span text:style-name="T449"><text:s/>Update the process noise covariance matrix.</text:span></text:p>
      <text:p text:style-name="P450"><text:span text:style-name="T451"><text:s text:c="3"/>* Use noise_ax = 9 and noise_ay = 9 for your Q<text:s/></text:span><text:span text:style-name="T452">matrix.</text:span></text:p>
      <text:p text:style-name="P453"><text:span text:style-name="T454"><text:s text:c="3"/>*/</text:span></text:p>
      <text:p text:style-name="P455"/>
      <text:p text:style-name="P456"><text:span text:style-name="T457"><text:s text:c="2"/>ekf_.Predict();</text:span></text:p>
      <text:p text:style-name="P458"/>
      <text:p text:style-name="P459"><text:span text:style-name="T460"><text:s text:c="2"/></text:span><text:span text:style-name="T461">/**</text:span></text:p>
      <text:p text:style-name="P462"><text:span text:style-name="T463"><text:s text:c="3"/>* Update</text:span></text:p>
      <text:p text:style-name="P464"><text:span text:style-name="T465"><text:s text:c="3"/>*/</text:span></text:p>
      <text:p text:style-name="P466"/>
      <text:p text:style-name="P467"><text:span text:style-name="T468"><text:s text:c="2"/></text:span><text:span text:style-name="T469">/**</text:span></text:p>
      <text:p text:style-name="P470"><text:span text:style-name="T471"><text:s text:c="3"/>*<text:s/></text:span><text:span text:style-name="T472">TODO:</text:span><text:span text:style-name="T473"><text:s/>Use the sensor type to perform the update step.</text:span></text:p>
      <text:soft-page-break/>
      <text:p text:style-name="P474"><text:span text:style-name="T475"><text:s text:c="3"/>*<text:s/></text:span><text:span text:style-name="T476">TODO:</text:span><text:span text:style-name="T477"><text:s/>Update the state and covariance matrices.</text:span></text:p>
      <text:p text:style-name="P478"><text:span text:style-name="T479"><text:s text:c="3"/>*/</text:span></text:p>
      <text:p text:style-name="P480"/>
      <text:p text:style-name="P481"><text:span text:style-name="T482"><text:s text:c="2"/></text:span><text:span text:style-name="T483">if</text:span><text:span text:style-name="T484"><text:s/>(measurement_pack.sensor_type_ == MeasurementPackage::RADAR) {</text:span></text:p>
      <text:p text:style-name="P485"><text:span text:style-name="T486"><text:s text:c="4"/></text:span><text:span text:style-name="T487">//<text:s/></text:span><text:span text:style-name="T488">TODO:</text:span><text:span text:style-name="T489"><text:s/>Radar updates</text:span></text:p>
      <text:p text:style-name="P490"/>
      <text:p text:style-name="P491"><text:span text:style-name="T492"><text:s text:c="2"/>}<text:s/></text:span><text:span text:style-name="T493">else</text:span><text:span text:style-name="T494"><text:s/>{</text:span></text:p>
      <text:p text:style-name="P495"><text:span text:style-name="T496"><text:s text:c="4"/></text:span><text:span text:style-name="T497">//<text:s/></text:span><text:span text:style-name="T498">TODO:</text:span><text:span text:style-name="T499"><text:s/>Laser updates</text:span></text:p>
      <text:p text:style-name="P500"/>
      <text:p text:style-name="P501"><text:span text:style-name="T502"><text:s text:c="2"/>}</text:span></text:p>
      <text:p text:style-name="P503"><text:span text:style-name="T504">In </text:span><text:span text:style-name="T505">FusionEKF.cpp</text:span><text:span text:style-name="T506">, you will see references to a variable called </text:span><text:span text:style-name="T507">ekf_</text:span><text:span text:style-name="T508">. The </text:span><text:span text:style-name="T509">ekf_</text:span><text:span text:style-name="T510"> variable is an instance of the </text:span><text:span text:style-name="T511">KalmanFilter</text:span><text:span text:style-name="T512"> class. You will use </text:span><text:span text:style-name="T513">ekf_</text:span><text:span text:style-name="T514"> to store your Kalman filter<text:s/></text:span><text:span text:style-name="T515">variables (x, P, F, H, R, Q) and call the predict and update functions. Let's talk more about the KalmanFilter class.</text:span></text:p>
      <text:h text:style-name="P516" text:outline-level="3">KalmanFilter Class</text:h>
      <text:p text:style-name="P517"><text:span text:style-name="T518">kalman_filter.h</text:span><text:span text:style-name="T519"> defines the </text:span><text:span text:style-name="T520">KalmanFilter</text:span><text:span text:style-name="T521"> class containing the x vector as well as the P, F, Q, H and R matrices. The Ka</text:span><text:span text:style-name="T522">lmanFilter class also contains functions for the prediction step as well as the Kalman filter update step (lidar) and extended Kalman filter update step (radar).</text:span></text:p>
      <text:p text:style-name="P523"><text:span text:style-name="T524">You will need to add your code to </text:span><text:span text:style-name="T525">kalman_filter.cpp</text:span><text:span text:style-name="T526"> to implement the prediction and update equ</text:span><text:span text:style-name="T527">ations. You do not need to modify 'kalman_filter.h'.</text:span></text:p>
      <text:p text:style-name="P528"><text:span text:style-name="T529">Because lidar uses linear equations, the update step will use the basic Kalman filter equations. On the other hand, radar uses non-linear equations, so the update step involves linearizing the equations<text:s/></text:span><text:span text:style-name="T530">with the Jacobian matrix. The </text:span><text:span text:style-name="T531">Update</text:span><text:span text:style-name="T532"> function will use the standard Kalman filter equations. The </text:span><text:span text:style-name="T533">UpdateEKF</text:span><text:span text:style-name="T534"> will use the extended Kalman filter equations:</text:span></text:p>
      <text:p text:style-name="P535"><text:span text:style-name="T536">void</text:span><text:span text:style-name="T537"><text:s/></text:span><text:span text:style-name="T538">KalmanFilter</text:span><text:span text:style-name="T539">::Predict</text:span><text:span text:style-name="T540">() {</text:span></text:p>
      <text:p text:style-name="P541"><text:span text:style-name="T542"><text:s text:c="2"/></text:span><text:span text:style-name="T543">/**</text:span></text:p>
      <text:p text:style-name="P544"><text:span text:style-name="T545"><text:s text:c="3"/>*<text:s/></text:span><text:span text:style-name="T546">TODO:</text:span><text:span text:style-name="T547"><text:s/>predict the state</text:span></text:p>
      <text:p text:style-name="P548"><text:span text:style-name="T549"><text:s text:c="3"/>*/</text:span></text:p>
      <text:p text:style-name="P550"><text:span text:style-name="T551">}</text:span></text:p>
      <text:p text:style-name="P552"/>
      <text:p text:style-name="P553"><text:span text:style-name="T554">void</text:span><text:span text:style-name="T555"><text:s/></text:span><text:span text:style-name="T556">KalmanFilter</text:span><text:span text:style-name="T557">::Update</text:span><text:span text:style-name="T558">(const VectorXd &amp;z) {</text:span></text:p>
      <text:p text:style-name="P559"><text:span text:style-name="T560"><text:s text:c="2"/></text:span><text:span text:style-name="T561">/**</text:span></text:p>
      <text:p text:style-name="P562"><text:span text:style-name="T563"><text:s text:c="3"/>*<text:s/></text:span><text:span text:style-name="T564">TODO:</text:span><text:span text:style-name="T565"><text:s/>update the state by using Kalman Filter equations</text:span></text:p>
      <text:p text:style-name="P566"><text:span text:style-name="T567"><text:s text:c="3"/>*/</text:span></text:p>
      <text:p text:style-name="P568"><text:span text:style-name="T569">}</text:span></text:p>
      <text:p text:style-name="P570"/>
      <text:p text:style-name="P571"><text:span text:style-name="T572">void</text:span><text:span text:style-name="T573"><text:s/></text:span><text:span text:style-name="T574">KalmanFilter</text:span><text:span text:style-name="T575">::UpdateEKF</text:span><text:span text:style-name="T576">(const VectorXd &amp;z) {</text:span></text:p>
      <text:p text:style-name="P577"><text:span text:style-name="T578"><text:s text:c="2"/></text:span><text:span text:style-name="T579">/**</text:span></text:p>
      <text:p text:style-name="P580"><text:span text:style-name="T581"><text:s text:c="3"/>*<text:s/></text:span><text:span text:style-name="T582">TODO:</text:span><text:span text:style-name="T583"><text:s/>update the state by using Extended Kalman Filter equations</text:span></text:p>
      <text:p text:style-name="P584"><text:span text:style-name="T585"><text:s text:c="3"/>*/</text:span></text:p>
      <text:p text:style-name="P586"><text:span text:style-name="T587">}</text:span></text:p>
      <text:h text:style-name="P588" text:outline-level="3">Tools.cpp</text:h>
      <text:p text:style-name="P589">This file is<text:s/>relatively straight forward. You will implement functions to calculate root mean squared error and the Jacobian matrix:</text:p>
      <text:soft-page-break/>
      <text:p text:style-name="P590"><text:span text:style-name="T591">VectorXd Tools::CalculateRMSE(</text:span><text:span text:style-name="T592">const</text:span><text:span text:style-name="T593"><text:s/></text:span><text:span text:style-name="T594">vector</text:span><text:span text:style-name="T595">&lt;VectorXd&gt; &amp;estimations,</text:span></text:p>
      <text:p text:style-name="P596"><text:span text:style-name="T597"><text:s text:c="30"/></text:span><text:span text:style-name="T598">const</text:span><text:span text:style-name="T599"><text:s/></text:span><text:span text:style-name="T600">vector</text:span><text:span text:style-name="T601">&lt;VectorXd&gt;<text:s/></text:span><text:span text:style-name="T602">&amp;ground_truth) {</text:span></text:p>
      <text:p text:style-name="P603"><text:span text:style-name="T604"><text:s text:c="2"/></text:span><text:span text:style-name="T605">/**</text:span></text:p>
      <text:p text:style-name="P606"><text:span text:style-name="T607"><text:s text:c="3"/>*<text:s/></text:span><text:span text:style-name="T608">TODO:</text:span><text:span text:style-name="T609"><text:s/>Calculate the RMSE here.</text:span></text:p>
      <text:p text:style-name="P610"><text:span text:style-name="T611"><text:s text:c="3"/>*/</text:span></text:p>
      <text:p text:style-name="P612"><text:span text:style-name="T613">}</text:span></text:p>
      <text:p text:style-name="P614"/>
      <text:p text:style-name="P615"><text:span text:style-name="T616">MatrixXd Tools::CalculateJacobian(</text:span><text:span text:style-name="T617">const</text:span><text:span text:style-name="T618"><text:s/>VectorXd&amp; x_state) {</text:span></text:p>
      <text:p text:style-name="P619"><text:span text:style-name="T620"><text:s text:c="2"/></text:span><text:span text:style-name="T621">/**</text:span></text:p>
      <text:p text:style-name="P622"><text:span text:style-name="T623"><text:s text:c="3"/>*<text:s/></text:span><text:span text:style-name="T624">TODO:</text:span><text:span text:style-name="T625"><text:s/>Calculate a Jacobian here.</text:span></text:p>
      <text:p text:style-name="P626"><text:span text:style-name="T627"><text:s text:c="3"/>*/</text:span></text:p>
      <text:p text:style-name="P628"><text:span text:style-name="T629">}</text:span></text:p>
      <text:p text:style-name="P630">HINT: You implemented these already in the coding quizzes.</text:p>
      <text:p text:style-name="P631"/>
      <text:p text:style-name="P632"/>
      <text:p text:style-name="P633"/>
      <text:soft-page-break/>
      <text:h text:style-name="P634" text:outline-level="1">Running the project in your local machine</text:h>
      <text:list text:style-name="LFO18" text:continue-numbering="true">
        <text:list-item>
          <text:p text:style-name="P635"><text:span text:style-name="T636">Clone/fork the project's template files from the </text:span><text:a xlink:href="https://github.com/udacity/CarND-Extended-Kalman-Filter-Project" office:target-frame-name="_blank" xlink:show="new"><text:span text:style-name="T637">project repository</text:span></text:a><text:span text:style-name="T638">. (Note: Please do not submit your project as a pull request against our repo!)</text:span></text:p>
        </text:list-item>
        <text:list-item>
          <text:p text:style-name="P639"><text:span text:style-name="T640">Read </text:span><text:a xlink:href="https://github.com/udacity/CarND-Extended-Kalman-Filter-Project/blob/master/README.md" office:target-frame-name="_blank" xlink:show="new"><text:span text:style-name="T641">the repo's README</text:span></text:a><text:span text:style-name="T642"> for more detailed instructions.</text:span></text:p>
        </text:list-item>
        <text:list-item>
          <text:p text:style-name="P643"><text:span text:style-name="T644">Clone the visualization and data generation utilities from the </text:span><text:a xlink:href="https://github.com/udacity/CarND-Mercedes-SF-Utilities" office:target-frame-name="_blank" xlink:show="new"><text:span text:style-name="T645">utilities repository</text:span></text:a><text:span text:style-name="T646">.</text:span></text:p>
        </text:list-item>
        <text:list-item>
          <text:p text:style-name="P647">Build an Extended Kalman Filter by applying the general processing flow as described in the previous lessons.</text:p>
        </text:list-item>
        <text:list-item>
          <text:p text:style-name="P648">Ensure that your project compiles.</text:p>
          <text:list text:continue-numbering="true">
            <text:list-item>
              <text:p text:style-name="P649">From the root of the repo:</text:p>
              <text:list text:continue-numbering="true">
                <text:list-item>
                  <text:p text:style-name="P650"><text:span text:style-name="T651">mkdir build &amp;&amp; cd build</text:span></text:p>
                </text:list-item>
                <text:list-item>
                  <text:p text:style-name="P652"><text:span text:style-name="T653">cmake .. &amp;&amp; make</text:span></text:p>
                </text:list-item>
                <text:list-item>
                  <text:p text:style-name="P654"><text:span text:style-name="T655">./ExtendedKF</text:span></text:p>
                </text:list-item>
              </text:list>
            </text:list-item>
          </text:list>
        </text:list-item>
        <text:list-item>
          <text:p text:style-name="P656">Test your code using the simulator!</text:p>
        </text:list-item>
        <text:list-item>
          <text:p text:style-name="P657"><text:span text:style-name="T658">Check your project against the </text:span><text:a xlink:href="https://review.udacity.com/#!/rubrics/748/view" office:target-frame-name="_blank" xlink:show="new"><text:span text:style-name="T659">project rubric</text:span></text:a><text:span text:style-name="T660">. Make sure your RMSE values satisfy the thresholds listed in the rubric!</text:span></text:p>
        </text:list-item>
        <text:list-item>
          <text:p text:style-name="P661"><text:span text:style-name="T662">Submit your project for review. </text:span><text:span text:style-name="T663">Be sure to include all files necessary to compile and run your project, including the CMakeLists.txt file.</text:span></text:p>
        </text:list-item>
      </text:list>
      <text:h text:style-name="P664" text:outline-level="2">Download Link for EKF Simulator</text:h>
      <text:p text:style-name="P665"><text:span text:style-name="T666">The EKF project was previously part of Term 2, so please download the </text:span><text:a xlink:href="https://github.com/udacity/self-driving-car-sim/releases/" office:target-frame-name="_blank" xlink:show="new"><text:span text:style-name="T667">Term 2 Simulator Release</text:span></text:a><text:span text:style-name="T668">.</text:span></text:p>
      <text:h text:style-name="P669" text:outline-level="2">Running the Program</text:h>
      <text:list text:style-name="LFO19" text:continue-numbering="true">
        <text:list-item>
          <text:p text:style-name="P670">Download the simulator and open it. In the main menu screen select Project 1/2 EKF and UKF.</text:p>
        </text:list-item>
        <text:list-item>
          <text:p text:style-name="P671">Once the scene is loaded you can hit the START button to observe how the object moves and how measurement markers are positioned in the data set. Also for more experimentation, "Data set 2" is included which is a reversed version of "Data set 1", also the second data set starts with a radar measurement where the first data set starts with a lidar measurement. At any time you can press the PAUSE button, to pause the scene or hit the RESTART button to reset the scene. Also, the ARROW KEYS can be used to move the camera around, and the top left ZOOM IN/OUT buttons can be used to focus the camera. Pressing the ESCAPE KEY returns to the simulator main menu.</text:p>
        </text:list-item>
        <text:list-item>
          <text:p text:style-name="P672"><text:span text:style-name="T673">The </text:span><text:a xlink:href="https://github.com/udacity/CarND-Extended-Kalman-Filter-Project" office:target-frame-name="_blank" xlink:show="new"><text:span text:style-name="T674">EKF project Github repository README</text:span></text:a><text:span text:style-name="T675"> has more detailed instructions for installing and using c++ uWebScoketIO.</text:span></text:p>
        </text:list-item>
      </text:list>
      <text:p text:style-name="P676"><text:span text:style-name="T677">NOTES:</text:span></text:p>
      <text:list text:style-name="LFO20" text:continue-numbering="true">
        <text:list-item>
          <text:p text:style-name="P678"><text:span text:style-name="T679">Currently hitting Restart or switching between data sets only refreshes the simulator state and not the Kalman Filter's saved results. The current procedure for refreshing the Kalman Filter is to close the connection, </text:span><text:span text:style-name="T680">ctrl+c</text:span><text:span text:style-name="T681"> and reopen it, </text:span><text:span text:style-name="T682">./ExtendedKF</text:span><text:span text:style-name="T683">. If you don't do this when trying to run a different data set or running the same data set multiple times in a row, the RMSE values will become large because of the previous different filter results still being observed in memory.</text:span></text:p>
        </text:list-item>
      </text:list>
      <text:list text:style-name="LFO21" text:continue-numbering="true">
        <text:list-item>
          <text:p text:style-name="P684"><text:span text:style-name="T685">The two functions in </text:span><text:span text:style-name="T686">tools.cpp</text:span><text:span text:style-name="T687"> need to be implemented for the simulator to avoid throwing a segmentation fault - make sure to get those built out in order to test in the simulator!</text:span></text:p>
        </text:list-item>
      </text:list>
      <text:list text:style-name="LFO22" text:continue-numbering="true">
        <text:list-item>
          <text:p text:style-name="P688">Students have reported rapid expansion of log files when using the term 2 simulator. This appears to be associated with not being connected to uWebSockets. If this does occur,<text:s/><text:soft-page-break/>please make sure you are connected to uWebSockets. The following workaround may also be effective at preventing large log files.</text:p>
          <text:list text:continue-numbering="true">
            <text:list-item>
              <text:p text:style-name="P689">create an empty log file</text:p>
            </text:list-item>
            <text:list-item>
              <text:p text:style-name="P690">remove write permissions so that the simulator can't write to log</text:p>
            </text:list-item>
          </text:list>
        </text:list-item>
      </text:list>
      <text:h text:style-name="P691" text:outline-level="2">Project submission</text:h>
      <text:p text:style-name="P692"><text:span text:style-name="T693">Check your project against the </text:span><text:a xlink:href="https://review.udacity.com/#!/rubrics/748/view" office:target-frame-name="_blank" xlink:show="new"><text:span text:style-name="T694">project rubric</text:span></text:a><text:span text:style-name="T695">. Make sure your RMSE values satisfy the thresholds listed in the rubric!</text:span></text:p>
      <text:p text:style-name="P696">Once you are ready to submit go to the last item in this lesson and submit your project, make sure you include all the files necessary to compile and run your project!</text:p>
      <text:h text:style-name="P697" text:outline-level="3">Problems with setup in your local machine?</text:h>
      <text:p text:style-name="P698">Make sure to review the next lessons if you face any problem while preparing your local setup.</text:p>
      <text:h text:style-name="P699" text:outline-level="2">Project Support</text:h>
      <text:p text:style-name="P700"><text:span text:style-name="T701">If you are stuck or having difficulties with the project, don't lose hope! Remember to talk to your mentors and fellow students in your Study Group, as well as ask (and answer!) questions on </text:span><text:a xlink:href="https://knowledge.udacity.com/" office:target-frame-name="_blank" xlink:show="new"><text:span text:style-name="T702">Knowledge</text:span></text:a><text:span text:style-name="T703"> tagged with the project name. We also have a previously recorded project Q&amp;A that you can watch </text:span><text:a xlink:href="https://youtu.be/J7WK9gEUltM" office:target-frame-name="_blank" xlink:show="new"><text:span text:style-name="T704">here</text:span></text:a><text:span text:style-name="T705">!</text:span></text:p>
      <text:p text:style-name="P706"/>
      <text:p text:style-name="P707"/>
      <text:p text:style-name="P708">uWebSocketIO Starter Guide</text:p>
      <text:p text:style-name="Normal">This project involve using an open source package called uWebSocketIO. This package facilitates the same connection between the simulator and code that was used in the Term 1 Behavioral Cloning Project, but now with C++. The package does this by setting up a web socket server connection from the C++ program to the simulator, which acts as the host. In the project repository there are two scripts for installing uWebSocketIO - one for Linux and the other for macOS.</text:p>
      <text:p text:style-name="Normal">Note: Only uWebSocketIO branch e94b6e1, which the scripts reference, is compatible with the package installation.</text:p>
      <text:p text:style-name="Normal"/>
      <text:p text:style-name="Normal">Linux Installation:</text:p>
      <text:p text:style-name="Normal">From the project repository directory run the script: install-ubuntu.sh</text:p>
      <text:p text:style-name="Normal"/>
      <text:p text:style-name="Normal">Mac Installation:</text:p>
      <text:p text:style-name="Normal">From the project repository directory run the script: install-mac.sh</text:p>
      <text:p text:style-name="Normal">Some users report needing to use cmakepatch.txt which is automatically referenced and is also located in the project repository directory.</text:p>
      <text:p text:style-name="Normal"/>
      <text:p text:style-name="Normal">Windows Installation</text:p>
      <text:p text:style-name="Normal">Although it is possible to install uWebSocketIO to native Windows, the process is quite involved. Instead, you can use one of several Linux-like environments on Windows to install and run the package.</text:p>
      <text:p text:style-name="Normal"/>
      <text:p text:style-name="Normal">Bash on Windows</text:p>
      <text:p text:style-name="Normal">One of the newest features to Windows 10 users is an Ubuntu Bash environment that works great and is easy to setup and use. Here is a nice step by step guide for setting up the utility.</text:p>
      <text:p text:style-name="Normal">We recommend using the newest version of Ubunut Bash 16.04, which is able to run the install-ubuntu.sh script without complications. The link here can help you check which version of Ubuntu Bash you are running, and also help you upgrade if you need to.</text:p>
      <text:p text:style-name="Normal"/>
      <text:p text:style-name="Normal">Docker</text:p>
      <text:p text:style-name="Normal">If you don't want to use Bash on Windows, or you don't have Windows 10, then you can use a virtual machine to run a Docker image that already contains all the project dependencies.</text:p>
      <text:p text:style-name="Normal">First install Docker Toolbox for Windows.</text:p>
      <text:p text:style-name="Normal"/>
      <text:soft-page-break/>
      <text:p text:style-name="Normal">Next, launch the Docker Quickstart Terminal. The default Linux virtual environment should load up. You can test that Docker is setup correctly by running docker version and docker ps.</text:p>
      <text:p text:style-name="Normal">You can enter a Docker image that has all the project dependencies by running:</text:p>
      <text:p text:style-name="Normal">docker run -it -p 4567:4567 -v 'pwd':/work udacity/controls_kit:latest</text:p>
      <text:p text:style-name="Normal">Once inside Docker you can clone over the GitHub project repositories and run the project from there.</text:p>
      <text:p text:style-name="Normal"/>
      <text:p text:style-name="Normal">Port forwarding is required when running code on VM and simulator on host</text:p>
      <text:p text:style-name="Normal">For security reasons, the VM does not automatically open port forwarding, so you need to manually enable port 4567. This is needed for the C++ program to successfully connect to the host simulator.</text:p>
      <text:p text:style-name="Normal">Port Forwarding Instructions</text:p>
      <text:p text:style-name="Normal">First open up Oracle VM VirtualBox</text:p>
      <text:p text:style-name="Normal">Click on the default session and select settings.</text:p>
      <text:p text:style-name="Normal">Click on Network, and then Advanced.</text:p>
      <text:p text:style-name="Normal">Click on Port Forwarding</text:p>
      <text:p text:style-name="Normal">Click on the green plus, adds new port forwarding rule.</text:p>
      <text:p text:style-name="P709">Add a rule that assigns 4567 as both the host port and guest Port, as in the screenshot.</text:p>
      <text:p text:style-name="P710"/>
      <text:p text:style-name="P711"/>
      <text:p text:style-name="P712">Environment Setup in Windows</text:p>
      <text:p text:style-name="P713"><text:span text:style-name="T714">The tips below may be helpful in setting up your environment and getting term 2 projects up and running. </text:span><text:span text:style-name="T715">Windows 10 Users please note that Ubuntu BASH is the recommended option.</text:span></text:p>
      <text:h text:style-name="P716" text:outline-level="1">Ubuntu BASH on Windows</text:h>
      <text:h text:style-name="P717" text:outline-level="3">Steps</text:h>
      <text:list text:style-name="LFO13" text:continue-numbering="true">
        <text:list-item>
          <text:p text:style-name="P718"><text:span text:style-name="T719">Ensure all dependencies are present per </text:span><text:a xlink:href="https://classroom.udacity.com/nanodegrees/nd013/parts/40f38239-66b6-46ec-ae68-03afd8a601c8/modules/0949fca6-b379-42af-a919-ee50aa304e6a/lessons/f758c44c-5e40-4e01-93b5-1a82aa4e044f/concepts/382ebfd6-1d55-4487-84a5-b6a5a4ba1e47" office:target-frame-name="_blank" xlink:show="new"><text:span text:style-name="T720">project resources</text:span></text:a></text:p>
        </text:list-item>
        <text:list-item>
          <text:p text:style-name="P721"><text:span text:style-name="T722">Follow these the instructions in the </text:span><text:a xlink:href="https://classroom.udacity.com/nanodegrees/nd013/parts/40f38239-66b6-46ec-ae68-03afd8a601c8/modules/0949fca6-b379-42af-a919-ee50aa304e6a/lessons/f758c44c-5e40-4e01-93b5-1a82aa4e044f/concepts/16cf4a78-4fc7-49e1-8621-3450ca938b77" office:target-frame-name="_blank" xlink:show="new"><text:span text:style-name="T723">uWebSocketIO starter guide</text:span></text:a><text:span text:style-name="T724"> which includes </text:span><text:a xlink:href="https://www.howtogeek.com/249966/how-to-install-and-use-the-linux-bash-shell-on-windows-10/" office:target-frame-name="_blank" xlink:show="new"><text:span text:style-name="T725">instructions</text:span></text:a><text:span text:style-name="T726"> for setting up Ubuntu BASH.</text:span></text:p>
        </text:list-item>
        <text:list-item>
          <text:p text:style-name="P727">open Ubuntu Bash and clone the project repository</text:p>
        </text:list-item>
        <text:list-item>
          <text:p text:style-name="P728"><text:span text:style-name="T729">on the command line execute </text:span><text:span text:style-name="T730">./install-ubuntu.sh</text:span></text:p>
        </text:list-item>
        <text:list-item>
          <text:p text:style-name="P731">build and run according to the instructions in the project repository README</text:p>
        </text:list-item>
      </text:list>
      <text:h text:style-name="P732" text:outline-level="3">Trouble Shooting</text:h>
      <text:soft-page-break/>
      <text:list text:style-name="LFO14" text:continue-numbering="true">
        <text:list-item>
          <text:p text:style-name="P733"><text:span text:style-name="T734">.sh files not recognized on run:</text:span><text:span text:style-name="T735"> Try </text:span><text:span text:style-name="T736">chmod a+x &lt;filename.sh&gt;</text:span><text:span text:style-name="T737"> for example </text:span><text:span text:style-name="T738">chmod a+x install-ubuntu.sh</text:span></text:p>
        </text:list-item>
        <text:list-item>
          <text:p text:style-name="P739"><text:span text:style-name="T740">Messages regarding 404s, missing resources, and a variety of other error messages</text:span><text:span text:style-name="T741"> can be addressed by updates and other means, per </text:span><text:a xlink:href="https://knowledge.udacity.com/questions/5184" office:target-frame-name="_blank" xlink:show="new"><text:span text:style-name="T742">this Knowledge post</text:span></text:a><text:span text:style-name="T743">. The general steps are:</text:span></text:p>
        </text:list-item>
      </text:list>
      <text:p text:style-name="P744"><text:span text:style-name="T745">Not all steps will be necessary, for example, installing git and cloning the project repository, if this has already been done.</text:span></text:p>
      <text:list text:style-name="LFO15" text:continue-numbering="true">
        <text:list-item>
          <text:p text:style-name="P746"><text:span text:style-name="T747">sudo apt-get update</text:span></text:p>
        </text:list-item>
        <text:list-item>
          <text:p text:style-name="P748"><text:span text:style-name="T749">sudo apt-get install git</text:span></text:p>
        </text:list-item>
        <text:list-item>
          <text:p text:style-name="P750"><text:span text:style-name="T751">sudo apt-get install cmake</text:span></text:p>
        </text:list-item>
        <text:list-item>
          <text:p text:style-name="P752"><text:span text:style-name="T753">sudo apt-get install openssl</text:span></text:p>
        </text:list-item>
        <text:list-item>
          <text:p text:style-name="P754"><text:span text:style-name="T755">sudo apt-get install libssl-dev</text:span></text:p>
        </text:list-item>
        <text:list-item>
          <text:p text:style-name="P756"><text:span text:style-name="T757">git clone https://github.com/udacity/CarND-Kidnapped-Vehicle-Project or whatever CarND project</text:span></text:p>
        </text:list-item>
        <text:list-item>
          <text:p text:style-name="P758"><text:span text:style-name="T759">sudo rm /usr/lib/libuWS.so</text:span></text:p>
        </text:list-item>
        <text:list-item>
          <text:p text:style-name="P760">navigate to CarND-Kidnapped-Vehicle-Project/</text:p>
        </text:list-item>
        <text:list-item>
          <text:p text:style-name="P761"><text:span text:style-name="T762">./install-ubuntu.sh</text:span></text:p>
        </text:list-item>
        <text:list-item>
          <text:p text:style-name="P763"><text:span text:style-name="T764">at the top level of the project repository </text:span><text:span text:style-name="T765">mkdir build &amp;&amp; cd build</text:span></text:p>
        </text:list-item>
        <text:list-item>
          <text:p text:style-name="P766"><text:span text:style-name="T767">from /build </text:span><text:span text:style-name="T768">cmake .. &amp;&amp; make</text:span></text:p>
        </text:list-item>
        <text:list-item>
          <text:p text:style-name="P769"><text:span text:style-name="T770">Launch the simulator from Windows and execute the run command for the project, for example </text:span><text:span text:style-name="T771">./ExtendedKF</text:span><text:span text:style-name="T772"> or </text:span><text:span text:style-name="T773">./particle_filter</text:span><text:span text:style-name="T774"> (Make sure you also run the simulator on the Windows host machine) If you see this message, it is working </text:span><text:span text:style-name="T775">Listening to port 4567 Connected!!!</text:span></text:p>
        </text:list-item>
      </text:list>
      <text:p text:style-name="P776">After following these steps there may be some messages regarding makefile not found or can't create symbolic link to websockets. There is likely nothing wrong with the installation. Before doing any other troubleshooting make sure that steps 10 and 11 have been executed from the top level of the project directory, then test the installation using step 12.</text:p>
      <text:p text:style-name="P777"><text:span text:style-name="T778">Step 9 may fail for number of reasons as listed below:</text:span></text:p>
      <text:list text:style-name="LFO16" text:continue-numbering="true">
        <text:list-item>
          <text:p text:style-name="P779"><text:span text:style-name="T780">install-ubuntu.sh</text:span><text:span text:style-name="T781"> has only rw but no x permission. Run </text:span><text:span text:style-name="T782">chmod a+x install-ubuntu.sh</text:span><text:span text:style-name="T783"> to give execution permission</text:span></text:p>
        </text:list-item>
        <text:list-item>
          <text:p text:style-name="P784"><text:span text:style-name="T785">Cannot find the package </text:span><text:span text:style-name="T786">libuv1-dev</text:span></text:p>
          <text:list text:continue-numbering="true">
            <text:list-item>
              <text:p text:style-name="P787"><text:span text:style-name="T788">To install the package run </text:span><text:span text:style-name="T789">sudo apt-get install libuv1.dev</text:span></text:p>
            </text:list-item>
            <text:list-item>
              <text:p text:style-name="P790">If you still cannot install the package run the following to get the package and install it:</text:p>
              <text:list text:continue-numbering="true">
                <text:list-item>
                  <text:p text:style-name="P791"><text:span text:style-name="T792">sudo add-apt-repository ppa:acooks/libwebsockets6</text:span></text:p>
                </text:list-item>
                <text:list-item>
                  <text:p text:style-name="P793"><text:span text:style-name="T794">sudo apt-get update</text:span></text:p>
                </text:list-item>
                <text:list-item>
                  <text:p text:style-name="P795"><text:span text:style-name="T796">sudo apt-get install libuv1.dev</text:span></text:p>
                </text:list-item>
              </text:list>
            </text:list-item>
          </text:list>
        </text:list-item>
        <text:list-item>
          <text:p text:style-name="P797"><text:span text:style-name="T798">May complain about the version of cmake you have. You need a version greater than 3.0. </text:span><text:a xlink:href="https://askubuntu.com/questions/355565/how-to-install-latest-cmake-version-in-linux-ubuntu-from-command-line" office:target-frame-name="_blank" xlink:show="new"><text:span text:style-name="T799">Here is a link </text:span></text:a><text:span text:style-name="T800">which describes how to get version 3.8. Look at Teocci's response in this link</text:span></text:p>
        </text:list-item>
        <text:list-item>
          <text:p text:style-name="P801">Installing cmake requires g++ compiler. Install a g++ version 4.9 or greater. Here are the steps:</text:p>
          <text:list text:continue-numbering="true">
            <text:list-item>
              <text:p text:style-name="P802"><text:span text:style-name="T803">sudo add-apt-repository ppa:ubuntu-toolchain-r/test</text:span></text:p>
            </text:list-item>
            <text:list-item>
              <text:p text:style-name="P804"><text:span text:style-name="T805">sudo apt-get update</text:span></text:p>
            </text:list-item>
            <text:list-item>
              <text:p text:style-name="P806"><text:span text:style-name="T807">sudo apt-get install g++-4.9</text:span></text:p>
            </text:list-item>
          </text:list>
        </text:list-item>
      </text:list>
      <text:p text:style-name="P808"><text:span text:style-name="T809">A Note Regarding Step 11</text:span><text:span text:style-name="T810"> This step can fail if the bash shell is still referring to an older g++ version. To address this, please refer to </text:span><text:a xlink:href="https://askubuntu.com/a/507068/706823" office:target-frame-name="_blank" xlink:show="new"><text:span text:style-name="T811">this Ask Ubuntu post</text:span></text:a><text:span text:style-name="T812">.</text:span></text:p>
      <text:soft-page-break/>
      <text:h text:style-name="P813" text:outline-level="1">Docker on Windows</text:h>
      <text:p text:style-name="P814"><text:span text:style-name="T815">The best place to start is to follow the instructions </text:span><text:a xlink:href="https://classroom.udacity.com/nanodegrees/nd013/parts/40f38239-66b6-46ec-ae68-03afd8a601c8/modules/0949fca6-b379-42af-a919-ee50aa304e6a/lessons/f758c44c-5e40-4e01-93b5-1a82aa4e044f/concepts/16cf4a78-4fc7-49e1-8621-3450ca938b77" office:target-frame-name="_blank" xlink:show="new"><text:span text:style-name="T816">here</text:span></text:a><text:span text:style-name="T817">. A common pitfall is to not log in to the docker container. The first time you run </text:span><text:span text:style-name="T818">docker run -it -p 4567:4567 -v 'pwd':/work udacity/controls_kit:latest</text:span><text:span text:style-name="T819"> the controls_kit may download, but the system may not log you in to the container. If you are logged in instead of a </text:span><text:span text:style-name="T820">$</text:span><text:span text:style-name="T821"> prompt, you should see something like this: </text:span><text:span text:style-name="T822">root@27b126542a51:/work#</text:span><text:span text:style-name="T823">. If you are not logged into the container commands such as </text:span><text:span text:style-name="T824">apt-get</text:span><text:span text:style-name="T825"> and </text:span><text:span text:style-name="T826">make</text:span><text:span text:style-name="T827"> will not be recognized, so be sure to execute </text:span><text:span text:style-name="T828">docker run -it -p 4567:4567 -v 'pwd':/work udacity/controls_kit:latest</text:span><text:span text:style-name="T829"> again, if you do not see the correct prompt.</text:span></text:p>
      <text:p text:style-name="P830"><text:span text:style-name="T831">A thoughtful student has created a docker specific </text:span><text:a xlink:href="https://s3-us-west-1.amazonaws.com/udacity-selfdrivingcar/forum_archive/brightwellt+Docker+Windows+Starter+Guide.pdf" office:target-frame-name="_blank" xlink:show="new"><text:span text:style-name="T832">starter guide</text:span></text:a><text:span text:style-name="T833"> for the EKF project. The following is an abridged version.</text:span></text:p>
      <text:h text:style-name="P834" text:outline-level="3">Tip regarding port forwarding when running code on vm and simulator on host</text:h>
      <text:p text:style-name="P835"><text:span text:style-name="T836">When using a virtual machine and running the simulator on the host machine, it is critical to set up port forwarding, as described </text:span><text:a xlink:href="https://classroom.udacity.com/nanodegrees/nd013/parts/40f38239-66b6-46ec-ae68-03afd8a601c8/modules/0949fca6-b379-42af-a919-ee50aa304e6a/lessons/f758c44c-5e40-4e01-93b5-1a82aa4e044f/concepts/16cf4a78-4fc7-49e1-8621-3450ca938b77" office:target-frame-name="_blank" xlink:show="new"><text:span text:style-name="T837">here</text:span></text:a><text:span text:style-name="T838">.</text:span></text:p>
      <text:h text:style-name="P839" text:outline-level="1">Transferring Files Between Native and Virtual Environments</text:h>
      <text:p text:style-name="P840">Many prefer to use text editors in Windows rather than those that ship with Ubuntu BASH or Docker (vim, nano, etc.)</text:p>
      <text:p text:style-name="P841">Options for addressing this include:</text:p>
      <text:list text:style-name="LFO17" text:continue-numbering="true">
        <text:list-item>
          <text:p text:style-name="P842"><text:span text:style-name="T843">All Systems:</text:span><text:span text:style-name="T844"> setup a git repo, edit files in Windows, push to the repo from Windows, pull the repo from the virtual environment</text:span></text:p>
        </text:list-item>
        <text:list-item>
          <text:p text:style-name="P845"><text:span text:style-name="T846">Ubuntu BASH:</text:span><text:span text:style-name="T847"> edit files in windows, mount the c drive in Ubuntu BASH (</text:span><text:span text:style-name="T848">cd /mnt /c</text:span><text:span text:style-name="T849">), navigate to the files, copy to the desired location in Ubuntu BASH, navigated to the appropriate Ubuntu BASH folder</text:span></text:p>
        </text:list-item>
        <text:list-item>
          <text:p text:style-name="P850"><text:span text:style-name="T851">Docker on Windows:</text:span><text:span text:style-name="T852"> See this </text:span><text:a xlink:href="https://s3-us-west-1.amazonaws.com/udacity-selfdrivingcar/forum_archive/brightwellt+Docker+Windows+Starter+Guide.pdf" office:target-frame-name="_blank" xlink:show="new"><text:span text:style-name="T853">starter guide</text:span></text:a><text:span text:style-name="T854"> for suggestions.</text:span></text:p>
        </text:list-item>
      </text:list>
      <text:h text:style-name="P855" text:outline-level="3">Note Regarding Ubuntu Bash on Windows</text:h>
      <text:p text:style-name="P856">The Ubuntu Bash system can be accessed from Windows, any files altered in this way may no longer be recognizable by Ubuntu BASH. This often manifest itself in the file disappearing from Ubuntu BASH.</text:p>
      <text:h text:style-name="P857" text:outline-level="2">IDE Profile to Develop Natively in Windows with Visual Studio</text:h>
      <text:p text:style-name="P858"><text:span text:style-name="T859">A student contributed IDE profile can be found </text:span><text:a xlink:href="https://github.com/fkeidel/CarND-Term2-ide-profile-VisualStudio" office:target-frame-name="_blank" xlink:show="new"><text:span text:style-name="T860">here</text:span></text:a><text:span text:style-name="T861">. More detail can be found </text:span><text:a xlink:href="https://github.com/udacity/sdc-issue-reports/issues/1136" office:target-frame-name="_blank" xlink:show="new"><text:span text:style-name="T862">here</text:span></text:a><text:span text:style-name="T863">.</text:span></text:p>
      <text:p text:style-name="P864"/>
      <text:p text:style-name="P865"/>
      <text:p text:style-name="P866"/>
      <text:soft-page-break/>
      <text:h text:style-name="P867" text:outline-level="3">Tips and<text:s/>Tricks</text:h>
      <text:h text:style-name="P868" text:outline-level="5">Review the Previous Lessons</text:h>
      <text:list text:style-name="LFO6" text:continue-numbering="true">
        <text:list-item>
          <text:p text:style-name="P869"><text:span text:style-name="T870">Review the previous lessons! Andrei, Dominik and co. have given you everything you need. In fact, you've built most of an Extended Kalman Filter already! Take a look at the programming assignments and apply the<text:s/></text:span><text:span text:style-name="T871">techniques you used to this project.</text:span></text:p>
        </text:list-item>
      </text:list>
      <text:h text:style-name="P872" text:outline-level="5">No Need to Tune Parameters</text:h>
      <text:list text:style-name="LFO7" text:continue-numbering="true">
        <text:list-item>
          <text:p text:style-name="P873"><text:span text:style-name="T874">The R matrix values and Q noise values are provided for you. There is no need to tune these parameters for this project.</text:span></text:p>
        </text:list-item>
      </text:list>
      <text:h text:style-name="P875" text:outline-level="5">Initializing the State Vector</text:h>
      <text:list text:style-name="LFO8" text:continue-numbering="true">
        <text:list-item>
          <text:p text:style-name="P876"><text:span text:style-name="T877">You'll need to initialize the state vecto</text:span><text:span text:style-name="T878">r with the first sensor measurement.</text:span></text:p>
        </text:list-item>
        <text:list-item>
          <text:p text:style-name="P879"><text:span text:style-name="T880">Although radar gives velocity data in the form of the range rate </text:span><text:span text:style-name="T881">\dot{\rho}</text:span><text:span text:style-name="T882">ρ</text:span><text:span text:style-name="T883">˙</text:span><text:span text:style-name="T884">​</text:span><text:span text:style-name="T885">, a radar measurement does not contain enough information to determine the state variable velocities </text:span><text:span text:style-name="T886">v_x</text:span><text:span text:style-name="T887">v</text:span><text:span text:style-name="T888">x</text:span><text:span text:style-name="T889">​</text:span><text:span text:style-name="T890"> and </text:span><text:span text:style-name="T891">v_y</text:span><text:span text:style-name="T892">v</text:span><text:span text:style-name="T893">y</text:span><text:span text:style-name="T894">​</text:span><text:span text:style-name="T895">. You can, however, use</text:span><text:span text:style-name="T896"><text:s/>the radar measurements </text:span><text:span text:style-name="T897">\rho</text:span><text:span text:style-name="T898">ρ</text:span><text:span text:style-name="T899"> and </text:span><text:span text:style-name="T900">\phi</text:span><text:span text:style-name="T901">ϕ</text:span><text:span text:style-name="T902"> to initialize the state variable locations </text:span><text:span text:style-name="T903">p_x</text:span><text:span text:style-name="T904">p</text:span><text:span text:style-name="T905">x</text:span><text:span text:style-name="T906">​</text:span><text:span text:style-name="T907"> and </text:span><text:span text:style-name="T908">p_y</text:span><text:span text:style-name="T909">p</text:span><text:span text:style-name="T910">y</text:span><text:span text:style-name="T911">​</text:span><text:span text:style-name="T912">.</text:span></text:p>
        </text:list-item>
      </text:list>
      <text:h text:style-name="P913" text:outline-level="5">Calculating y = z - H * x'</text:h>
      <text:list text:style-name="LFO9" text:continue-numbering="true">
        <text:list-item>
          <text:p text:style-name="P914"><text:span text:style-name="T915">For lidar measurements, the error equation is </text:span><text:span text:style-name="T916">y = z - H * x'</text:span><text:span text:style-name="T917">. For radar measurements, the functions that map the x vector<text:s/></text:span><text:span text:style-name="T918">[px, py, vx, vy] to polar coordinates are non-linear. Instead of using H to calculate </text:span><text:span text:style-name="T919">y = z - H * x'</text:span><text:span text:style-name="T920">, for radar measurements you'll have to use the equations that map from cartesian to polar coordinates: </text:span><text:span text:style-name="T921">y = z - h(x')</text:span><text:span text:style-name="T922">.</text:span></text:p>
        </text:list-item>
      </text:list>
      <text:h text:style-name="P923" text:outline-level="5">Normalizing Angles</text:h>
      <text:list text:style-name="LFO10" text:continue-numbering="true">
        <text:list-item>
          <text:p text:style-name="P924"><text:span text:style-name="T925">In C++, </text:span><text:span text:style-name="T926">atan2()</text:span><text:span text:style-name="T927"> returns values between -pi and pi. When calculating phi in </text:span><text:span text:style-name="T928">y = z - h(x)</text:span><text:span text:style-name="T929"> for radar measurements, the resulting angle phi in the y vector should be adjusted so that it is between -pi and pi. The Kalman filter is expecting small angle values between t</text:span><text:span text:style-name="T930">he range -pi and pi. HINT: when working in radians, you can add </text:span><text:span text:style-name="T931">2\pi</text:span><text:span text:style-name="T932">2</text:span><text:span text:style-name="T933">π</text:span><text:span text:style-name="T934"> or subtract </text:span><text:span text:style-name="T935">2\pi</text:span><text:span text:style-name="T936">2</text:span><text:span text:style-name="T937">π</text:span><text:span text:style-name="T938"> until the angle is within the desired range.</text:span></text:p>
        </text:list-item>
      </text:list>
      <text:h text:style-name="P939" text:outline-level="5">Avoid Divide by Zero throughout the Implementation</text:h>
      <text:list text:style-name="LFO11" text:continue-numbering="true">
        <text:list-item>
          <text:p text:style-name="P940"><text:span text:style-name="T941">Before and while calculating the Jacobian matrix Hj, make sure your co</text:span><text:span text:style-name="T942">de avoids dividing by zero. For example, both the x and y values might be zero or </text:span><text:span text:style-name="T943">px*px + py*py</text:span><text:span text:style-name="T944"> might be close to zero. What should be done in those cases?</text:span></text:p>
        </text:list-item>
      </text:list>
      <text:h text:style-name="P945" text:outline-level="5">Test Your Implementation</text:h>
      <text:list text:style-name="LFO12" text:continue-numbering="true">
        <text:list-item>
          <text:p text:style-name="P946"><text:span text:style-name="T947">Test! We're giving you the ability to analyze your output data and calculat</text:span><text:span text:style-name="T948">e RMSE. As you make changes, keep testing your algorithm! If you are getting stuck, add print statements to pinpoint any issues. But please remove extra print statements before turning in the code.</text:span></text:p>
        </text:list-item>
      </text:list>
      <text:p text:style-name="P9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inherit" svg:font-family="inherit" style:font-family-generic="roman" svg:panose-1="0 0 0 0 0 0 0 0 0 0"/>
    <style:font-face style:name="Consolas" svg:font-family="Consolas" style:font-family-generic="modern" style:font-pitch="fixed" svg:panose-1="2 11 6 9 2 2 4 3 2 4"/>
    <style:font-face style:name="KaTeX_Math" svg:font-family="KaTeX_Math"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hljs-string" style:display-name="hljs-string" style:family="text" style:parent-style-name="DefaultParagraphFont"/>
    <style:style style:name="hljs-keyword" style:display-name="hljs-keyword" style:family="text" style:parent-style-name="DefaultParagraphFont"/>
    <style:style style:name="hljs-comment" style:display-name="hljs-comment" style:family="text" style:parent-style-name="DefaultParagraphFont"/>
    <style:style style:name="hljs-built_in" style:display-name="hljs-built_in" style:family="text" style:parent-style-name="DefaultParagraphFont"/>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hljs-number" style:display-name="hljs-number" style:family="text" style:parent-style-name="DefaultParagraphFont"/>
    <style:style style:name="hljs-doctag" style:display-name="hljs-doctag" style:family="text" style:parent-style-name="DefaultParagraphFont"/>
    <style:style style:name="hljs-literal" style:display-name="hljs-literal" style:family="text" style:parent-style-name="DefaultParagraphFont"/>
    <style:style style:name="hljs-tag" style:display-name="hljs-tag" style:family="text" style:parent-style-name="DefaultParagraphFont"/>
    <style:style style:name="hljs-pseudo" style:display-name="hljs-pseudo" style:family="text" style:parent-style-name="DefaultParagraphFont"/>
    <style:style style:name="Heading5Char" style:display-name="Heading 5 Char" style:family="text" style:parent-style-name="DefaultParagraphFont">
      <style:text-properties style:font-name="Calibri Light" style:font-name-asian="Times New Roman" style:font-name-complex="Times New Roman" fo:color="#2F5496"/>
    </style:style>
    <style:style style:name="katex-mathml" style:display-name="katex-mathml" style:family="text" style:parent-style-name="DefaultParagraphFont"/>
    <style:style style:name="mord" style:display-name="mord" style:family="text" style:parent-style-name="DefaultParagraphFont"/>
    <style:style style:name="accent-body" style:display-name="accent-body" style:family="text" style:parent-style-name="DefaultParagraphFont"/>
    <style:style style:name="vlist-s" style:display-name="vlist-s"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8LVL2" style:family="text">
      <style:text-properties style:font-name="Symbol" fo:font-size="10pt" style:font-size-asian="10pt"/>
    </style:style>
    <style:style style:name="WW_CharLFO20LVL1" style:family="text">
      <style:text-properties style:font-name="Symbol" fo:font-size="10pt" style:font-size-asian="10pt"/>
    </style:style>
    <style:style style:name="WW_CharLFO20LVL2" style:family="text">
      <style:text-properties style:font-name="Symbol" fo:font-size="10pt" style:font-size-asian="10pt"/>
    </style:style>
    <style:style style:name="WW_CharLFO20LVL3" style:family="text">
      <style:text-properties style:font-name="Symbol" fo:font-size="10pt" style:font-size-asian="10pt"/>
    </style:style>
    <style:style style:name="WW_CharLFO20LVL4" style:family="text">
      <style:text-properties style:font-name="Symbol" fo:font-size="10pt" style:font-size-asian="10pt"/>
    </style:style>
    <style:style style:name="WW_CharLFO20LVL5" style:family="text">
      <style:text-properties style:font-name="Symbol" fo:font-size="10pt" style:font-size-asian="10pt"/>
    </style:style>
    <style:style style:name="WW_CharLFO20LVL6" style:family="text">
      <style:text-properties style:font-name="Symbol" fo:font-size="10pt" style:font-size-asian="10pt"/>
    </style:style>
    <style:style style:name="WW_CharLFO20LVL7" style:family="text">
      <style:text-properties style:font-name="Symbol" fo:font-size="10pt" style:font-size-asian="10pt"/>
    </style:style>
    <style:style style:name="WW_CharLFO20LVL8" style:family="text">
      <style:text-properties style:font-name="Symbol" fo:font-size="10pt" style:font-size-asian="10pt"/>
    </style:style>
    <style:style style:name="WW_CharLFO20LVL9" style:family="text">
      <style:text-properties style:font-name="Symbol" fo:font-size="10pt" style:font-size-asian="10pt"/>
    </style:style>
    <style:style style:name="WW_CharLFO21LVL1"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1LVL4" style:family="text">
      <style:text-properties style:font-name="Symbol" fo:font-size="10pt" style:font-size-asian="10pt"/>
    </style:style>
    <style:style style:name="WW_CharLFO21LVL5" style:family="text">
      <style:text-properties style:font-name="Symbol" fo:font-size="10pt" style:font-size-asian="10pt"/>
    </style:style>
    <style:style style:name="WW_CharLFO21LVL6" style:family="text">
      <style:text-properties style:font-name="Symbol" fo:font-size="10pt" style:font-size-asian="10pt"/>
    </style:style>
    <style:style style:name="WW_CharLFO21LVL7" style:family="text">
      <style:text-properties style:font-name="Symbol" fo:font-size="10pt" style:font-size-asian="10pt"/>
    </style:style>
    <style:style style:name="WW_CharLFO21LVL8" style:family="text">
      <style:text-properties style:font-name="Symbol" fo:font-size="10pt" style:font-size-asian="10pt"/>
    </style:style>
    <style:style style:name="WW_CharLFO21LVL9" style:family="text">
      <style:text-properties style:font-name="Symbol" fo:font-size="10pt" style:font-size-asian="10pt"/>
    </styl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Normal" style:family="paragraph">
      <style:paragraph-properties fo:text-align="center" fo:margin-bottom="0in" fo:line-height="100%"/>
    </style:style>
    <style:style style:family="graphic" style:name="a0" style:parent-style-name="Graphics">
      <style:graphic-properties fo:wrap-option="wrap" fo:border="0.01042in none" fo:padding-top="0.16667in" fo:padding-bottom="0.16667in" fo:padding-left="0.16667in" fo:padding-right="0.16667in" fo:background-color="transparent" draw:textarea-vertical-align="bottom" draw:textarea-horizontal-align="left" style:wrap="run-through" style:run-through="background"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header>
        <text:p text:style-name="Header"/>
      </style:header>
      <style:footer>
        <text:p text:style-name="Footer"><draw:frame draw:z-index="251659264" draw:id="id0" draw:style-name="a0" draw:name="Text Box 1" text:anchor-type="paragraph" svg:x="0in" svg:y="0in" svg:width="0.69514in" svg:height="0.29375in" style:rel-width="scale" style:rel-height="scale"><draw:text-box><text:p text:style-name="P2"><text:user-defined text:name="bjFooterPrimaryTextBox">Internal</text:user-defined></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ham Asadi</meta:initial-creator>
    <dc:creator>Elham Asadi</dc:creator>
    <meta:creation-date>2019-09-27T09:32:00Z</meta:creation-date>
    <dc:date>2019-10-03T09:32:00Z</dc:date>
    <meta:template xlink:href="Normal" xlink:type="simple"/>
    <meta:editing-cycles>6</meta:editing-cycles>
    <meta:editing-duration>PT8100S</meta:editing-duration>
    <meta:user-defined meta:name="docIndexRef">bee3f12d-b11f-4581-8f6d-aca41b2e2261</meta:user-defined>
    <meta:user-defined meta:name="bjDocumentLabelXML">&lt;?xml version="1.0" encoding="us-ascii"?&gt;&lt;sisl xmlns:xsi="http://www.w3.org/2001/XMLSchema-instance" xmlns:xsd="http://www.w3.org/2001/XMLSchema" sislVersion="0" policy="5fb8a254-7589-4056-aa62-59681c789ae6" origin="defaultValue" xmlns="http://www.boldonj</meta:user-defined>
    <meta:user-defined meta:name="bjDocumentLabelXML-0">ames.com/2008/01/sie/internal/label"&gt;&lt;element uid="id_classification_internalonly" value="" /&gt;&lt;element uid="28eebab9-7447-4fb1-b102-91e0610c1da7" value="" /&gt;&lt;/sisl&gt;</meta:user-defined>
    <meta:user-defined meta:name="bjDocumentSecurityLabel">HORIBA MIRA - Internal</meta:user-defined>
    <meta:user-defined meta:name="bjFooterPrimaryTextBox">Internal</meta:user-defined>
    <meta:user-defined meta:name="bjFooterFirstTextBox">Internal</meta:user-defined>
    <meta:user-defined meta:name="bjFooterEvenTextBox">Internal</meta:user-defined>
    <meta:user-defined meta:name="bjSaver">kIwrC7UvAlCVv+TdL6Zm+OW9sWyAC8Tv</meta:user-defined>
    <meta:document-statistic meta:page-count="13" meta:paragraph-count="51" meta:word-count="3865" meta:character-count="25849" meta:row-count="183" meta:non-whitespace-character-count="22035"/>
  </office:meta>
</office:document-meta>
</file>